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Small Fonts" svg:font-family="'Small Fonts'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.046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0.67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1.418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1.319cm"/>
    </style:style>
    <style:style style:name="co13" style:family="table-column">
      <style:table-column-properties fo:break-before="auto" style:column-width="1.625cm"/>
    </style:style>
    <style:style style:name="co14" style:family="table-column">
      <style:table-column-properties fo:break-before="auto" style:column-width="0.27cm"/>
    </style:style>
    <style:style style:name="co15" style:family="table-column">
      <style:table-column-properties fo:break-before="auto" style:column-width="1.575cm"/>
    </style:style>
    <style:style style:name="co16" style:family="table-column">
      <style:table-column-properties fo:break-before="auto" style:column-width="1.917cm"/>
    </style:style>
    <style:style style:name="co17" style:family="table-column">
      <style:table-column-properties fo:break-before="auto" style:column-width="0.467cm"/>
    </style:style>
    <style:style style:name="co18" style:family="table-column">
      <style:table-column-properties fo:break-before="auto" style:column-width="1.52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utuo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14">
      <style:table-cell-properties style:glyph-orientation-vertical="0" style:cell-protect="protected formula-hidden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1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mall Fonts" fo:font-size="4pt" fo:font-style="italic" fo:text-shadow="none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8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is-true-formula(PeriodoNum=0)" style:apply-style-name="Excel_5f_CondFormat_5f_1_5f_1_5f_1" style:base-cell-address="Mutuo.C10"/>
    </style:style>
    <style:style style:name="ce9" style:family="table-cell" style:parent-style-name="Default" style:data-style-name="N114">
      <style:table-cell-properties style:glyph-orientation-vertical="0" fo:background-color="#ffff99" style:cell-protect="protected formula-hidden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map style:condition="is-true-formula(PeriodoNum=0)" style:apply-style-name="Excel_5f_CondFormat_5f_1_5f_1_5f_1" style:base-cell-address="Mutuo.C10"/>
    </style:style>
    <style:style style:name="ce10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108">
      <style:table-cell-properties style:glyph-orientation-vertical="0" fo:background-color="#ffff99" style:cell-protect="protected formula-hidden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1"/>
    <style:style style:name="ce15" style:family="table-cell" style:parent-style-name="Default" style:data-style-name="N114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14">
      <style:table-cell-properties style:glyph-orientation-vertical="0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14"/>
    <style:style style:name="ce18" style:family="table-cell" style:parent-style-name="Default" style:data-style-name="N116">
      <style:table-cell-properties style:glyph-orientation-vertical="0" style:cell-protect="protected formula-hidden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1">
      <style:table-cell-properties style:glyph-orientation-vertical="0" style:cell-protect="protected formula-hidden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Mutuo.$A$10:.$A$39])" table:allow-empty-cell="true" table:display-list="unsorted" table:base-cell-address="Foglio2.G3">
          <table:error-message table:message-type="stop" table:display="true"/>
        </table:content-validation>
      </table:content-validations>
      <table:table table:name="Foglio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Mutuo" table:style-name="ta2">
        <office:forms form:automatic-focus="false" form:apply-design-mode="false"/>
        <table:table-column table:style-name="co2" table:visibility="collapse" table:default-cell-style-name="ce1"/>
        <table:table-column table:style-name="co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8" table:number-columns-repeated="2" table:default-cell-style-name="ce1"/>
        <table:table-column table:style-name="co11" table:number-columns-repeated="218" table:default-cell-style-name="ce1"/>
        <table:table-column table:style-name="co11" table:number-columns-repeated="778" table:default-cell-style-name="Default"/>
        <table:table-row table:style-name="ro2" table:number-rows-repeated="3">
          <table:table-cell table:number-columns-repeated="2"/>
          <table:table-cell table:style-name="ce4" table:number-columns-repeated="3"/>
          <table:table-cell table:style-name="ce5" table:number-columns-repeated="4"/>
          <table:table-cell table:number-columns-repeated="1015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1" table:number-rows-spanned="2">
            <text:p>Prezzo <text:s/>Casa</text:p>
          </table:table-cell>
          <table:table-cell table:style-name="ce5" office:value-type="string" calcext:value-type="string" table:number-columns-spanned="1" table:number-rows-spanned="2">
            <text:p>Cash iniziale</text:p>
          </table:table-cell>
          <table:table-cell table:style-name="ce5" office:value-type="string" calcext:value-type="string" table:number-columns-spanned="1" table:number-rows-spanned="2">
            <text:p>Cash Di scorta</text:p>
          </table:table-cell>
          <table:table-cell table:style-name="ce5" office:value-type="string" calcext:value-type="string" table:number-columns-spanned="1" table:number-rows-spanned="2">
            <text:p>Mutuo originario</text:p>
          </table:table-cell>
          <table:table-cell table:style-name="ce5" office:value-type="string" calcext:value-type="string" table:number-columns-spanned="1" table:number-rows-spanned="2">
            <text:p>Tasso di periodo</text:p>
          </table:table-cell>
          <table:table-cell table:style-name="ce5" office:value-type="string" calcext:value-type="string" table:number-columns-spanned="1" table:number-rows-spanned="2">
            <text:p>Num. Periodi</text:p>
          </table:table-cell>
          <table:table-cell table:style-name="ce5" office:value-type="string" calcext:value-type="string" table:number-columns-spanned="1" table:number-rows-spanned="2">
            <text:p>Rata</text:p>
          </table:table-cell>
          <table:table-cell/>
          <table:table-cell table:style-name="ce15" office:value-type="string" calcext:value-type="string" table:number-columns-spanned="1" table:number-rows-spanned="2">
            <text:p>Liquido</text:p>
          </table:table-cell>
          <table:table-cell table:number-columns-repeated="1013"/>
        </table:table-row>
        <table:table-row table:style-name="ro4">
          <table:table-cell table:number-columns-repeated="2"/>
          <table:covered-table-cell table:number-columns-repeated="3" table:style-name="ce4"/>
          <table:covered-table-cell table:number-columns-repeated="4" table:style-name="ce5"/>
          <table:table-cell/>
          <table:covered-table-cell/>
          <table:table-cell table:number-columns-repeated="11"/>
          <table:table-cell office:value-type="string" calcext:value-type="string">
            <text:p>Affiito annuale</text:p>
          </table:table-cell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3" table:formula="of:=[.F6]+[.D6]" office:value-type="currency" office:currency="EUR" office:value="380000" calcext:value-type="currency">
            <text:p>€ 380.000</text:p>
          </table:table-cell>
          <table:table-cell table:style-name="ce6" office:value-type="currency" office:currency="EUR" office:value="340000" calcext:value-type="currency">
            <text:p>€ 340.000</text:p>
          </table:table-cell>
          <table:table-cell table:style-name="ce6" office:value-type="currency" office:currency="EUR" office:value="240000" calcext:value-type="currency">
            <text:p>€ 240.000</text:p>
          </table:table-cell>
          <table:table-cell table:style-name="ce10" office:value-type="float" office:value="45354" calcext:value-type="float">
            <text:p>45354</text:p>
          </table:table-cell>
          <table:table-cell table:style-name="ce6" office:value-type="currency" office:currency="EUR" office:value="140000" calcext:value-type="currency">
            <text:p>€ 140.000</text:p>
          </table:table-cell>
          <table:table-cell table:style-name="ce11" office:value-type="percentage" office:value="0.05" calcext:value-type="percentage">
            <text:p>5,00%</text:p>
          </table:table-cell>
          <table:table-cell table:style-name="ce12" table:content-validation-name="val1" office:value-type="float" office:value="20" calcext:value-type="float">
            <text:p>20</text:p>
          </table:table-cell>
          <table:table-cell table:style-name="ce13" table:formula="of:=PMT(Tasso;Periodi;-DebitoIni)" office:value-type="float" office:value="11233.9622066968" calcext:value-type="float">
            <text:p>11.233,96</text:p>
          </table:table-cell>
          <table:table-cell table:formula="of:=[.I6]/12" office:value-type="float" office:value="936.163517224732" calcext:value-type="float">
            <text:p>936,1635172247</text:p>
          </table:table-cell>
          <table:table-cell table:number-columns-repeated="12"/>
          <table:table-cell table:formula="of:=12*1300" office:value-type="float" office:value="15600" calcext:value-type="float">
            <text:p>15600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7" office:value-type="string" calcext:value-type="string">
            <text:p>Serie_AsseX</text:p>
          </table:table-cell>
          <table:table-cell table:style-name="ce7" office:value-type="string" calcext:value-type="string">
            <text:p>Serie_DebitoIni</text:p>
          </table:table-cell>
          <table:table-cell table:style-name="ce7" office:value-type="string" calcext:value-type="string">
            <text:p>Serie_QuotaIn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rie_QuotaRata</text:p>
          </table:table-cell>
          <table:table-cell table:style-name="ce7" office:value-type="string" calcext:value-type="string">
            <text:p>Serie_DebitoRes</text:p>
          </table:table-cell>
          <table:table-cell table:style-name="ce7" office:value-type="string" calcext:value-type="string">
            <text:p>Serie_DebitoPag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1" table:number-rows-spanned="2">
            <text:p>Periodo numero</text:p>
          </table:table-cell>
          <table:table-cell table:style-name="ce5" office:value-type="string" calcext:value-type="string" table:number-columns-spanned="1" table:number-rows-spanned="2">
            <text:p>Debito iniziale</text:p>
          </table:table-cell>
          <table:table-cell table:style-name="ce5" office:value-type="string" calcext:value-type="string" table:number-columns-spanned="1" table:number-rows-spanned="2">
            <text:p>Quota interessi </text:p>
          </table:table-cell>
          <table:table-cell table:style-name="ce5" office:value-type="string" calcext:value-type="string" table:number-columns-spanned="1" table:number-rows-spanned="2">
            <text:p>Quota Capitale</text:p>
          </table:table-cell>
          <table:table-cell table:style-name="ce5" office:value-type="string" calcext:value-type="string" table:number-columns-spanned="1" table:number-rows-spanned="2">
            <text:p>Rata</text:p>
          </table:table-cell>
          <table:table-cell table:style-name="ce5" office:value-type="string" calcext:value-type="string" table:number-columns-spanned="1" table:number-rows-spanned="2">
            <text:p>Debito residuo</text:p>
          </table:table-cell>
          <table:table-cell table:style-name="ce5" office:value-type="string" calcext:value-type="string" table:number-columns-spanned="1" table:number-rows-spanned="2">
            <text:p>Debito Estinto</text:p>
          </table:table-cell>
          <table:table-cell/>
          <table:table-cell table:style-name="ce16" office:value-type="string" calcext:value-type="string" table:number-columns-spanned="1" table:number-rows-spanned="2">
            <text:p>Introiti annuali</text:p>
          </table:table-cell>
          <table:table-cell table:style-name="ce16"/>
          <table:table-cell table:style-name="ce15" office:value-type="string" calcext:value-type="string" table:number-columns-spanned="1" table:number-rows-spanned="2">
            <text:p>tot Rate</text:p>
          </table:table-cell>
          <table:table-cell table:style-name="ce19" office:value-type="string" calcext:value-type="string" table:number-columns-spanned="1" table:number-rows-spanned="2">
            <text:p>Capitale investito</text:p>
          </table:table-cell>
          <table:table-cell table:style-name="ce19" office:value-type="string" calcext:value-type="string" table:number-columns-spanned="1" table:number-rows-spanned="2">
            <text:p>detr.ne irpef</text:p>
          </table:table-cell>
          <table:table-cell table:style-name="ce20" office:value-type="string" calcext:value-type="string" table:number-columns-spanned="1" table:number-rows-spanned="2">
            <text:p>Riv.ne Casa</text:p>
          </table:table-cell>
          <table:table-cell table:style-name="ce20" office:value-type="string" calcext:value-type="string" table:number-columns-spanned="1" table:number-rows-spanned="2">
            <text:p>Valore Casa</text:p>
          </table:table-cell>
          <table:table-cell/>
          <table:table-cell table:style-name="ce2" office:value-type="string" calcext:value-type="string" table:number-columns-spanned="1" table:number-rows-spanned="2">
            <text:p>Saldo Uscita</text:p>
          </table:table-cell>
          <table:table-cell table:style-name="ce2" office:value-type="string" calcext:value-type="string" table:number-columns-spanned="1" table:number-rows-spanned="2">
            <text:p>In Banca</text:p>
          </table:table-cell>
          <table:table-cell table:style-name="ce2"/>
          <table:table-cell/>
          <table:table-cell table:style-name="ce20" office:value-type="string" calcext:value-type="string" table:number-columns-spanned="1" table:number-rows-spanned="2">
            <text:p>Spesi <text:s/>in affitto</text:p>
          </table:table-cell>
          <table:table-cell table:style-name="ce20" office:value-type="string" calcext:value-type="string" table:number-columns-spanned="1" table:number-rows-spanned="2">
            <text:p>reddito da cash</text:p>
          </table:table-cell>
          <table:table-cell table:style-name="ce2" office:value-type="string" calcext:value-type="string" table:number-columns-spanned="1" table:number-rows-spanned="2">
            <text:p>Saldo Uscita</text:p>
          </table:table-cell>
          <table:table-cell table:style-name="ce2" office:value-type="string" calcext:value-type="string" table:number-columns-spanned="1" table:number-rows-spanned="2">
            <text:p>Delta Saldi</text:p>
          </table:table-cell>
          <table:table-cell table:style-name="ce2" office:value-type="string" calcext:value-type="string" table:number-columns-spanned="1" table:number-rows-spanned="2">
            <text:p>In Banca</text:p>
          </table:table-cell>
          <table:table-cell table:style-name="ce2"/>
          <table:table-cell table:number-columns-repeated="996"/>
        </table:table-row>
        <table:table-row table:style-name="ro3">
          <table:table-cell table:number-columns-repeated="2"/>
          <table:covered-table-cell table:number-columns-repeated="7" table:style-name="ce5"/>
          <table:table-cell/>
          <table:covered-table-cell/>
          <table:table-cell/>
          <table:covered-table-cell/>
          <table:covered-table-cell table:number-columns-repeated="2" table:style-name="ce2"/>
          <table:covered-table-cell table:number-columns-repeated="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997"/>
        </table:table-row>
        <table:table-row table:style-name="ro1">
          <table:table-cell table:style-name="ce2" table:formula="of:=[.A8]+1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DebitoIni" office:value-type="currency" office:currency="EUR" office:value="140000" calcext:value-type="currency">
            <text:p>€ 140.000</text:p>
          </table:table-cell>
          <table:table-cell table:style-name="ce9" table:formula="of:=[.D10]*Tasso" office:value-type="currency" office:currency="EUR" office:value="7000" calcext:value-type="currency">
            <text:p>€ 7.000</text:p>
          </table:table-cell>
          <table:table-cell table:style-name="ce9" table:formula="of:=IF(PeriodoNum&gt;Periodi;0;Rata-[.E10])" office:value-type="currency" office:currency="EUR" office:value="4233.96220669679" calcext:value-type="currency">
            <text:p>€ 4.234</text:p>
          </table:table-cell>
          <table:table-cell table:style-name="ce9" table:formula="of:=[.E10]+[.F10]" office:value-type="currency" office:currency="EUR" office:value="11233.9622066968" calcext:value-type="currency">
            <text:p>€ 11.234</text:p>
          </table:table-cell>
          <table:table-cell table:style-name="ce9" table:formula="of:=ROUND([.D10]-[.F10];4)" office:value-type="currency" office:currency="EUR" office:value="135766.0378" calcext:value-type="currency">
            <text:p>€ 135.766</text:p>
          </table:table-cell>
          <table:table-cell table:style-name="ce9" table:formula="of:=[.F10]" office:value-type="currency" office:currency="EUR" office:value="4233.96220669679" calcext:value-type="currency">
            <text:p>€ 4.234</text:p>
          </table:table-cell>
          <table:table-cell/>
          <table:table-cell table:formula="of:=MAX([.I$6];[.W$6])" office:value-type="currency" office:currency="EUR" office:value="15600" calcext:value-type="currency">
            <text:p>€ 15.600</text:p>
          </table:table-cell>
          <table:table-cell/>
          <table:table-cell table:style-name="ce18" table:formula="of:=-[.I6]" office:value-type="currency" office:currency="EUR" office:value="-11233.9622066968" calcext:value-type="currency">
            <text:p>-€ 11.234</text:p>
          </table:table-cell>
          <table:table-cell table:style-name="ce3" table:formula="of:=[.D6]+IF(PeriodoNum&gt;Periodi;0;Rata )" office:value-type="currency" office:currency="EUR" office:value="251233.962206697" calcext:value-type="currency">
            <text:p>€ 251.234</text:p>
          </table:table-cell>
          <table:table-cell table:style-name="ce3" table:formula="of:=IF(IF([.C10]&lt;[.H$6];0.19*[.E10];0)&gt;=700;700;(IF([.C10]&lt;[.H$6];0.19*[.E10];0)))" office:value-type="currency" office:currency="EUR" office:value="700" calcext:value-type="currency">
            <text:p>€ 70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C6]*(1+[.P10])" office:value-type="currency" office:currency="EUR" office:value="340000" calcext:value-type="currency">
            <text:p>€ 340.000</text:p>
          </table:table-cell>
          <table:table-cell/>
          <table:table-cell table:style-name="ce3" table:formula="of:=[.Q10]+[.O10]+[.K10]-[.H10]+[.M10]" office:value-type="currency" office:currency="EUR" office:value="209299.999993303" calcext:value-type="currency">
            <text:p>€ 209.300</text:p>
          </table:table-cell>
          <table:table-cell table:style-name="ce3" table:formula="of:=+[.$E$6]+[.K10]+[.M10]+[.O10]" office:value-type="currency" office:currency="EUR" office:value="50420.0377933032" calcext:value-type="currency">
            <text:p>€ 50.420</text:p>
          </table:table-cell>
          <table:table-cell table:number-columns-repeated="2"/>
          <table:table-cell table:style-name="ce3" table:formula="of:=Affitto" office:value-type="currency" office:currency="EUR" office:value="15600" calcext:value-type="currency">
            <text:p>€ 15.600</text:p>
          </table:table-cell>
          <table:table-cell table:style-name="ce3"/>
          <table:table-cell table:style-name="ce3" table:formula="of:=[.D$6]+[.X10]+[.K10]-[.W10]" office:value-type="currency" office:currency="EUR" office:value="240000" calcext:value-type="currency">
            <text:p>€ 240.000</text:p>
          </table:table-cell>
          <table:table-cell table:style-name="ce3" table:formula="of:=[.S10]-[.Y10]" office:value-type="currency" office:currency="EUR" office:value="-30700.0000066968" calcext:value-type="currency">
            <text:p>-€ 30.700</text:p>
          </table:table-cell>
          <table:table-cell table:style-name="ce3" table:formula="of:=[.$D$6]+[.$E$6]+[.K10]-[.W10]" office:value-type="currency" office:currency="EUR" office:value="285354" calcext:value-type="currency">
            <text:p>€ 285.354</text:p>
          </table:table-cell>
          <table:table-cell table:style-name="ce3" table:formula="of:=[.T10]-[.AA10]" office:value-type="currency" office:currency="EUR" office:value="-234933.962206697" calcext:value-type="currency">
            <text:p>-€ 234.934</text:p>
          </table:table-cell>
          <table:table-cell table:number-columns-repeated="996"/>
        </table:table-row>
        <table:table-row table:style-name="ro1">
          <table:table-cell table:style-name="ce2" table:formula="of:=[.A10]+1" office:value-type="float" office:value="2" calcext:value-type="float">
            <text:p>2</text:p>
          </table:table-cell>
          <table:table-cell table:style-name="ce2" table:formula="of:=[.B10]+1" office:value-type="float" office:value="2017" calcext:value-type="float">
            <text:p>2017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IF(PeriodoNum&gt;Periodi;0;[.H10])" office:value-type="currency" office:currency="EUR" office:value="135766.0378" calcext:value-type="currency">
            <text:p>€ 135.766</text:p>
          </table:table-cell>
          <table:table-cell table:style-name="ce9" table:formula="of:=[.D11]*Tasso" office:value-type="currency" office:currency="EUR" office:value="6788.30189" calcext:value-type="currency">
            <text:p>€ 6.788</text:p>
          </table:table-cell>
          <table:table-cell table:style-name="ce9" table:formula="of:=IF(PeriodoNum&gt;Periodi;0;Rata-[.E11])" office:value-type="currency" office:currency="EUR" office:value="4445.66031669679" calcext:value-type="currency">
            <text:p>€ 4.446</text:p>
          </table:table-cell>
          <table:table-cell table:style-name="ce9" table:formula="of:=[.E11]+[.F11]" office:value-type="currency" office:currency="EUR" office:value="11233.9622066968" calcext:value-type="currency">
            <text:p>€ 11.234</text:p>
          </table:table-cell>
          <table:table-cell table:style-name="ce9" table:formula="of:=ROUND([.D11]-[.F11];4)" office:value-type="currency" office:currency="EUR" office:value="131320.3775" calcext:value-type="currency">
            <text:p>€ 131.320</text:p>
          </table:table-cell>
          <table:table-cell table:style-name="ce9" table:formula="of:=IF(PeriodoNum&gt;Periodi;0;[.I10]+[.F11])" office:value-type="currency" office:currency="EUR" office:value="8679.62252339357" calcext:value-type="currency">
            <text:p>€ 8.680</text:p>
          </table:table-cell>
          <table:table-cell table:style-name="ce14"/>
          <table:table-cell table:style-name="ce17" table:formula="of:=[.K10]+MAX([.I$6];[.W$6])" office:value-type="currency" office:currency="EUR" office:value="31200" calcext:value-type="currency">
            <text:p>€ 31.200</text:p>
          </table:table-cell>
          <table:table-cell table:style-name="ce17"/>
          <table:table-cell table:style-name="ce18" table:formula="of:= [.M10] + IF([.C11]&gt;[.H$6] ;0 ;-[.I$6] )" office:value-type="currency" office:currency="EUR" office:value="-22467.9244133936" calcext:value-type="currency">
            <text:p>-€ 22.468</text:p>
          </table:table-cell>
          <table:table-cell table:style-name="ce3" table:formula="of:=[.N10]+IF(PeriodoNum&gt;Periodi;0;Rata )" office:value-type="currency" office:currency="EUR" office:value="262467.924413394" calcext:value-type="currency">
            <text:p>€ 262.468</text:p>
          </table:table-cell>
          <table:table-cell table:style-name="ce3" table:formula="of:=IF(IF([.C11]&lt;[.H$6];0.19*[.E11];0)&gt;=700;700;(IF([.C11]&lt;[.H$6];0.19*[.E11];0)))" office:value-type="currency" office:currency="EUR" office:value="700" calcext:value-type="currency">
            <text:p>€ 70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10]*(1+[.P11])" office:value-type="currency" office:currency="EUR" office:value="340000" calcext:value-type="currency">
            <text:p>€ 340.000</text:p>
          </table:table-cell>
          <table:table-cell/>
          <table:table-cell table:style-name="ce3" table:formula="of:=[.Q11]+[.O11]+[.K11]-[.H11]+[.M11]" office:value-type="currency" office:currency="EUR" office:value="218111.698086606" calcext:value-type="currency">
            <text:p>€ 218.112</text:p>
          </table:table-cell>
          <table:table-cell table:style-name="ce3" table:formula="of:=+[.$E$6]+[.K11]+[.M11]+[.O11]" office:value-type="currency" office:currency="EUR" office:value="54786.0755866064" calcext:value-type="currency">
            <text:p>€ 54.786</text:p>
          </table:table-cell>
          <table:table-cell table:number-columns-repeated="2"/>
          <table:table-cell table:style-name="ce3" table:formula="of:=[.W10]+Affitto" office:value-type="currency" office:currency="EUR" office:value="31200" calcext:value-type="currency">
            <text:p>€ 31.200</text:p>
          </table:table-cell>
          <table:table-cell table:style-name="ce3"/>
          <table:table-cell table:style-name="ce3" table:formula="of:=[.D$6]+[.X11]+[.K11]-[.W11]" office:value-type="currency" office:currency="EUR" office:value="240000" calcext:value-type="currency">
            <text:p>€ 240.000</text:p>
          </table:table-cell>
          <table:table-cell table:style-name="ce3" table:formula="of:=[.S11]-[.Y11]" office:value-type="currency" office:currency="EUR" office:value="-21888.3019133936" calcext:value-type="currency">
            <text:p>-€ 21.888</text:p>
          </table:table-cell>
          <table:table-cell table:style-name="ce3" table:formula="of:=[.$D$6]+[.$E$6]+[.K11]-[.W11]" office:value-type="currency" office:currency="EUR" office:value="285354" calcext:value-type="currency">
            <text:p>€ 285.354</text:p>
          </table:table-cell>
          <table:table-cell table:style-name="ce3" table:formula="of:=[.T11]-[.AA11]" office:value-type="currency" office:currency="EUR" office:value="-230567.924413394" calcext:value-type="currency">
            <text:p>-€ 230.568</text:p>
          </table:table-cell>
          <table:table-cell/>
          <table:table-cell table:style-name="ce14"/>
          <table:table-cell table:style-name="ce21"/>
          <table:table-cell table:number-columns-repeated="993"/>
        </table:table-row>
        <table:table-row table:style-name="ro1">
          <table:table-cell table:style-name="ce2" table:formula="of:=[.A11]+1" office:value-type="float" office:value="3" calcext:value-type="float">
            <text:p>3</text:p>
          </table:table-cell>
          <table:table-cell table:style-name="ce2" table:formula="of:=[.B11]+1" office:value-type="float" office:value="2018" calcext:value-type="float">
            <text:p>2018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IF(PeriodoNum&gt;Periodi;0;[.H11])" office:value-type="currency" office:currency="EUR" office:value="131320.3775" calcext:value-type="currency">
            <text:p>€ 131.320</text:p>
          </table:table-cell>
          <table:table-cell table:style-name="ce9" table:formula="of:=[.D12]*Tasso" office:value-type="currency" office:currency="EUR" office:value="6566.018875" calcext:value-type="currency">
            <text:p>€ 6.566</text:p>
          </table:table-cell>
          <table:table-cell table:style-name="ce9" table:formula="of:=IF(PeriodoNum&gt;Periodi;0;Rata-[.E12])" office:value-type="currency" office:currency="EUR" office:value="4667.94333169679" calcext:value-type="currency">
            <text:p>€ 4.668</text:p>
          </table:table-cell>
          <table:table-cell table:style-name="ce9" table:formula="of:=[.E12]+[.F12]" office:value-type="currency" office:currency="EUR" office:value="11233.9622066968" calcext:value-type="currency">
            <text:p>€ 11.234</text:p>
          </table:table-cell>
          <table:table-cell table:style-name="ce9" table:formula="of:=ROUND([.D12]-[.F12];4)" office:value-type="currency" office:currency="EUR" office:value="126652.4342" calcext:value-type="currency">
            <text:p>€ 126.652</text:p>
          </table:table-cell>
          <table:table-cell table:style-name="ce9" table:formula="of:=IF(PeriodoNum&gt;Periodi;0;[.I11]+[.F12])" office:value-type="currency" office:currency="EUR" office:value="13347.5658550904" calcext:value-type="currency">
            <text:p>€ 13.348</text:p>
          </table:table-cell>
          <table:table-cell table:style-name="ce14"/>
          <table:table-cell table:style-name="ce17" table:formula="of:=[.K11]+MAX([.I$6];[.W$6])" office:value-type="currency" office:currency="EUR" office:value="46800" calcext:value-type="currency">
            <text:p>€ 46.800</text:p>
          </table:table-cell>
          <table:table-cell table:style-name="ce17"/>
          <table:table-cell table:style-name="ce18" table:formula="of:= [.M11] + IF([.C12]&gt;[.H$6] ;0 ;-[.I$6] )" office:value-type="currency" office:currency="EUR" office:value="-33701.8866200904" calcext:value-type="currency">
            <text:p>-€ 33.702</text:p>
          </table:table-cell>
          <table:table-cell table:style-name="ce3" table:formula="of:=[.N11]+IF(PeriodoNum&gt;Periodi;0;Rata )" office:value-type="currency" office:currency="EUR" office:value="273701.88662009" calcext:value-type="currency">
            <text:p>€ 273.702</text:p>
          </table:table-cell>
          <table:table-cell table:style-name="ce3" table:formula="of:=IF(IF([.C12]&lt;[.H$6];0.19*[.E12];0)&gt;=700;700;(IF([.C12]&lt;[.H$6];0.19*[.E12];0)))" office:value-type="currency" office:currency="EUR" office:value="700" calcext:value-type="currency">
            <text:p>€ 700</text:p>
          </table:table-cell>
          <table:table-cell table:style-name="ce21" office:value-type="percentage" office:value="-0.05" calcext:value-type="percentage">
            <text:p>-5,00%</text:p>
          </table:table-cell>
          <table:table-cell table:style-name="ce3" table:formula="of:=[.Q11]*(1+[.P12])" office:value-type="currency" office:currency="EUR" office:value="323000" calcext:value-type="currency">
            <text:p>€ 323.000</text:p>
          </table:table-cell>
          <table:table-cell/>
          <table:table-cell table:style-name="ce3" table:formula="of:=[.Q12]+[.O12]+[.K12]-[.H12]+[.M12]" office:value-type="currency" office:currency="EUR" office:value="210145.67917991" calcext:value-type="currency">
            <text:p>€ 210.146</text:p>
          </table:table-cell>
          <table:table-cell table:style-name="ce3" table:formula="of:=+[.$E$6]+[.K12]+[.M12]+[.O12]" office:value-type="currency" office:currency="EUR" office:value="59152.1133799096" calcext:value-type="currency">
            <text:p>€ 59.152</text:p>
          </table:table-cell>
          <table:table-cell table:number-columns-repeated="2"/>
          <table:table-cell table:style-name="ce3" table:formula="of:=[.W11]+Affitto" office:value-type="currency" office:currency="EUR" office:value="46800" calcext:value-type="currency">
            <text:p>€ 46.800</text:p>
          </table:table-cell>
          <table:table-cell table:style-name="ce3"/>
          <table:table-cell table:style-name="ce3" table:formula="of:=[.D$6]+[.X12]+[.K12]-[.W12]" office:value-type="currency" office:currency="EUR" office:value="240000" calcext:value-type="currency">
            <text:p>€ 240.000</text:p>
          </table:table-cell>
          <table:table-cell table:style-name="ce3" table:formula="of:=[.S12]-[.Y12]" office:value-type="currency" office:currency="EUR" office:value="-29854.3208200904" calcext:value-type="currency">
            <text:p>-€ 29.854</text:p>
          </table:table-cell>
          <table:table-cell table:style-name="ce3" table:formula="of:=[.$D$6]+[.$E$6]+[.K12]-[.W12]" office:value-type="currency" office:currency="EUR" office:value="285354" calcext:value-type="currency">
            <text:p>€ 285.354</text:p>
          </table:table-cell>
          <table:table-cell table:style-name="ce3" table:formula="of:=[.T12]-[.AA12]" office:value-type="currency" office:currency="EUR" office:value="-226201.88662009" calcext:value-type="currency">
            <text:p>-€ 226.202</text:p>
          </table:table-cell>
          <table:table-cell/>
          <table:table-cell table:style-name="ce14"/>
          <table:table-cell table:style-name="ce21"/>
          <table:table-cell table:number-columns-repeated="993"/>
        </table:table-row>
        <table:table-row table:style-name="ro1">
          <table:table-cell table:style-name="ce2" table:formula="of:=[.A12]+1" office:value-type="float" office:value="4" calcext:value-type="float">
            <text:p>4</text:p>
          </table:table-cell>
          <table:table-cell table:style-name="ce2" table:formula="of:=[.B12]+1" office:value-type="float" office:value="2019" calcext:value-type="float">
            <text:p>2019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IF(PeriodoNum&gt;Periodi;0;[.H12])" office:value-type="currency" office:currency="EUR" office:value="126652.4342" calcext:value-type="currency">
            <text:p>€ 126.652</text:p>
          </table:table-cell>
          <table:table-cell table:style-name="ce9" table:formula="of:=[.D13]*Tasso" office:value-type="currency" office:currency="EUR" office:value="6332.62171" calcext:value-type="currency">
            <text:p>€ 6.333</text:p>
          </table:table-cell>
          <table:table-cell table:style-name="ce9" table:formula="of:=IF(PeriodoNum&gt;Periodi;0;Rata-[.E13])" office:value-type="currency" office:currency="EUR" office:value="4901.34049669679" calcext:value-type="currency">
            <text:p>€ 4.901</text:p>
          </table:table-cell>
          <table:table-cell table:style-name="ce9" table:formula="of:=[.E13]+[.F13]" office:value-type="currency" office:currency="EUR" office:value="11233.9622066968" calcext:value-type="currency">
            <text:p>€ 11.234</text:p>
          </table:table-cell>
          <table:table-cell table:style-name="ce9" table:formula="of:=ROUND([.D13]-[.F13];4)" office:value-type="currency" office:currency="EUR" office:value="121751.0937" calcext:value-type="currency">
            <text:p>€ 121.751</text:p>
          </table:table-cell>
          <table:table-cell table:style-name="ce9" table:formula="of:=IF(PeriodoNum&gt;Periodi;0;[.I12]+[.F13])" office:value-type="currency" office:currency="EUR" office:value="18248.9063517871" calcext:value-type="currency">
            <text:p>€ 18.249</text:p>
          </table:table-cell>
          <table:table-cell table:style-name="ce14"/>
          <table:table-cell table:style-name="ce17" table:formula="of:=[.K12]+MAX([.I$6];[.W$6])" office:value-type="currency" office:currency="EUR" office:value="62400" calcext:value-type="currency">
            <text:p>€ 62.400</text:p>
          </table:table-cell>
          <table:table-cell table:style-name="ce17"/>
          <table:table-cell table:style-name="ce18" table:formula="of:= [.M12] + IF([.C13]&gt;[.H$6] ;0 ;-[.I$6] )" office:value-type="currency" office:currency="EUR" office:value="-44935.8488267871" calcext:value-type="currency">
            <text:p>-€ 44.936</text:p>
          </table:table-cell>
          <table:table-cell table:style-name="ce3" table:formula="of:=[.N12]+IF(PeriodoNum&gt;Periodi;0;Rata )" office:value-type="currency" office:currency="EUR" office:value="284935.848826787" calcext:value-type="currency">
            <text:p>€ 284.936</text:p>
          </table:table-cell>
          <table:table-cell table:style-name="ce3" table:formula="of:=IF(IF([.C13]&lt;[.H$6];0.19*[.E13];0)&gt;=700;700;(IF([.C13]&lt;[.H$6];0.19*[.E13];0)))" office:value-type="currency" office:currency="EUR" office:value="700" calcext:value-type="currency">
            <text:p>€ 70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12]*(1+[.P13])" office:value-type="currency" office:currency="EUR" office:value="323000" calcext:value-type="currency">
            <text:p>€ 323.000</text:p>
          </table:table-cell>
          <table:table-cell/>
          <table:table-cell table:style-name="ce3" table:formula="of:=[.Q13]+[.O13]+[.K13]-[.H13]+[.M13]" office:value-type="currency" office:currency="EUR" office:value="219413.057473213" calcext:value-type="currency">
            <text:p>€ 219.413</text:p>
          </table:table-cell>
          <table:table-cell table:style-name="ce3" table:formula="of:=+[.$E$6]+[.K13]+[.M13]+[.O13]" office:value-type="currency" office:currency="EUR" office:value="63518.1511732129" calcext:value-type="currency">
            <text:p>€ 63.518</text:p>
          </table:table-cell>
          <table:table-cell table:number-columns-repeated="2"/>
          <table:table-cell table:style-name="ce3" table:formula="of:=[.W12]+Affitto" office:value-type="currency" office:currency="EUR" office:value="62400" calcext:value-type="currency">
            <text:p>€ 62.400</text:p>
          </table:table-cell>
          <table:table-cell table:style-name="ce3"/>
          <table:table-cell table:style-name="ce3" table:formula="of:=[.D$6]+[.X13]+[.K13]-[.W13]" office:value-type="currency" office:currency="EUR" office:value="240000" calcext:value-type="currency">
            <text:p>€ 240.000</text:p>
          </table:table-cell>
          <table:table-cell table:style-name="ce3" table:formula="of:=[.S13]-[.Y13]" office:value-type="currency" office:currency="EUR" office:value="-20586.9425267871" calcext:value-type="currency">
            <text:p>-€ 20.587</text:p>
          </table:table-cell>
          <table:table-cell table:style-name="ce3" table:formula="of:=[.$D$6]+[.$E$6]+[.K13]-[.W13]" office:value-type="currency" office:currency="EUR" office:value="285354" calcext:value-type="currency">
            <text:p>€ 285.354</text:p>
          </table:table-cell>
          <table:table-cell table:style-name="ce3" table:formula="of:=[.T13]-[.AA13]" office:value-type="currency" office:currency="EUR" office:value="-221835.848826787" calcext:value-type="currency">
            <text:p>-€ 221.836</text:p>
          </table:table-cell>
          <table:table-cell/>
          <table:table-cell table:style-name="ce14"/>
          <table:table-cell table:style-name="ce21"/>
          <table:table-cell table:number-columns-repeated="993"/>
        </table:table-row>
        <table:table-row table:style-name="ro1">
          <table:table-cell table:style-name="ce2" table:formula="of:=[.A13]+1" office:value-type="float" office:value="5" calcext:value-type="float">
            <text:p>5</text:p>
          </table:table-cell>
          <table:table-cell table:style-name="ce2" table:formula="of:=[.B13]+1" office:value-type="float" office:value="2020" calcext:value-type="float">
            <text:p>2020</text:p>
          </table:table-cell>
          <table:table-cell table:style-name="ce8" office:value-type="float" office:value="5" calcext:value-type="float">
            <text:p>5</text:p>
          </table:table-cell>
          <table:table-cell table:style-name="ce9" table:formula="of:=IF(PeriodoNum&gt;Periodi;0;[.H13])" office:value-type="currency" office:currency="EUR" office:value="121751.0937" calcext:value-type="currency">
            <text:p>€ 121.751</text:p>
          </table:table-cell>
          <table:table-cell table:style-name="ce9" table:formula="of:=[.D14]*Tasso" office:value-type="currency" office:currency="EUR" office:value="6087.554685" calcext:value-type="currency">
            <text:p>€ 6.088</text:p>
          </table:table-cell>
          <table:table-cell table:style-name="ce9" table:formula="of:=IF(PeriodoNum&gt;Periodi;0;Rata-[.E14])" office:value-type="currency" office:currency="EUR" office:value="5146.40752169679" calcext:value-type="currency">
            <text:p>€ 5.146</text:p>
          </table:table-cell>
          <table:table-cell table:style-name="ce9" table:formula="of:=[.E14]+[.F14]" office:value-type="currency" office:currency="EUR" office:value="11233.9622066968" calcext:value-type="currency">
            <text:p>€ 11.234</text:p>
          </table:table-cell>
          <table:table-cell table:style-name="ce9" table:formula="of:=ROUND([.D14]-[.F14];4)" office:value-type="currency" office:currency="EUR" office:value="116604.6862" calcext:value-type="currency">
            <text:p>€ 116.605</text:p>
          </table:table-cell>
          <table:table-cell table:style-name="ce9" table:formula="of:=IF(PeriodoNum&gt;Periodi;0;[.I13]+[.F14])" office:value-type="currency" office:currency="EUR" office:value="23395.3138734839" calcext:value-type="currency">
            <text:p>€ 23.395</text:p>
          </table:table-cell>
          <table:table-cell table:style-name="ce14"/>
          <table:table-cell table:style-name="ce17" table:formula="of:=[.K13]+MAX([.I$6];[.W$6])" office:value-type="currency" office:currency="EUR" office:value="78000" calcext:value-type="currency">
            <text:p>€ 78.000</text:p>
          </table:table-cell>
          <table:table-cell table:style-name="ce17"/>
          <table:table-cell table:style-name="ce18" table:formula="of:= [.M13] + IF([.C14]&gt;[.H$6] ;0 ;-[.I$6] )" office:value-type="currency" office:currency="EUR" office:value="-56169.8110334839" calcext:value-type="currency">
            <text:p>-€ 56.170</text:p>
          </table:table-cell>
          <table:table-cell table:style-name="ce3" table:formula="of:=[.N13]+IF(PeriodoNum&gt;Periodi;0;Rata )" office:value-type="currency" office:currency="EUR" office:value="296169.811033484" calcext:value-type="currency">
            <text:p>€ 296.170</text:p>
          </table:table-cell>
          <table:table-cell table:style-name="ce3" table:formula="of:=IF(IF([.C14]&lt;[.H$6];0.19*[.E14];0)&gt;=700;700;(IF([.C14]&lt;[.H$6];0.19*[.E14];0)))" office:value-type="currency" office:currency="EUR" office:value="700" calcext:value-type="currency">
            <text:p>€ 70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13]*(1+[.P14])" office:value-type="currency" office:currency="EUR" office:value="323000" calcext:value-type="currency">
            <text:p>€ 323.000</text:p>
          </table:table-cell>
          <table:table-cell/>
          <table:table-cell table:style-name="ce3" table:formula="of:=[.Q14]+[.O14]+[.K14]-[.H14]+[.M14]" office:value-type="currency" office:currency="EUR" office:value="228925.502766516" calcext:value-type="currency">
            <text:p>€ 228.926</text:p>
          </table:table-cell>
          <table:table-cell table:style-name="ce3" table:formula="of:=+[.$E$6]+[.K14]+[.M14]+[.O14]" office:value-type="currency" office:currency="EUR" office:value="67884.1889665161" calcext:value-type="currency">
            <text:p>€ 67.884</text:p>
          </table:table-cell>
          <table:table-cell table:number-columns-repeated="2"/>
          <table:table-cell table:style-name="ce3" table:formula="of:=[.W13]+Affitto" office:value-type="currency" office:currency="EUR" office:value="78000" calcext:value-type="currency">
            <text:p>€ 78.000</text:p>
          </table:table-cell>
          <table:table-cell table:style-name="ce3"/>
          <table:table-cell table:style-name="ce3" table:formula="of:=[.D$6]+[.X14]+[.K14]-[.W14]" office:value-type="currency" office:currency="EUR" office:value="240000" calcext:value-type="currency">
            <text:p>€ 240.000</text:p>
          </table:table-cell>
          <table:table-cell table:style-name="ce3" table:formula="of:=[.S14]-[.Y14]" office:value-type="currency" office:currency="EUR" office:value="-11074.4972334839" calcext:value-type="currency">
            <text:p>-€ 11.074</text:p>
          </table:table-cell>
          <table:table-cell table:style-name="ce3" table:formula="of:=[.$D$6]+[.$E$6]+[.K14]-[.W14]" office:value-type="currency" office:currency="EUR" office:value="285354" calcext:value-type="currency">
            <text:p>€ 285.354</text:p>
          </table:table-cell>
          <table:table-cell table:style-name="ce3" table:formula="of:=[.T14]-[.AA14]" office:value-type="currency" office:currency="EUR" office:value="-217469.811033484" calcext:value-type="currency">
            <text:p>-€ 217.470</text:p>
          </table:table-cell>
          <table:table-cell/>
          <table:table-cell table:style-name="ce14"/>
          <table:table-cell table:style-name="ce21"/>
          <table:table-cell table:number-columns-repeated="993"/>
        </table:table-row>
        <table:table-row table:style-name="ro1">
          <table:table-cell table:style-name="ce2" table:formula="of:=[.A14]+1" office:value-type="float" office:value="6" calcext:value-type="float">
            <text:p>6</text:p>
          </table:table-cell>
          <table:table-cell table:style-name="ce2" table:formula="of:=[.B14]+1" office:value-type="float" office:value="2021" calcext:value-type="float">
            <text:p>2021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IF(PeriodoNum&gt;Periodi;0;[.H14])" office:value-type="currency" office:currency="EUR" office:value="116604.6862" calcext:value-type="currency">
            <text:p>€ 116.605</text:p>
          </table:table-cell>
          <table:table-cell table:style-name="ce9" table:formula="of:=[.D15]*Tasso" office:value-type="currency" office:currency="EUR" office:value="5830.23431" calcext:value-type="currency">
            <text:p>€ 5.830</text:p>
          </table:table-cell>
          <table:table-cell table:style-name="ce9" table:formula="of:=IF(PeriodoNum&gt;Periodi;0;Rata-[.E15])" office:value-type="currency" office:currency="EUR" office:value="5403.72789669679" calcext:value-type="currency">
            <text:p>€ 5.404</text:p>
          </table:table-cell>
          <table:table-cell table:style-name="ce9" table:formula="of:=[.E15]+[.F15]" office:value-type="currency" office:currency="EUR" office:value="11233.9622066968" calcext:value-type="currency">
            <text:p>€ 11.234</text:p>
          </table:table-cell>
          <table:table-cell table:style-name="ce9" table:formula="of:=ROUND([.D15]-[.F15];4)" office:value-type="currency" office:currency="EUR" office:value="111200.9583" calcext:value-type="currency">
            <text:p>€ 111.201</text:p>
          </table:table-cell>
          <table:table-cell table:style-name="ce9" table:formula="of:=IF(PeriodoNum&gt;Periodi;0;[.I14]+[.F15])" office:value-type="currency" office:currency="EUR" office:value="28799.0417701807" calcext:value-type="currency">
            <text:p>€ 28.799</text:p>
          </table:table-cell>
          <table:table-cell table:style-name="ce14"/>
          <table:table-cell table:style-name="ce17" table:formula="of:=[.K14]+MAX([.I$6];[.W$6])" office:value-type="currency" office:currency="EUR" office:value="93600" calcext:value-type="currency">
            <text:p>€ 93.600</text:p>
          </table:table-cell>
          <table:table-cell table:style-name="ce17"/>
          <table:table-cell table:style-name="ce18" table:formula="of:= [.M14] + IF([.C15]&gt;[.H$6] ;0 ;-[.I$6] )" office:value-type="currency" office:currency="EUR" office:value="-67403.7732401807" calcext:value-type="currency">
            <text:p>-€ 67.404</text:p>
          </table:table-cell>
          <table:table-cell table:style-name="ce3" table:formula="of:=[.N14]+IF(PeriodoNum&gt;Periodi;0;Rata )" office:value-type="currency" office:currency="EUR" office:value="307403.773240181" calcext:value-type="currency">
            <text:p>€ 307.404</text:p>
          </table:table-cell>
          <table:table-cell table:style-name="ce3" table:formula="of:=IF(IF([.C15]&lt;[.H$6];0.19*[.E15];0)&gt;=700;700;(IF([.C15]&lt;[.H$6];0.19*[.E15];0)))" office:value-type="currency" office:currency="EUR" office:value="700" calcext:value-type="currency">
            <text:p>€ 700</text:p>
          </table:table-cell>
          <table:table-cell table:style-name="ce14" office:value-type="percentage" office:value="0.05" calcext:value-type="percentage">
            <text:p>5,00%</text:p>
          </table:table-cell>
          <table:table-cell table:style-name="ce3" table:formula="of:=[.Q14]*(1+[.P15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15]+[.O15]+[.K15]-[.H15]+[.M15]" office:value-type="currency" office:currency="EUR" office:value="254845.268459819" calcext:value-type="currency">
            <text:p>€ 254.845</text:p>
          </table:table-cell>
          <table:table-cell table:style-name="ce3" table:formula="of:=+[.$E$6]+[.K15]+[.M15]+[.O15]" office:value-type="currency" office:currency="EUR" office:value="72250.2267598193" calcext:value-type="currency">
            <text:p>€ 72.250</text:p>
          </table:table-cell>
          <table:table-cell table:number-columns-repeated="2"/>
          <table:table-cell table:style-name="ce3" table:formula="of:=[.W14]+Affitto" office:value-type="currency" office:currency="EUR" office:value="93600" calcext:value-type="currency">
            <text:p>€ 93.600</text:p>
          </table:table-cell>
          <table:table-cell table:style-name="ce3"/>
          <table:table-cell table:style-name="ce3" table:formula="of:=[.D$6]+[.X15]+[.K15]-[.W15]" office:value-type="currency" office:currency="EUR" office:value="240000" calcext:value-type="currency">
            <text:p>€ 240.000</text:p>
          </table:table-cell>
          <table:table-cell table:style-name="ce3" table:formula="of:=[.S15]-[.Y15]" office:value-type="currency" office:currency="EUR" office:value="14845.2684598193" calcext:value-type="currency">
            <text:p>€ 14.845</text:p>
          </table:table-cell>
          <table:table-cell table:style-name="ce3" table:formula="of:=[.$D$6]+[.$E$6]+[.K15]-[.W15]" office:value-type="currency" office:currency="EUR" office:value="285354" calcext:value-type="currency">
            <text:p>€ 285.354</text:p>
          </table:table-cell>
          <table:table-cell table:style-name="ce3" table:formula="of:=[.T15]-[.AA15]" office:value-type="currency" office:currency="EUR" office:value="-213103.773240181" calcext:value-type="currency">
            <text:p>-€ 213.104</text:p>
          </table:table-cell>
          <table:table-cell/>
          <table:table-cell table:style-name="ce14"/>
          <table:table-cell table:style-name="ce21"/>
          <table:table-cell table:number-columns-repeated="993"/>
        </table:table-row>
        <table:table-row table:style-name="ro1">
          <table:table-cell table:style-name="ce2" table:formula="of:=[.A15]+1" office:value-type="float" office:value="7" calcext:value-type="float">
            <text:p>7</text:p>
          </table:table-cell>
          <table:table-cell table:style-name="ce2" table:formula="of:=[.B15]+1" office:value-type="float" office:value="2022" calcext:value-type="float">
            <text:p>2022</text:p>
          </table:table-cell>
          <table:table-cell table:style-name="ce8" office:value-type="float" office:value="7" calcext:value-type="float">
            <text:p>7</text:p>
          </table:table-cell>
          <table:table-cell table:style-name="ce9" table:formula="of:=IF(PeriodoNum&gt;Periodi;0;[.H15])" office:value-type="currency" office:currency="EUR" office:value="111200.9583" calcext:value-type="currency">
            <text:p>€ 111.201</text:p>
          </table:table-cell>
          <table:table-cell table:style-name="ce9" table:formula="of:=[.D16]*Tasso" office:value-type="currency" office:currency="EUR" office:value="5560.047915" calcext:value-type="currency">
            <text:p>€ 5.560</text:p>
          </table:table-cell>
          <table:table-cell table:style-name="ce9" table:formula="of:=IF(PeriodoNum&gt;Periodi;0;Rata-[.E16])" office:value-type="currency" office:currency="EUR" office:value="5673.91429169679" calcext:value-type="currency">
            <text:p>€ 5.674</text:p>
          </table:table-cell>
          <table:table-cell table:style-name="ce9" table:formula="of:=[.E16]+[.F16]" office:value-type="currency" office:currency="EUR" office:value="11233.9622066968" calcext:value-type="currency">
            <text:p>€ 11.234</text:p>
          </table:table-cell>
          <table:table-cell table:style-name="ce9" table:formula="of:=ROUND([.D16]-[.F16];4)" office:value-type="currency" office:currency="EUR" office:value="105527.044" calcext:value-type="currency">
            <text:p>€ 105.527</text:p>
          </table:table-cell>
          <table:table-cell table:style-name="ce9" table:formula="of:=IF(PeriodoNum&gt;Periodi;0;[.I15]+[.F16])" office:value-type="currency" office:currency="EUR" office:value="34472.9560618775" calcext:value-type="currency">
            <text:p>€ 34.473</text:p>
          </table:table-cell>
          <table:table-cell table:style-name="ce14"/>
          <table:table-cell table:style-name="ce17" table:formula="of:=[.K15]+MAX([.I$6];[.W$6])" office:value-type="currency" office:currency="EUR" office:value="109200" calcext:value-type="currency">
            <text:p>€ 109.200</text:p>
          </table:table-cell>
          <table:table-cell table:style-name="ce17"/>
          <table:table-cell table:style-name="ce18" table:formula="of:= [.M15] + IF([.C16]&gt;[.H$6] ;0 ;-[.I$6] )" office:value-type="currency" office:currency="EUR" office:value="-78637.7354468775" calcext:value-type="currency">
            <text:p>-€ 78.638</text:p>
          </table:table-cell>
          <table:table-cell table:style-name="ce3" table:formula="of:=[.N15]+IF(PeriodoNum&gt;Periodi;0;Rata )" office:value-type="currency" office:currency="EUR" office:value="318637.735446878" calcext:value-type="currency">
            <text:p>€ 318.638</text:p>
          </table:table-cell>
          <table:table-cell table:style-name="ce3" table:formula="of:=IF(IF([.C16]&lt;[.H$6];0.19*[.E16];0)&gt;=700;700;(IF([.C16]&lt;[.H$6];0.19*[.E16];0)))" office:value-type="currency" office:currency="EUR" office:value="700" calcext:value-type="currency">
            <text:p>€ 70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15]*(1+[.P16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16]+[.O16]+[.K16]-[.H16]+[.M16]" office:value-type="currency" office:currency="EUR" office:value="264885.220553123" calcext:value-type="currency">
            <text:p>€ 264.885</text:p>
          </table:table-cell>
          <table:table-cell table:style-name="ce3" table:formula="of:=+[.$E$6]+[.K16]+[.M16]+[.O16]" office:value-type="currency" office:currency="EUR" office:value="76616.2645531225" calcext:value-type="currency">
            <text:p>€ 76.616</text:p>
          </table:table-cell>
          <table:table-cell table:number-columns-repeated="2"/>
          <table:table-cell table:style-name="ce3" table:formula="of:=[.W15]+Affitto" office:value-type="currency" office:currency="EUR" office:value="109200" calcext:value-type="currency">
            <text:p>€ 109.200</text:p>
          </table:table-cell>
          <table:table-cell table:style-name="ce3"/>
          <table:table-cell table:style-name="ce3" table:formula="of:=[.D$6]+[.X16]+[.K16]-[.W16]" office:value-type="currency" office:currency="EUR" office:value="240000" calcext:value-type="currency">
            <text:p>€ 240.000</text:p>
          </table:table-cell>
          <table:table-cell table:style-name="ce3" table:formula="of:=[.S16]-[.Y16]" office:value-type="currency" office:currency="EUR" office:value="24885.2205531225" calcext:value-type="currency">
            <text:p>€ 24.885</text:p>
          </table:table-cell>
          <table:table-cell table:style-name="ce3" table:formula="of:=[.$D$6]+[.$E$6]+[.K16]-[.W16]" office:value-type="currency" office:currency="EUR" office:value="285354" calcext:value-type="currency">
            <text:p>€ 285.354</text:p>
          </table:table-cell>
          <table:table-cell table:style-name="ce3" table:formula="of:=[.T16]-[.AA16]" office:value-type="currency" office:currency="EUR" office:value="-208737.735446877" calcext:value-type="currency">
            <text:p>-€ 208.738</text:p>
          </table:table-cell>
          <table:table-cell/>
          <table:table-cell table:style-name="ce14"/>
          <table:table-cell table:style-name="ce21"/>
          <table:table-cell table:number-columns-repeated="993"/>
        </table:table-row>
        <table:table-row table:style-name="ro1">
          <table:table-cell table:style-name="ce2" table:formula="of:=[.A16]+1" office:value-type="float" office:value="8" calcext:value-type="float">
            <text:p>8</text:p>
          </table:table-cell>
          <table:table-cell table:style-name="ce2" table:formula="of:=[.B16]+1" office:value-type="float" office:value="2023" calcext:value-type="float">
            <text:p>2023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IF(PeriodoNum&gt;Periodi;0;[.H16])" office:value-type="currency" office:currency="EUR" office:value="105527.044" calcext:value-type="currency">
            <text:p>€ 105.527</text:p>
          </table:table-cell>
          <table:table-cell table:style-name="ce9" table:formula="of:=[.D17]*Tasso" office:value-type="currency" office:currency="EUR" office:value="5276.3522" calcext:value-type="currency">
            <text:p>€ 5.276</text:p>
          </table:table-cell>
          <table:table-cell table:style-name="ce9" table:formula="of:=IF(PeriodoNum&gt;Periodi;0;Rata-[.E17])" office:value-type="currency" office:currency="EUR" office:value="5957.61000669679" calcext:value-type="currency">
            <text:p>€ 5.958</text:p>
          </table:table-cell>
          <table:table-cell table:style-name="ce9" table:formula="of:=[.E17]+[.F17]" office:value-type="currency" office:currency="EUR" office:value="11233.9622066968" calcext:value-type="currency">
            <text:p>€ 11.234</text:p>
          </table:table-cell>
          <table:table-cell table:style-name="ce9" table:formula="of:=ROUND([.D17]-[.F17];4)" office:value-type="currency" office:currency="EUR" office:value="99569.434" calcext:value-type="currency">
            <text:p>€ 99.569</text:p>
          </table:table-cell>
          <table:table-cell table:style-name="ce9" table:formula="of:=IF(PeriodoNum&gt;Periodi;0;[.I16]+[.F17])" office:value-type="currency" office:currency="EUR" office:value="40430.5660685743" calcext:value-type="currency">
            <text:p>€ 40.431</text:p>
          </table:table-cell>
          <table:table-cell table:style-name="ce14"/>
          <table:table-cell table:style-name="ce17" table:formula="of:=[.K16]+MAX([.I$6];[.W$6])" office:value-type="currency" office:currency="EUR" office:value="124800" calcext:value-type="currency">
            <text:p>€ 124.800</text:p>
          </table:table-cell>
          <table:table-cell table:style-name="ce17"/>
          <table:table-cell table:style-name="ce18" table:formula="of:= [.M16] + IF([.C17]&gt;[.H$6] ;0 ;-[.I$6] )" office:value-type="currency" office:currency="EUR" office:value="-89871.6976535743" calcext:value-type="currency">
            <text:p>-€ 89.872</text:p>
          </table:table-cell>
          <table:table-cell table:style-name="ce3" table:formula="of:=[.N16]+IF(PeriodoNum&gt;Periodi;0;Rata )" office:value-type="currency" office:currency="EUR" office:value="329871.697653574" calcext:value-type="currency">
            <text:p>€ 329.872</text:p>
          </table:table-cell>
          <table:table-cell table:style-name="ce3" table:formula="of:=IF(IF([.C17]&lt;[.H$6];0.19*[.E17];0)&gt;=700;700;(IF([.C17]&lt;[.H$6];0.19*[.E17];0)))" office:value-type="currency" office:currency="EUR" office:value="700" calcext:value-type="currency">
            <text:p>€ 70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16]*(1+[.P17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17]+[.O17]+[.K17]-[.H17]+[.M17]" office:value-type="currency" office:currency="EUR" office:value="275208.868346426" calcext:value-type="currency">
            <text:p>€ 275.209</text:p>
          </table:table-cell>
          <table:table-cell table:style-name="ce3" table:formula="of:=+[.$E$6]+[.K17]+[.M17]+[.O17]" office:value-type="currency" office:currency="EUR" office:value="80982.3023464257" calcext:value-type="currency">
            <text:p>€ 80.982</text:p>
          </table:table-cell>
          <table:table-cell table:number-columns-repeated="2"/>
          <table:table-cell table:style-name="ce3" table:formula="of:=[.W16]+Affitto" office:value-type="currency" office:currency="EUR" office:value="124800" calcext:value-type="currency">
            <text:p>€ 124.800</text:p>
          </table:table-cell>
          <table:table-cell table:style-name="ce3"/>
          <table:table-cell table:style-name="ce3" table:formula="of:=[.D$6]+[.X17]+[.K17]-[.W17]" office:value-type="currency" office:currency="EUR" office:value="240000" calcext:value-type="currency">
            <text:p>€ 240.000</text:p>
          </table:table-cell>
          <table:table-cell table:style-name="ce3" table:formula="of:=[.S17]-[.Y17]" office:value-type="currency" office:currency="EUR" office:value="35208.8683464257" calcext:value-type="currency">
            <text:p>€ 35.209</text:p>
          </table:table-cell>
          <table:table-cell table:style-name="ce3" table:formula="of:=[.$D$6]+[.$E$6]+[.K17]-[.W17]" office:value-type="currency" office:currency="EUR" office:value="285354" calcext:value-type="currency">
            <text:p>€ 285.354</text:p>
          </table:table-cell>
          <table:table-cell table:style-name="ce3" table:formula="of:=[.T17]-[.AA17]" office:value-type="currency" office:currency="EUR" office:value="-204371.697653574" calcext:value-type="currency">
            <text:p>-€ 204.372</text:p>
          </table:table-cell>
          <table:table-cell/>
          <table:table-cell table:style-name="ce14"/>
          <table:table-cell table:style-name="ce21"/>
          <table:table-cell table:number-columns-repeated="993"/>
        </table:table-row>
        <table:table-row table:style-name="ro1">
          <table:table-cell table:style-name="ce2" table:formula="of:=[.A17]+1" office:value-type="float" office:value="9" calcext:value-type="float">
            <text:p>9</text:p>
          </table:table-cell>
          <table:table-cell table:style-name="ce2" table:formula="of:=[.B17]+1" office:value-type="float" office:value="2024" calcext:value-type="float">
            <text:p>2024</text:p>
          </table:table-cell>
          <table:table-cell table:style-name="ce8" office:value-type="float" office:value="9" calcext:value-type="float">
            <text:p>9</text:p>
          </table:table-cell>
          <table:table-cell table:style-name="ce9" table:formula="of:=IF(PeriodoNum&gt;Periodi;0;[.H17])" office:value-type="currency" office:currency="EUR" office:value="99569.434" calcext:value-type="currency">
            <text:p>€ 99.569</text:p>
          </table:table-cell>
          <table:table-cell table:style-name="ce9" table:formula="of:=[.D18]*Tasso" office:value-type="currency" office:currency="EUR" office:value="4978.4717" calcext:value-type="currency">
            <text:p>€ 4.978</text:p>
          </table:table-cell>
          <table:table-cell table:style-name="ce9" table:formula="of:=IF(PeriodoNum&gt;Periodi;0;Rata-[.E18])" office:value-type="currency" office:currency="EUR" office:value="6255.49050669679" calcext:value-type="currency">
            <text:p>€ 6.255</text:p>
          </table:table-cell>
          <table:table-cell table:style-name="ce9" table:formula="of:=[.E18]+[.F18]" office:value-type="currency" office:currency="EUR" office:value="11233.9622066968" calcext:value-type="currency">
            <text:p>€ 11.234</text:p>
          </table:table-cell>
          <table:table-cell table:style-name="ce9" table:formula="of:=ROUND([.D18]-[.F18];4)" office:value-type="currency" office:currency="EUR" office:value="93313.9435" calcext:value-type="currency">
            <text:p>€ 93.314</text:p>
          </table:table-cell>
          <table:table-cell table:style-name="ce9" table:formula="of:=IF(PeriodoNum&gt;Periodi;0;[.I17]+[.F18])" office:value-type="currency" office:currency="EUR" office:value="46686.0565752711" calcext:value-type="currency">
            <text:p>€ 46.686</text:p>
          </table:table-cell>
          <table:table-cell/>
          <table:table-cell table:style-name="ce17" table:formula="of:=[.K17]+MAX([.I$6];[.W$6])" office:value-type="currency" office:currency="EUR" office:value="140400" calcext:value-type="currency">
            <text:p>€ 140.400</text:p>
          </table:table-cell>
          <table:table-cell table:style-name="ce17"/>
          <table:table-cell table:style-name="ce18" table:formula="of:= [.M17] + IF([.C18]&gt;[.H$6] ;0 ;-[.I$6] )" office:value-type="currency" office:currency="EUR" office:value="-101105.659860271" calcext:value-type="currency">
            <text:p>-€ 101.106</text:p>
          </table:table-cell>
          <table:table-cell table:style-name="ce3" table:formula="of:=[.N17]+IF(PeriodoNum&gt;Periodi;0;Rata )" office:value-type="currency" office:currency="EUR" office:value="341105.659860271" calcext:value-type="currency">
            <text:p>€ 341.106</text:p>
          </table:table-cell>
          <table:table-cell table:style-name="ce3" table:formula="of:=IF(IF([.C18]&lt;[.H$6];0.19*[.E18];0)&gt;=700;700;(IF([.C18]&lt;[.H$6];0.19*[.E18];0)))" office:value-type="currency" office:currency="EUR" office:value="700" calcext:value-type="currency">
            <text:p>€ 70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17]*(1+[.P18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18]+[.O18]+[.K18]-[.H18]+[.M18]" office:value-type="currency" office:currency="EUR" office:value="285830.396639729" calcext:value-type="currency">
            <text:p>€ 285.830</text:p>
          </table:table-cell>
          <table:table-cell table:style-name="ce3" table:formula="of:=+[.$E$6]+[.K18]+[.M18]+[.O18]" office:value-type="currency" office:currency="EUR" office:value="85348.3401397289" calcext:value-type="currency">
            <text:p>€ 85.348</text:p>
          </table:table-cell>
          <table:table-cell table:number-columns-repeated="2"/>
          <table:table-cell table:style-name="ce3" table:formula="of:=[.W17]+Affitto" office:value-type="currency" office:currency="EUR" office:value="140400" calcext:value-type="currency">
            <text:p>€ 140.400</text:p>
          </table:table-cell>
          <table:table-cell table:style-name="ce3"/>
          <table:table-cell table:style-name="ce3" table:formula="of:=[.D$6]+[.X18]+[.K18]-[.W18]" office:value-type="currency" office:currency="EUR" office:value="240000" calcext:value-type="currency">
            <text:p>€ 240.000</text:p>
          </table:table-cell>
          <table:table-cell table:style-name="ce3" table:formula="of:=[.S18]-[.Y18]" office:value-type="currency" office:currency="EUR" office:value="45830.3966397289" calcext:value-type="currency">
            <text:p>€ 45.830</text:p>
          </table:table-cell>
          <table:table-cell table:style-name="ce3" table:formula="of:=[.$D$6]+[.$E$6]+[.K18]-[.W18]" office:value-type="currency" office:currency="EUR" office:value="285354" calcext:value-type="currency">
            <text:p>€ 285.354</text:p>
          </table:table-cell>
          <table:table-cell table:style-name="ce3" table:formula="of:=[.T18]-[.AA18]" office:value-type="currency" office:currency="EUR" office:value="-200005.659860271" calcext:value-type="currency">
            <text:p>-€ 200.006</text:p>
          </table:table-cell>
          <table:table-cell table:number-columns-repeated="996"/>
        </table:table-row>
        <table:table-row table:style-name="ro1">
          <table:table-cell table:style-name="ce2" table:formula="of:=[.A18]+1" office:value-type="float" office:value="10" calcext:value-type="float">
            <text:p>10</text:p>
          </table:table-cell>
          <table:table-cell table:style-name="ce2" table:formula="of:=[.B18]+1" office:value-type="float" office:value="2025" calcext:value-type="float">
            <text:p>2025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IF(PeriodoNum&gt;Periodi;0;[.H18])" office:value-type="currency" office:currency="EUR" office:value="93313.9435" calcext:value-type="currency">
            <text:p>€ 93.314</text:p>
          </table:table-cell>
          <table:table-cell table:style-name="ce9" table:formula="of:=[.D19]*Tasso" office:value-type="currency" office:currency="EUR" office:value="4665.697175" calcext:value-type="currency">
            <text:p>€ 4.666</text:p>
          </table:table-cell>
          <table:table-cell table:style-name="ce9" table:formula="of:=IF(PeriodoNum&gt;Periodi;0;Rata-[.E19])" office:value-type="currency" office:currency="EUR" office:value="6568.26503169679" calcext:value-type="currency">
            <text:p>€ 6.568</text:p>
          </table:table-cell>
          <table:table-cell table:style-name="ce9" table:formula="of:=[.E19]+[.F19]" office:value-type="currency" office:currency="EUR" office:value="11233.9622066968" calcext:value-type="currency">
            <text:p>€ 11.234</text:p>
          </table:table-cell>
          <table:table-cell table:style-name="ce9" table:formula="of:=ROUND([.D19]-[.F19];4)" office:value-type="currency" office:currency="EUR" office:value="86745.6785" calcext:value-type="currency">
            <text:p>€ 86.746</text:p>
          </table:table-cell>
          <table:table-cell table:style-name="ce9" table:formula="of:=IF(PeriodoNum&gt;Periodi;0;[.I18]+[.F19])" office:value-type="currency" office:currency="EUR" office:value="53254.3216069679" calcext:value-type="currency">
            <text:p>€ 53.254</text:p>
          </table:table-cell>
          <table:table-cell table:style-name="ce14"/>
          <table:table-cell table:style-name="ce17" table:formula="of:=[.K18]+MAX([.I$6];[.W$6])" office:value-type="currency" office:currency="EUR" office:value="156000" calcext:value-type="currency">
            <text:p>€ 156.000</text:p>
          </table:table-cell>
          <table:table-cell table:style-name="ce17"/>
          <table:table-cell table:style-name="ce18" table:formula="of:= [.M18] + IF([.C19]&gt;[.H$6] ;0 ;-[.I$6] )" office:value-type="currency" office:currency="EUR" office:value="-112339.622066968" calcext:value-type="currency">
            <text:p>-€ 112.340</text:p>
          </table:table-cell>
          <table:table-cell table:style-name="ce3" table:formula="of:=[.N18]+IF(PeriodoNum&gt;Periodi;0;Rata )" office:value-type="currency" office:currency="EUR" office:value="352339.622066968" calcext:value-type="currency">
            <text:p>€ 352.340</text:p>
          </table:table-cell>
          <table:table-cell table:style-name="ce3" table:formula="of:=IF(IF([.C19]&lt;[.H$6];0.19*[.E19];0)&gt;=700;700;(IF([.C19]&lt;[.H$6];0.19*[.E19];0)))" office:value-type="currency" office:currency="EUR" office:value="700" calcext:value-type="currency">
            <text:p>€ 70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18]*(1+[.P19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19]+[.O19]+[.K19]-[.H19]+[.M19]" office:value-type="currency" office:currency="EUR" office:value="296764.699433032" calcext:value-type="currency">
            <text:p>€ 296.765</text:p>
          </table:table-cell>
          <table:table-cell table:style-name="ce3" table:formula="of:=+[.$E$6]+[.K19]+[.M19]+[.O19]" office:value-type="currency" office:currency="EUR" office:value="89714.3779330322" calcext:value-type="currency">
            <text:p>€ 89.714</text:p>
          </table:table-cell>
          <table:table-cell table:number-columns-repeated="2"/>
          <table:table-cell table:style-name="ce3" table:formula="of:=[.W18]+Affitto" office:value-type="currency" office:currency="EUR" office:value="156000" calcext:value-type="currency">
            <text:p>€ 156.000</text:p>
          </table:table-cell>
          <table:table-cell table:style-name="ce3"/>
          <table:table-cell table:style-name="ce3" table:formula="of:=[.D$6]+[.X19]+[.K19]-[.W19]" office:value-type="currency" office:currency="EUR" office:value="240000" calcext:value-type="currency">
            <text:p>€ 240.000</text:p>
          </table:table-cell>
          <table:table-cell table:style-name="ce3" table:formula="of:=[.S19]-[.Y19]" office:value-type="currency" office:currency="EUR" office:value="56764.6994330322" calcext:value-type="currency">
            <text:p>€ 56.765</text:p>
          </table:table-cell>
          <table:table-cell table:style-name="ce3" table:formula="of:=[.$D$6]+[.$E$6]+[.K19]-[.W19]" office:value-type="currency" office:currency="EUR" office:value="285354" calcext:value-type="currency">
            <text:p>€ 285.354</text:p>
          </table:table-cell>
          <table:table-cell table:style-name="ce3" table:formula="of:=[.T19]-[.AA19]" office:value-type="currency" office:currency="EUR" office:value="-195639.622066968" calcext:value-type="currency">
            <text:p>-€ 195.640</text:p>
          </table:table-cell>
          <table:table-cell table:number-columns-repeated="996"/>
        </table:table-row>
        <table:table-row table:style-name="ro1">
          <table:table-cell table:style-name="ce2" table:formula="of:=[.A19]+1" office:value-type="float" office:value="11" calcext:value-type="float">
            <text:p>11</text:p>
          </table:table-cell>
          <table:table-cell table:style-name="ce2" table:formula="of:=[.B19]+1" office:value-type="float" office:value="2026" calcext:value-type="float">
            <text:p>2026</text:p>
          </table:table-cell>
          <table:table-cell table:style-name="ce8" office:value-type="float" office:value="11" calcext:value-type="float">
            <text:p>11</text:p>
          </table:table-cell>
          <table:table-cell table:style-name="ce9" table:formula="of:=IF(PeriodoNum&gt;Periodi;0;[.H19])" office:value-type="currency" office:currency="EUR" office:value="86745.6785" calcext:value-type="currency">
            <text:p>€ 86.746</text:p>
          </table:table-cell>
          <table:table-cell table:style-name="ce9" table:formula="of:=[.D20]*Tasso" office:value-type="currency" office:currency="EUR" office:value="4337.283925" calcext:value-type="currency">
            <text:p>€ 4.337</text:p>
          </table:table-cell>
          <table:table-cell table:style-name="ce9" table:formula="of:=IF(PeriodoNum&gt;Periodi;0;Rata-[.E20])" office:value-type="currency" office:currency="EUR" office:value="6896.67828169679" calcext:value-type="currency">
            <text:p>€ 6.897</text:p>
          </table:table-cell>
          <table:table-cell table:style-name="ce9" table:formula="of:=[.E20]+[.F20]" office:value-type="currency" office:currency="EUR" office:value="11233.9622066968" calcext:value-type="currency">
            <text:p>€ 11.234</text:p>
          </table:table-cell>
          <table:table-cell table:style-name="ce9" table:formula="of:=ROUND([.D20]-[.F20];4)" office:value-type="currency" office:currency="EUR" office:value="79849.0002" calcext:value-type="currency">
            <text:p>€ 79.849</text:p>
          </table:table-cell>
          <table:table-cell table:style-name="ce9" table:formula="of:=IF(PeriodoNum&gt;Periodi;0;[.I19]+[.F20])" office:value-type="currency" office:currency="EUR" office:value="60150.9998886646" calcext:value-type="currency">
            <text:p>€ 60.151</text:p>
          </table:table-cell>
          <table:table-cell table:style-name="ce14"/>
          <table:table-cell table:style-name="ce17" table:formula="of:=[.K19]+MAX([.I$6];[.W$6])" office:value-type="currency" office:currency="EUR" office:value="171600" calcext:value-type="currency">
            <text:p>€ 171.600</text:p>
          </table:table-cell>
          <table:table-cell table:style-name="ce17"/>
          <table:table-cell table:style-name="ce18" table:formula="of:= [.M19] + IF([.C20]&gt;[.H$6] ;0 ;-[.I$6] )" office:value-type="currency" office:currency="EUR" office:value="-123573.584273665" calcext:value-type="currency">
            <text:p>-€ 123.574</text:p>
          </table:table-cell>
          <table:table-cell table:style-name="ce3" table:formula="of:=[.N19]+IF(PeriodoNum&gt;Periodi;0;Rata )" office:value-type="currency" office:currency="EUR" office:value="363573.584273665" calcext:value-type="currency">
            <text:p>€ 363.574</text:p>
          </table:table-cell>
          <table:table-cell table:style-name="ce3" table:formula="of:=IF(IF([.C20]&lt;[.H$6];0.19*[.E20];0)&gt;=700;700;(IF([.C20]&lt;[.H$6];0.19*[.E20];0)))" office:value-type="currency" office:currency="EUR" office:value="700" calcext:value-type="currency">
            <text:p>€ 70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19]*(1+[.P20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0]+[.O20]+[.K20]-[.H20]+[.M20]" office:value-type="currency" office:currency="EUR" office:value="308027.415526335" calcext:value-type="currency">
            <text:p>€ 308.027</text:p>
          </table:table-cell>
          <table:table-cell table:style-name="ce3" table:formula="of:=+[.$E$6]+[.K20]+[.M20]+[.O20]" office:value-type="currency" office:currency="EUR" office:value="94080.4157263354" calcext:value-type="currency">
            <text:p>€ 94.080</text:p>
          </table:table-cell>
          <table:table-cell table:number-columns-repeated="2"/>
          <table:table-cell table:style-name="ce3" table:formula="of:=[.W19]+Affitto" office:value-type="currency" office:currency="EUR" office:value="171600" calcext:value-type="currency">
            <text:p>€ 171.600</text:p>
          </table:table-cell>
          <table:table-cell table:style-name="ce3"/>
          <table:table-cell table:style-name="ce3" table:formula="of:=[.D$6]+[.X20]+[.K20]-[.W20]" office:value-type="currency" office:currency="EUR" office:value="240000" calcext:value-type="currency">
            <text:p>€ 240.000</text:p>
          </table:table-cell>
          <table:table-cell table:style-name="ce3" table:formula="of:=[.S20]-[.Y20]" office:value-type="currency" office:currency="EUR" office:value="68027.4155263354" calcext:value-type="currency">
            <text:p>€ 68.027</text:p>
          </table:table-cell>
          <table:table-cell table:style-name="ce3" table:formula="of:=[.$D$6]+[.$E$6]+[.K20]-[.W20]" office:value-type="currency" office:currency="EUR" office:value="285354" calcext:value-type="currency">
            <text:p>€ 285.354</text:p>
          </table:table-cell>
          <table:table-cell table:style-name="ce3" table:formula="of:=[.T20]-[.AA20]" office:value-type="currency" office:currency="EUR" office:value="-191273.584273665" calcext:value-type="currency">
            <text:p>-€ 191.274</text:p>
          </table:table-cell>
          <table:table-cell table:number-columns-repeated="996"/>
        </table:table-row>
        <table:table-row table:style-name="ro1">
          <table:table-cell table:style-name="ce2" table:formula="of:=[.A20]+1" office:value-type="float" office:value="12" calcext:value-type="float">
            <text:p>12</text:p>
          </table:table-cell>
          <table:table-cell table:style-name="ce2" table:formula="of:=[.B20]+1" office:value-type="float" office:value="2027" calcext:value-type="float">
            <text:p>2027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IF(PeriodoNum&gt;Periodi;0;[.H20])" office:value-type="currency" office:currency="EUR" office:value="79849.0002" calcext:value-type="currency">
            <text:p>€ 79.849</text:p>
          </table:table-cell>
          <table:table-cell table:style-name="ce9" table:formula="of:=[.D21]*Tasso" office:value-type="currency" office:currency="EUR" office:value="3992.45001" calcext:value-type="currency">
            <text:p>€ 3.992</text:p>
          </table:table-cell>
          <table:table-cell table:style-name="ce9" table:formula="of:=IF(PeriodoNum&gt;Periodi;0;Rata-[.E21])" office:value-type="currency" office:currency="EUR" office:value="7241.51219669679" calcext:value-type="currency">
            <text:p>€ 7.242</text:p>
          </table:table-cell>
          <table:table-cell table:style-name="ce9" table:formula="of:=[.E21]+[.F21]" office:value-type="currency" office:currency="EUR" office:value="11233.9622066968" calcext:value-type="currency">
            <text:p>€ 11.234</text:p>
          </table:table-cell>
          <table:table-cell table:style-name="ce9" table:formula="of:=ROUND([.D21]-[.F21];4)" office:value-type="currency" office:currency="EUR" office:value="72607.488" calcext:value-type="currency">
            <text:p>€ 72.607</text:p>
          </table:table-cell>
          <table:table-cell table:style-name="ce9" table:formula="of:=IF(PeriodoNum&gt;Periodi;0;[.I20]+[.F21])" office:value-type="currency" office:currency="EUR" office:value="67392.5120853614" calcext:value-type="currency">
            <text:p>€ 67.393</text:p>
          </table:table-cell>
          <table:table-cell table:style-name="ce14"/>
          <table:table-cell table:style-name="ce17" table:formula="of:=[.K20]+MAX([.I$6];[.W$6])" office:value-type="currency" office:currency="EUR" office:value="187200" calcext:value-type="currency">
            <text:p>€ 187.200</text:p>
          </table:table-cell>
          <table:table-cell table:style-name="ce17"/>
          <table:table-cell table:style-name="ce18" table:formula="of:= [.M20] + IF([.C21]&gt;[.H$6] ;0 ;-[.I$6] )" office:value-type="currency" office:currency="EUR" office:value="-134807.546480361" calcext:value-type="currency">
            <text:p>-€ 134.808</text:p>
          </table:table-cell>
          <table:table-cell table:style-name="ce3" table:formula="of:=[.N20]+IF(PeriodoNum&gt;Periodi;0;Rata )" office:value-type="currency" office:currency="EUR" office:value="374807.546480362" calcext:value-type="currency">
            <text:p>€ 374.808</text:p>
          </table:table-cell>
          <table:table-cell table:style-name="ce3" table:formula="of:=IF(IF([.C21]&lt;[.H$6];0.19*[.E21];0)&gt;=700;700;(IF([.C21]&lt;[.H$6];0.19*[.E21];0)))" office:value-type="currency" office:currency="EUR" office:value="700" calcext:value-type="currency">
            <text:p>€ 70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20]*(1+[.P21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1]+[.O21]+[.K21]-[.H21]+[.M21]" office:value-type="currency" office:currency="EUR" office:value="319634.965519639" calcext:value-type="currency">
            <text:p>€ 319.635</text:p>
          </table:table-cell>
          <table:table-cell table:style-name="ce3" table:formula="of:=+[.$E$6]+[.K21]+[.M21]+[.O21]" office:value-type="currency" office:currency="EUR" office:value="98446.4535196386" calcext:value-type="currency">
            <text:p>€ 98.446</text:p>
          </table:table-cell>
          <table:table-cell table:number-columns-repeated="2"/>
          <table:table-cell table:style-name="ce3" table:formula="of:=[.W20]+Affitto" office:value-type="currency" office:currency="EUR" office:value="187200" calcext:value-type="currency">
            <text:p>€ 187.200</text:p>
          </table:table-cell>
          <table:table-cell table:style-name="ce3"/>
          <table:table-cell table:style-name="ce3" table:formula="of:=[.D$6]+[.X21]+[.K21]-[.W21]" office:value-type="currency" office:currency="EUR" office:value="240000" calcext:value-type="currency">
            <text:p>€ 240.000</text:p>
          </table:table-cell>
          <table:table-cell table:style-name="ce3" table:formula="of:=[.S21]-[.Y21]" office:value-type="currency" office:currency="EUR" office:value="79634.9655196386" calcext:value-type="currency">
            <text:p>€ 79.635</text:p>
          </table:table-cell>
          <table:table-cell table:style-name="ce3" table:formula="of:=[.$D$6]+[.$E$6]+[.K21]-[.W21]" office:value-type="currency" office:currency="EUR" office:value="285354" calcext:value-type="currency">
            <text:p>€ 285.354</text:p>
          </table:table-cell>
          <table:table-cell table:style-name="ce3" table:formula="of:=[.T21]-[.AA21]" office:value-type="currency" office:currency="EUR" office:value="-186907.546480361" calcext:value-type="currency">
            <text:p>-€ 186.908</text:p>
          </table:table-cell>
          <table:table-cell table:number-columns-repeated="996"/>
        </table:table-row>
        <table:table-row table:style-name="ro1">
          <table:table-cell table:style-name="ce2" table:formula="of:=[.A21]+1" office:value-type="float" office:value="13" calcext:value-type="float">
            <text:p>13</text:p>
          </table:table-cell>
          <table:table-cell table:style-name="ce2" table:formula="of:=[.B21]+1" office:value-type="float" office:value="2028" calcext:value-type="float">
            <text:p>2028</text:p>
          </table:table-cell>
          <table:table-cell table:style-name="ce8" office:value-type="float" office:value="13" calcext:value-type="float">
            <text:p>13</text:p>
          </table:table-cell>
          <table:table-cell table:style-name="ce9" table:formula="of:=IF(PeriodoNum&gt;Periodi;0;[.H21])" office:value-type="currency" office:currency="EUR" office:value="72607.488" calcext:value-type="currency">
            <text:p>€ 72.607</text:p>
          </table:table-cell>
          <table:table-cell table:style-name="ce9" table:formula="of:=[.D22]*Tasso" office:value-type="currency" office:currency="EUR" office:value="3630.3744" calcext:value-type="currency">
            <text:p>€ 3.630</text:p>
          </table:table-cell>
          <table:table-cell table:style-name="ce9" table:formula="of:=IF(PeriodoNum&gt;Periodi;0;Rata-[.E22])" office:value-type="currency" office:currency="EUR" office:value="7603.58780669679" calcext:value-type="currency">
            <text:p>€ 7.604</text:p>
          </table:table-cell>
          <table:table-cell table:style-name="ce9" table:formula="of:=[.E22]+[.F22]" office:value-type="currency" office:currency="EUR" office:value="11233.9622066968" calcext:value-type="currency">
            <text:p>€ 11.234</text:p>
          </table:table-cell>
          <table:table-cell table:style-name="ce9" table:formula="of:=ROUND([.D22]-[.F22];4)" office:value-type="currency" office:currency="EUR" office:value="65003.9002" calcext:value-type="currency">
            <text:p>€ 65.004</text:p>
          </table:table-cell>
          <table:table-cell table:style-name="ce9" table:formula="of:=IF(PeriodoNum&gt;Periodi;0;[.I21]+[.F22])" office:value-type="currency" office:currency="EUR" office:value="74996.0998920582" calcext:value-type="currency">
            <text:p>€ 74.996</text:p>
          </table:table-cell>
          <table:table-cell table:style-name="ce14"/>
          <table:table-cell table:style-name="ce17" table:formula="of:=[.K21]+MAX([.I$6];[.W$6])" office:value-type="currency" office:currency="EUR" office:value="202800" calcext:value-type="currency">
            <text:p>€ 202.800</text:p>
          </table:table-cell>
          <table:table-cell table:style-name="ce17"/>
          <table:table-cell table:style-name="ce18" table:formula="of:= [.M21] + IF([.C22]&gt;[.H$6] ;0 ;-[.I$6] )" office:value-type="currency" office:currency="EUR" office:value="-146041.508687058" calcext:value-type="currency">
            <text:p>-€ 146.042</text:p>
          </table:table-cell>
          <table:table-cell table:style-name="ce3" table:formula="of:=[.N21]+IF(PeriodoNum&gt;Periodi;0;Rata )" office:value-type="currency" office:currency="EUR" office:value="386041.508687058" calcext:value-type="currency">
            <text:p>€ 386.042</text:p>
          </table:table-cell>
          <table:table-cell table:style-name="ce3" table:formula="of:=IF(IF([.C22]&lt;[.H$6];0.19*[.E22];0)&gt;=700;700;(IF([.C22]&lt;[.H$6];0.19*[.E22];0)))" office:value-type="currency" office:currency="EUR" office:value="689.771136" calcext:value-type="currency">
            <text:p>€ 69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21]*(1+[.P22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2]+[.O22]+[.K22]-[.H22]+[.M22]" office:value-type="currency" office:currency="EUR" office:value="331594.362248942" calcext:value-type="currency">
            <text:p>€ 331.594</text:p>
          </table:table-cell>
          <table:table-cell table:style-name="ce3" table:formula="of:=+[.$E$6]+[.K22]+[.M22]+[.O22]" office:value-type="currency" office:currency="EUR" office:value="102802.262448942" calcext:value-type="currency">
            <text:p>€ 102.802</text:p>
          </table:table-cell>
          <table:table-cell table:number-columns-repeated="2"/>
          <table:table-cell table:style-name="ce3" table:formula="of:=[.W21]+Affitto" office:value-type="currency" office:currency="EUR" office:value="202800" calcext:value-type="currency">
            <text:p>€ 202.800</text:p>
          </table:table-cell>
          <table:table-cell table:style-name="ce3"/>
          <table:table-cell table:style-name="ce3" table:formula="of:=[.D$6]+[.X22]+[.K22]-[.W22]" office:value-type="currency" office:currency="EUR" office:value="240000" calcext:value-type="currency">
            <text:p>€ 240.000</text:p>
          </table:table-cell>
          <table:table-cell table:style-name="ce3" table:formula="of:=[.S22]-[.Y22]" office:value-type="currency" office:currency="EUR" office:value="91594.3622489418" calcext:value-type="currency">
            <text:p>€ 91.594</text:p>
          </table:table-cell>
          <table:table-cell table:style-name="ce3" table:formula="of:=[.$D$6]+[.$E$6]+[.K22]-[.W22]" office:value-type="currency" office:currency="EUR" office:value="285354" calcext:value-type="currency">
            <text:p>€ 285.354</text:p>
          </table:table-cell>
          <table:table-cell table:style-name="ce3" table:formula="of:=[.T22]-[.AA22]" office:value-type="currency" office:currency="EUR" office:value="-182551.737551058" calcext:value-type="currency">
            <text:p>-€ 182.552</text:p>
          </table:table-cell>
          <table:table-cell table:number-columns-repeated="996"/>
        </table:table-row>
        <table:table-row table:style-name="ro1">
          <table:table-cell table:style-name="ce2" table:formula="of:=[.A22]+1" office:value-type="float" office:value="14" calcext:value-type="float">
            <text:p>14</text:p>
          </table:table-cell>
          <table:table-cell table:style-name="ce2" table:formula="of:=[.B22]+1" office:value-type="float" office:value="2029" calcext:value-type="float">
            <text:p>2029</text:p>
          </table:table-cell>
          <table:table-cell table:style-name="ce8" office:value-type="float" office:value="14" calcext:value-type="float">
            <text:p>14</text:p>
          </table:table-cell>
          <table:table-cell table:style-name="ce9" table:formula="of:=IF(PeriodoNum&gt;Periodi;0;[.H22])" office:value-type="currency" office:currency="EUR" office:value="65003.9002" calcext:value-type="currency">
            <text:p>€ 65.004</text:p>
          </table:table-cell>
          <table:table-cell table:style-name="ce9" table:formula="of:=[.D23]*Tasso" office:value-type="currency" office:currency="EUR" office:value="3250.19501" calcext:value-type="currency">
            <text:p>€ 3.250</text:p>
          </table:table-cell>
          <table:table-cell table:style-name="ce9" table:formula="of:=IF(PeriodoNum&gt;Periodi;0;Rata-[.E23])" office:value-type="currency" office:currency="EUR" office:value="7983.76719669679" calcext:value-type="currency">
            <text:p>€ 7.984</text:p>
          </table:table-cell>
          <table:table-cell table:style-name="ce9" table:formula="of:=[.E23]+[.F23]" office:value-type="currency" office:currency="EUR" office:value="11233.9622066968" calcext:value-type="currency">
            <text:p>€ 11.234</text:p>
          </table:table-cell>
          <table:table-cell table:style-name="ce9" table:formula="of:=ROUND([.D23]-[.F23];4)" office:value-type="currency" office:currency="EUR" office:value="57020.133" calcext:value-type="currency">
            <text:p>€ 57.020</text:p>
          </table:table-cell>
          <table:table-cell table:style-name="ce9" table:formula="of:=IF(PeriodoNum&gt;Periodi;0;[.I22]+[.F23])" office:value-type="currency" office:currency="EUR" office:value="82979.867088755" calcext:value-type="currency">
            <text:p>€ 82.980</text:p>
          </table:table-cell>
          <table:table-cell table:style-name="ce14"/>
          <table:table-cell table:style-name="ce17" table:formula="of:=[.K22]+MAX([.I$6];[.W$6])" office:value-type="currency" office:currency="EUR" office:value="218400" calcext:value-type="currency">
            <text:p>€ 218.400</text:p>
          </table:table-cell>
          <table:table-cell table:style-name="ce17"/>
          <table:table-cell table:style-name="ce18" table:formula="of:= [.M22] + IF([.C23]&gt;[.H$6] ;0 ;-[.I$6] )" office:value-type="currency" office:currency="EUR" office:value="-157275.470893755" calcext:value-type="currency">
            <text:p>-€ 157.275</text:p>
          </table:table-cell>
          <table:table-cell table:style-name="ce3" table:formula="of:=[.N22]+IF(PeriodoNum&gt;Periodi;0;Rata )" office:value-type="currency" office:currency="EUR" office:value="397275.470893755" calcext:value-type="currency">
            <text:p>€ 397.275</text:p>
          </table:table-cell>
          <table:table-cell table:style-name="ce3" table:formula="of:=IF(IF([.C23]&lt;[.H$6];0.19*[.E23];0)&gt;=700;700;(IF([.C23]&lt;[.H$6];0.19*[.E23];0)))" office:value-type="currency" office:currency="EUR" office:value="617.5370519" calcext:value-type="currency">
            <text:p>€ 618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22]*(1+[.P23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3]+[.O23]+[.K23]-[.H23]+[.M23]" office:value-type="currency" office:currency="EUR" office:value="343871.933158145" calcext:value-type="currency">
            <text:p>€ 343.872</text:p>
          </table:table-cell>
          <table:table-cell table:style-name="ce3" table:formula="of:=+[.$E$6]+[.K23]+[.M23]+[.O23]" office:value-type="currency" office:currency="EUR" office:value="107096.066158145" calcext:value-type="currency">
            <text:p>€ 107.096</text:p>
          </table:table-cell>
          <table:table-cell table:number-columns-repeated="2"/>
          <table:table-cell table:style-name="ce3" table:formula="of:=[.W22]+Affitto" office:value-type="currency" office:currency="EUR" office:value="218400" calcext:value-type="currency">
            <text:p>€ 218.400</text:p>
          </table:table-cell>
          <table:table-cell table:style-name="ce3"/>
          <table:table-cell table:style-name="ce3" table:formula="of:=[.D$6]+[.X23]+[.K23]-[.W23]" office:value-type="currency" office:currency="EUR" office:value="240000" calcext:value-type="currency">
            <text:p>€ 240.000</text:p>
          </table:table-cell>
          <table:table-cell table:style-name="ce3" table:formula="of:=[.S23]-[.Y23]" office:value-type="currency" office:currency="EUR" office:value="103871.933158145" calcext:value-type="currency">
            <text:p>€ 103.872</text:p>
          </table:table-cell>
          <table:table-cell table:style-name="ce3" table:formula="of:=[.$D$6]+[.$E$6]+[.K23]-[.W23]" office:value-type="currency" office:currency="EUR" office:value="285354" calcext:value-type="currency">
            <text:p>€ 285.354</text:p>
          </table:table-cell>
          <table:table-cell table:style-name="ce3" table:formula="of:=[.T23]-[.AA23]" office:value-type="currency" office:currency="EUR" office:value="-178257.933841855" calcext:value-type="currency">
            <text:p>-€ 178.258</text:p>
          </table:table-cell>
          <table:table-cell table:number-columns-repeated="996"/>
        </table:table-row>
        <table:table-row table:style-name="ro1">
          <table:table-cell table:style-name="ce2" table:formula="of:=[.A23]+1" office:value-type="float" office:value="15" calcext:value-type="float">
            <text:p>15</text:p>
          </table:table-cell>
          <table:table-cell table:style-name="ce2" table:formula="of:=[.B23]+1" office:value-type="float" office:value="2030" calcext:value-type="float">
            <text:p>2030</text:p>
          </table:table-cell>
          <table:table-cell table:style-name="ce8" office:value-type="float" office:value="15" calcext:value-type="float">
            <text:p>15</text:p>
          </table:table-cell>
          <table:table-cell table:style-name="ce9" table:formula="of:=IF(PeriodoNum&gt;Periodi;0;[.H23])" office:value-type="currency" office:currency="EUR" office:value="57020.133" calcext:value-type="currency">
            <text:p>€ 57.020</text:p>
          </table:table-cell>
          <table:table-cell table:style-name="ce9" table:formula="of:=[.D24]*Tasso" office:value-type="currency" office:currency="EUR" office:value="2851.00665" calcext:value-type="currency">
            <text:p>€ 2.851</text:p>
          </table:table-cell>
          <table:table-cell table:style-name="ce9" table:formula="of:=IF(PeriodoNum&gt;Periodi;0;Rata-[.E24])" office:value-type="currency" office:currency="EUR" office:value="8382.95555669679" calcext:value-type="currency">
            <text:p>€ 8.383</text:p>
          </table:table-cell>
          <table:table-cell table:style-name="ce9" table:formula="of:=[.E24]+[.F24]" office:value-type="currency" office:currency="EUR" office:value="11233.9622066968" calcext:value-type="currency">
            <text:p>€ 11.234</text:p>
          </table:table-cell>
          <table:table-cell table:style-name="ce9" table:formula="of:=ROUND([.D24]-[.F24];4)" office:value-type="currency" office:currency="EUR" office:value="48637.1774" calcext:value-type="currency">
            <text:p>€ 48.637</text:p>
          </table:table-cell>
          <table:table-cell table:style-name="ce9" table:formula="of:=IF(PeriodoNum&gt;Periodi;0;[.I23]+[.F24])" office:value-type="currency" office:currency="EUR" office:value="91362.8226454518" calcext:value-type="currency">
            <text:p>€ 91.363</text:p>
          </table:table-cell>
          <table:table-cell table:style-name="ce14"/>
          <table:table-cell table:style-name="ce17" table:formula="of:=[.K23]+MAX([.I$6];[.W$6])" office:value-type="currency" office:currency="EUR" office:value="234000" calcext:value-type="currency">
            <text:p>€ 234.000</text:p>
          </table:table-cell>
          <table:table-cell table:style-name="ce17"/>
          <table:table-cell table:style-name="ce18" table:formula="of:= [.M23] + IF([.C24]&gt;[.H$6] ;0 ;-[.I$6] )" office:value-type="currency" office:currency="EUR" office:value="-168509.433100452" calcext:value-type="currency">
            <text:p>-€ 168.509</text:p>
          </table:table-cell>
          <table:table-cell table:style-name="ce3" table:formula="of:=[.N23]+IF(PeriodoNum&gt;Periodi;0;Rata )" office:value-type="currency" office:currency="EUR" office:value="408509.433100452" calcext:value-type="currency">
            <text:p>€ 408.509</text:p>
          </table:table-cell>
          <table:table-cell table:style-name="ce3" table:formula="of:=IF(IF([.C24]&lt;[.H$6];0.19*[.E24];0)&gt;=700;700;(IF([.C24]&lt;[.H$6];0.19*[.E24];0)))" office:value-type="currency" office:currency="EUR" office:value="541.6912635" calcext:value-type="currency">
            <text:p>€ 542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23]*(1+[.P24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4]+[.O24]+[.K24]-[.H24]+[.M24]" office:value-type="currency" office:currency="EUR" office:value="356545.080763048" calcext:value-type="currency">
            <text:p>€ 356.545</text:p>
          </table:table-cell>
          <table:table-cell table:style-name="ce3" table:formula="of:=+[.$E$6]+[.K24]+[.M24]+[.O24]" office:value-type="currency" office:currency="EUR" office:value="111386.258163048" calcext:value-type="currency">
            <text:p>€ 111.386</text:p>
          </table:table-cell>
          <table:table-cell table:number-columns-repeated="2"/>
          <table:table-cell table:style-name="ce3" table:formula="of:=[.W23]+Affitto" office:value-type="currency" office:currency="EUR" office:value="234000" calcext:value-type="currency">
            <text:p>€ 234.000</text:p>
          </table:table-cell>
          <table:table-cell table:style-name="ce3"/>
          <table:table-cell table:style-name="ce3" table:formula="of:=[.D$6]+[.X24]+[.K24]-[.W24]" office:value-type="currency" office:currency="EUR" office:value="240000" calcext:value-type="currency">
            <text:p>€ 240.000</text:p>
          </table:table-cell>
          <table:table-cell table:style-name="ce3" table:formula="of:=[.S24]-[.Y24]" office:value-type="currency" office:currency="EUR" office:value="116545.080763048" calcext:value-type="currency">
            <text:p>€ 116.545</text:p>
          </table:table-cell>
          <table:table-cell table:style-name="ce3" table:formula="of:=[.$D$6]+[.$E$6]+[.K24]-[.W24]" office:value-type="currency" office:currency="EUR" office:value="285354" calcext:value-type="currency">
            <text:p>€ 285.354</text:p>
          </table:table-cell>
          <table:table-cell table:style-name="ce3" table:formula="of:=[.T24]-[.AA24]" office:value-type="currency" office:currency="EUR" office:value="-173967.741836952" calcext:value-type="currency">
            <text:p>-€ 173.968</text:p>
          </table:table-cell>
          <table:table-cell table:number-columns-repeated="996"/>
        </table:table-row>
        <table:table-row table:style-name="ro1">
          <table:table-cell table:style-name="ce2" table:formula="of:=[.A24]+1" office:value-type="float" office:value="16" calcext:value-type="float">
            <text:p>16</text:p>
          </table:table-cell>
          <table:table-cell table:style-name="ce2" table:formula="of:=[.B24]+1" office:value-type="float" office:value="2031" calcext:value-type="float">
            <text:p>2031</text:p>
          </table:table-cell>
          <table:table-cell table:style-name="ce8" office:value-type="float" office:value="16" calcext:value-type="float">
            <text:p>16</text:p>
          </table:table-cell>
          <table:table-cell table:style-name="ce9" table:formula="of:=IF(PeriodoNum&gt;Periodi;0;[.H24])" office:value-type="currency" office:currency="EUR" office:value="48637.1774" calcext:value-type="currency">
            <text:p>€ 48.637</text:p>
          </table:table-cell>
          <table:table-cell table:style-name="ce9" table:formula="of:=[.D25]*Tasso" office:value-type="currency" office:currency="EUR" office:value="2431.85887" calcext:value-type="currency">
            <text:p>€ 2.432</text:p>
          </table:table-cell>
          <table:table-cell table:style-name="ce9" table:formula="of:=IF(PeriodoNum&gt;Periodi;0;Rata-[.E25])" office:value-type="currency" office:currency="EUR" office:value="8802.10333669679" calcext:value-type="currency">
            <text:p>€ 8.802</text:p>
          </table:table-cell>
          <table:table-cell table:style-name="ce9" table:formula="of:=[.E25]+[.F25]" office:value-type="currency" office:currency="EUR" office:value="11233.9622066968" calcext:value-type="currency">
            <text:p>€ 11.234</text:p>
          </table:table-cell>
          <table:table-cell table:style-name="ce9" table:formula="of:=ROUND([.D25]-[.F25];4)" office:value-type="currency" office:currency="EUR" office:value="39835.0741" calcext:value-type="currency">
            <text:p>€ 39.835</text:p>
          </table:table-cell>
          <table:table-cell table:style-name="ce9" table:formula="of:=IF(PeriodoNum&gt;Periodi;0;[.I24]+[.F25])" office:value-type="currency" office:currency="EUR" office:value="100164.925982149" calcext:value-type="currency">
            <text:p>€ 100.165</text:p>
          </table:table-cell>
          <table:table-cell table:style-name="ce14"/>
          <table:table-cell table:style-name="ce17" table:formula="of:=[.K24]+MAX([.I$6];[.W$6])" office:value-type="currency" office:currency="EUR" office:value="249600" calcext:value-type="currency">
            <text:p>€ 249.600</text:p>
          </table:table-cell>
          <table:table-cell table:style-name="ce17"/>
          <table:table-cell table:style-name="ce18" table:formula="of:= [.M24] + IF([.C25]&gt;[.H$6] ;0 ;-[.I$6] )" office:value-type="currency" office:currency="EUR" office:value="-179743.395307149" calcext:value-type="currency">
            <text:p>-€ 179.743</text:p>
          </table:table-cell>
          <table:table-cell table:style-name="ce3" table:formula="of:=[.N24]+IF(PeriodoNum&gt;Periodi;0;Rata )" office:value-type="currency" office:currency="EUR" office:value="419743.395307149" calcext:value-type="currency">
            <text:p>€ 419.743</text:p>
          </table:table-cell>
          <table:table-cell table:style-name="ce3" table:formula="of:=IF(IF([.C25]&lt;[.H$6];0.19*[.E25];0)&gt;=700;700;(IF([.C25]&lt;[.H$6];0.19*[.E25];0)))" office:value-type="currency" office:currency="EUR" office:value="462.0531853" calcext:value-type="currency">
            <text:p>€ 462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24]*(1+[.P25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5]+[.O25]+[.K25]-[.H25]+[.M25]" office:value-type="currency" office:currency="EUR" office:value="369633.583778151" calcext:value-type="currency">
            <text:p>€ 369.634</text:p>
          </table:table-cell>
          <table:table-cell table:style-name="ce3" table:formula="of:=+[.$E$6]+[.K25]+[.M25]+[.O25]" office:value-type="currency" office:currency="EUR" office:value="115672.657878151" calcext:value-type="currency">
            <text:p>€ 115.673</text:p>
          </table:table-cell>
          <table:table-cell table:number-columns-repeated="2"/>
          <table:table-cell table:style-name="ce3" table:formula="of:=[.W24]+Affitto" office:value-type="currency" office:currency="EUR" office:value="249600" calcext:value-type="currency">
            <text:p>€ 249.600</text:p>
          </table:table-cell>
          <table:table-cell table:style-name="ce3"/>
          <table:table-cell table:style-name="ce3" table:formula="of:=[.D$6]+[.X25]+[.K25]-[.W25]" office:value-type="currency" office:currency="EUR" office:value="240000" calcext:value-type="currency">
            <text:p>€ 240.000</text:p>
          </table:table-cell>
          <table:table-cell table:style-name="ce3" table:formula="of:=[.S25]-[.Y25]" office:value-type="currency" office:currency="EUR" office:value="129633.583778151" calcext:value-type="currency">
            <text:p>€ 129.634</text:p>
          </table:table-cell>
          <table:table-cell table:style-name="ce3" table:formula="of:=[.$D$6]+[.$E$6]+[.K25]-[.W25]" office:value-type="currency" office:currency="EUR" office:value="285354" calcext:value-type="currency">
            <text:p>€ 285.354</text:p>
          </table:table-cell>
          <table:table-cell table:style-name="ce3" table:formula="of:=[.T25]-[.AA25]" office:value-type="currency" office:currency="EUR" office:value="-169681.342121849" calcext:value-type="currency">
            <text:p>-€ 169.681</text:p>
          </table:table-cell>
          <table:table-cell table:number-columns-repeated="996"/>
        </table:table-row>
        <table:table-row table:style-name="ro1">
          <table:table-cell table:style-name="ce2" table:formula="of:=[.A25]+1" office:value-type="float" office:value="17" calcext:value-type="float">
            <text:p>17</text:p>
          </table:table-cell>
          <table:table-cell table:style-name="ce2" table:formula="of:=[.B25]+1" office:value-type="float" office:value="2032" calcext:value-type="float">
            <text:p>2032</text:p>
          </table:table-cell>
          <table:table-cell table:style-name="ce8" office:value-type="float" office:value="17" calcext:value-type="float">
            <text:p>17</text:p>
          </table:table-cell>
          <table:table-cell table:style-name="ce9" table:formula="of:=IF(PeriodoNum&gt;Periodi;0;[.H25])" office:value-type="currency" office:currency="EUR" office:value="39835.0741" calcext:value-type="currency">
            <text:p>€ 39.835</text:p>
          </table:table-cell>
          <table:table-cell table:style-name="ce9" table:formula="of:=[.D26]*Tasso" office:value-type="currency" office:currency="EUR" office:value="1991.753705" calcext:value-type="currency">
            <text:p>€ 1.992</text:p>
          </table:table-cell>
          <table:table-cell table:style-name="ce9" table:formula="of:=IF(PeriodoNum&gt;Periodi;0;Rata-[.E26])" office:value-type="currency" office:currency="EUR" office:value="9242.20850169679" calcext:value-type="currency">
            <text:p>€ 9.242</text:p>
          </table:table-cell>
          <table:table-cell table:style-name="ce9" table:formula="of:=[.E26]+[.F26]" office:value-type="currency" office:currency="EUR" office:value="11233.9622066968" calcext:value-type="currency">
            <text:p>€ 11.234</text:p>
          </table:table-cell>
          <table:table-cell table:style-name="ce9" table:formula="of:=ROUND([.D26]-[.F26];4)" office:value-type="currency" office:currency="EUR" office:value="30592.8656" calcext:value-type="currency">
            <text:p>€ 30.593</text:p>
          </table:table-cell>
          <table:table-cell table:style-name="ce9" table:formula="of:=IF(PeriodoNum&gt;Periodi;0;[.I25]+[.F26])" office:value-type="currency" office:currency="EUR" office:value="109407.134483845" calcext:value-type="currency">
            <text:p>€ 109.407</text:p>
          </table:table-cell>
          <table:table-cell/>
          <table:table-cell table:style-name="ce17" table:formula="of:=[.K25]+MAX([.I$6];[.W$6])" office:value-type="currency" office:currency="EUR" office:value="265200" calcext:value-type="currency">
            <text:p>€ 265.200</text:p>
          </table:table-cell>
          <table:table-cell table:style-name="ce17"/>
          <table:table-cell table:style-name="ce18" table:formula="of:= [.M25] + IF([.C26]&gt;[.H$6] ;0 ;-[.I$6] )" office:value-type="currency" office:currency="EUR" office:value="-190977.357513845" calcext:value-type="currency">
            <text:p>-€ 190.977</text:p>
          </table:table-cell>
          <table:table-cell table:style-name="ce3" table:formula="of:=[.N25]+IF(PeriodoNum&gt;Periodi;0;Rata )" office:value-type="currency" office:currency="EUR" office:value="430977.357513846" calcext:value-type="currency">
            <text:p>€ 430.977</text:p>
          </table:table-cell>
          <table:table-cell table:style-name="ce3" table:formula="of:=IF(IF([.C26]&lt;[.H$6];0.19*[.E26];0)&gt;=700;700;(IF([.C26]&lt;[.H$6];0.19*[.E26];0)))" office:value-type="currency" office:currency="EUR" office:value="378.43320395" calcext:value-type="currency">
            <text:p>€ 378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25]*(1+[.P26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6]+[.O26]+[.K26]-[.H26]+[.M26]" office:value-type="currency" office:currency="EUR" office:value="383158.210090105" calcext:value-type="currency">
            <text:p>€ 383.158</text:p>
          </table:table-cell>
          <table:table-cell table:style-name="ce3" table:formula="of:=+[.$E$6]+[.K26]+[.M26]+[.O26]" office:value-type="currency" office:currency="EUR" office:value="119955.075690105" calcext:value-type="currency">
            <text:p>€ 119.955</text:p>
          </table:table-cell>
          <table:table-cell table:number-columns-repeated="2"/>
          <table:table-cell table:style-name="ce3" table:formula="of:=[.W25]+Affitto" office:value-type="currency" office:currency="EUR" office:value="265200" calcext:value-type="currency">
            <text:p>€ 265.200</text:p>
          </table:table-cell>
          <table:table-cell table:style-name="ce3"/>
          <table:table-cell table:style-name="ce3" table:formula="of:=[.D$6]+[.X26]+[.K26]-[.W26]" office:value-type="currency" office:currency="EUR" office:value="240000" calcext:value-type="currency">
            <text:p>€ 240.000</text:p>
          </table:table-cell>
          <table:table-cell table:style-name="ce3" table:formula="of:=[.S26]-[.Y26]" office:value-type="currency" office:currency="EUR" office:value="143158.210090105" calcext:value-type="currency">
            <text:p>€ 143.158</text:p>
          </table:table-cell>
          <table:table-cell table:style-name="ce3" table:formula="of:=[.$D$6]+[.$E$6]+[.K26]-[.W26]" office:value-type="currency" office:currency="EUR" office:value="285354" calcext:value-type="currency">
            <text:p>€ 285.354</text:p>
          </table:table-cell>
          <table:table-cell table:style-name="ce3" table:formula="of:=[.T26]-[.AA26]" office:value-type="currency" office:currency="EUR" office:value="-165398.924309895" calcext:value-type="currency">
            <text:p>-€ 165.399</text:p>
          </table:table-cell>
          <table:table-cell table:number-columns-repeated="996"/>
        </table:table-row>
        <table:table-row table:style-name="ro1">
          <table:table-cell table:style-name="ce2" table:formula="of:=[.A26]+1" office:value-type="float" office:value="18" calcext:value-type="float">
            <text:p>18</text:p>
          </table:table-cell>
          <table:table-cell table:style-name="ce2" table:formula="of:=[.B26]+1" office:value-type="float" office:value="2033" calcext:value-type="float">
            <text:p>2033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IF(PeriodoNum&gt;Periodi;0;[.H26])" office:value-type="currency" office:currency="EUR" office:value="30592.8656" calcext:value-type="currency">
            <text:p>€ 30.593</text:p>
          </table:table-cell>
          <table:table-cell table:style-name="ce9" table:formula="of:=[.D27]*Tasso" office:value-type="currency" office:currency="EUR" office:value="1529.64328" calcext:value-type="currency">
            <text:p>€ 1.530</text:p>
          </table:table-cell>
          <table:table-cell table:style-name="ce9" table:formula="of:=IF(PeriodoNum&gt;Periodi;0;Rata-[.E27])" office:value-type="currency" office:currency="EUR" office:value="9704.31892669679" calcext:value-type="currency">
            <text:p>€ 9.704</text:p>
          </table:table-cell>
          <table:table-cell table:style-name="ce9" table:formula="of:=[.E27]+[.F27]" office:value-type="currency" office:currency="EUR" office:value="11233.9622066968" calcext:value-type="currency">
            <text:p>€ 11.234</text:p>
          </table:table-cell>
          <table:table-cell table:style-name="ce9" table:formula="of:=ROUND([.D27]-[.F27];4)" office:value-type="currency" office:currency="EUR" office:value="20888.5467" calcext:value-type="currency">
            <text:p>€ 20.889</text:p>
          </table:table-cell>
          <table:table-cell table:style-name="ce9" table:formula="of:=IF(PeriodoNum&gt;Periodi;0;[.I26]+[.F27])" office:value-type="currency" office:currency="EUR" office:value="119111.453410542" calcext:value-type="currency">
            <text:p>€ 119.111</text:p>
          </table:table-cell>
          <table:table-cell/>
          <table:table-cell table:style-name="ce17" table:formula="of:=[.K26]+MAX([.I$6];[.W$6])" office:value-type="currency" office:currency="EUR" office:value="280800" calcext:value-type="currency">
            <text:p>€ 280.800</text:p>
          </table:table-cell>
          <table:table-cell table:style-name="ce17"/>
          <table:table-cell table:style-name="ce18" table:formula="of:= [.M26] + IF([.C27]&gt;[.H$6] ;0 ;-[.I$6] )" office:value-type="currency" office:currency="EUR" office:value="-202211.319720542" calcext:value-type="currency">
            <text:p>-€ 202.211</text:p>
          </table:table-cell>
          <table:table-cell table:style-name="ce3" table:formula="of:=[.N26]+IF(PeriodoNum&gt;Periodi;0;Rata )" office:value-type="currency" office:currency="EUR" office:value="442211.319720542" calcext:value-type="currency">
            <text:p>€ 442.211</text:p>
          </table:table-cell>
          <table:table-cell table:style-name="ce3" table:formula="of:=IF(IF([.C27]&lt;[.H$6];0.19*[.E27];0)&gt;=700;700;(IF([.C27]&lt;[.H$6];0.19*[.E27];0)))" office:value-type="currency" office:currency="EUR" office:value="290.6322232" calcext:value-type="currency">
            <text:p>€ 291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26]*(1+[.P27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7]+[.O27]+[.K27]-[.H27]+[.M27]" office:value-type="currency" office:currency="EUR" office:value="397140.765802658" calcext:value-type="currency">
            <text:p>€ 397.141</text:p>
          </table:table-cell>
          <table:table-cell table:style-name="ce3" table:formula="of:=+[.$E$6]+[.K27]+[.M27]+[.O27]" office:value-type="currency" office:currency="EUR" office:value="124233.312502658" calcext:value-type="currency">
            <text:p>€ 124.233</text:p>
          </table:table-cell>
          <table:table-cell table:number-columns-repeated="2"/>
          <table:table-cell table:style-name="ce3" table:formula="of:=[.W26]+Affitto" office:value-type="currency" office:currency="EUR" office:value="280800" calcext:value-type="currency">
            <text:p>€ 280.800</text:p>
          </table:table-cell>
          <table:table-cell table:style-name="ce3"/>
          <table:table-cell table:style-name="ce3" table:formula="of:=[.D$6]+[.X27]+[.K27]-[.W27]" office:value-type="currency" office:currency="EUR" office:value="240000" calcext:value-type="currency">
            <text:p>€ 240.000</text:p>
          </table:table-cell>
          <table:table-cell table:style-name="ce3" table:formula="of:=[.S27]-[.Y27]" office:value-type="currency" office:currency="EUR" office:value="157140.765802658" calcext:value-type="currency">
            <text:p>€ 157.141</text:p>
          </table:table-cell>
          <table:table-cell table:style-name="ce3" table:formula="of:=[.$D$6]+[.$E$6]+[.K27]-[.W27]" office:value-type="currency" office:currency="EUR" office:value="285354" calcext:value-type="currency">
            <text:p>€ 285.354</text:p>
          </table:table-cell>
          <table:table-cell table:style-name="ce3" table:formula="of:=[.T27]-[.AA27]" office:value-type="currency" office:currency="EUR" office:value="-161120.687497342" calcext:value-type="currency">
            <text:p>-€ 161.121</text:p>
          </table:table-cell>
          <table:table-cell table:number-columns-repeated="996"/>
        </table:table-row>
        <table:table-row table:style-name="ro1">
          <table:table-cell table:style-name="ce2" table:formula="of:=[.A27]+1" office:value-type="float" office:value="19" calcext:value-type="float">
            <text:p>19</text:p>
          </table:table-cell>
          <table:table-cell table:style-name="ce2" table:formula="of:=[.B27]+1" office:value-type="float" office:value="2034" calcext:value-type="float">
            <text:p>2034</text:p>
          </table:table-cell>
          <table:table-cell table:style-name="ce8" office:value-type="float" office:value="19" calcext:value-type="float">
            <text:p>19</text:p>
          </table:table-cell>
          <table:table-cell table:style-name="ce9" table:formula="of:=IF(PeriodoNum&gt;Periodi;0;[.H27])" office:value-type="currency" office:currency="EUR" office:value="20888.5467" calcext:value-type="currency">
            <text:p>€ 20.889</text:p>
          </table:table-cell>
          <table:table-cell table:style-name="ce9" table:formula="of:=[.D28]*Tasso" office:value-type="currency" office:currency="EUR" office:value="1044.427335" calcext:value-type="currency">
            <text:p>€ 1.044</text:p>
          </table:table-cell>
          <table:table-cell table:style-name="ce9" table:formula="of:=IF(PeriodoNum&gt;Periodi;0;Rata-[.E28])" office:value-type="currency" office:currency="EUR" office:value="10189.5348716968" calcext:value-type="currency">
            <text:p>€ 10.190</text:p>
          </table:table-cell>
          <table:table-cell table:style-name="ce9" table:formula="of:=[.E28]+[.F28]" office:value-type="currency" office:currency="EUR" office:value="11233.9622066968" calcext:value-type="currency">
            <text:p>€ 11.234</text:p>
          </table:table-cell>
          <table:table-cell table:style-name="ce9" table:formula="of:=ROUND([.D28]-[.F28];4)" office:value-type="currency" office:currency="EUR" office:value="10699.0118" calcext:value-type="currency">
            <text:p>€ 10.699</text:p>
          </table:table-cell>
          <table:table-cell table:style-name="ce9" table:formula="of:=IF(PeriodoNum&gt;Periodi;0;[.I27]+[.F28])" office:value-type="currency" office:currency="EUR" office:value="129300.988282239" calcext:value-type="currency">
            <text:p>€ 129.301</text:p>
          </table:table-cell>
          <table:table-cell/>
          <table:table-cell table:style-name="ce17" table:formula="of:=[.K27]+MAX([.I$6];[.W$6])" office:value-type="currency" office:currency="EUR" office:value="296400" calcext:value-type="currency">
            <text:p>€ 296.400</text:p>
          </table:table-cell>
          <table:table-cell table:style-name="ce17"/>
          <table:table-cell table:style-name="ce18" table:formula="of:= [.M27] + IF([.C28]&gt;[.H$6] ;0 ;-[.I$6] )" office:value-type="currency" office:currency="EUR" office:value="-213445.281927239" calcext:value-type="currency">
            <text:p>-€ 213.445</text:p>
          </table:table-cell>
          <table:table-cell table:style-name="ce3" table:formula="of:=[.N27]+IF(PeriodoNum&gt;Periodi;0;Rata )" office:value-type="currency" office:currency="EUR" office:value="453445.281927239" calcext:value-type="currency">
            <text:p>€ 453.445</text:p>
          </table:table-cell>
          <table:table-cell table:style-name="ce3" table:formula="of:=IF(IF([.C28]&lt;[.H$6];0.19*[.E28];0)&gt;=700;700;(IF([.C28]&lt;[.H$6];0.19*[.E28];0)))" office:value-type="currency" office:currency="EUR" office:value="198.44119365" calcext:value-type="currency">
            <text:p>€ 198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27]*(1+[.P28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8]+[.O28]+[.K28]-[.H28]+[.M28]" office:value-type="currency" office:currency="EUR" office:value="411604.147466411" calcext:value-type="currency">
            <text:p>€ 411.604</text:p>
          </table:table-cell>
          <table:table-cell table:style-name="ce3" table:formula="of:=+[.$E$6]+[.K28]+[.M28]+[.O28]" office:value-type="currency" office:currency="EUR" office:value="128507.159266411" calcext:value-type="currency">
            <text:p>€ 128.507</text:p>
          </table:table-cell>
          <table:table-cell table:number-columns-repeated="2"/>
          <table:table-cell table:style-name="ce3" table:formula="of:=[.W27]+Affitto" office:value-type="currency" office:currency="EUR" office:value="296400" calcext:value-type="currency">
            <text:p>€ 296.400</text:p>
          </table:table-cell>
          <table:table-cell table:style-name="ce3"/>
          <table:table-cell table:style-name="ce3" table:formula="of:=[.D$6]+[.X28]+[.K28]-[.W28]" office:value-type="currency" office:currency="EUR" office:value="240000" calcext:value-type="currency">
            <text:p>€ 240.000</text:p>
          </table:table-cell>
          <table:table-cell table:style-name="ce3" table:formula="of:=[.S28]-[.Y28]" office:value-type="currency" office:currency="EUR" office:value="171604.147466411" calcext:value-type="currency">
            <text:p>€ 171.604</text:p>
          </table:table-cell>
          <table:table-cell table:style-name="ce3" table:formula="of:=[.$D$6]+[.$E$6]+[.K28]-[.W28]" office:value-type="currency" office:currency="EUR" office:value="285354" calcext:value-type="currency">
            <text:p>€ 285.354</text:p>
          </table:table-cell>
          <table:table-cell table:style-name="ce3" table:formula="of:=[.T28]-[.AA28]" office:value-type="currency" office:currency="EUR" office:value="-156846.840733589" calcext:value-type="currency">
            <text:p>-€ 156.847</text:p>
          </table:table-cell>
          <table:table-cell table:number-columns-repeated="996"/>
        </table:table-row>
        <table:table-row table:style-name="ro1">
          <table:table-cell table:style-name="ce2" table:formula="of:=[.A28]+1" office:value-type="float" office:value="20" calcext:value-type="float">
            <text:p>20</text:p>
          </table:table-cell>
          <table:table-cell table:style-name="ce2" table:formula="of:=[.B28]+1" office:value-type="float" office:value="2035" calcext:value-type="float">
            <text:p>2035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IF(PeriodoNum&gt;Periodi;0;[.H28])" office:value-type="currency" office:currency="EUR" office:value="10699.0118" calcext:value-type="currency">
            <text:p>€ 10.699</text:p>
          </table:table-cell>
          <table:table-cell table:style-name="ce9" table:formula="of:=[.D29]*Tasso" office:value-type="currency" office:currency="EUR" office:value="534.95059" calcext:value-type="currency">
            <text:p>€ 535</text:p>
          </table:table-cell>
          <table:table-cell table:style-name="ce9" table:formula="of:=IF(PeriodoNum&gt;Periodi;0;Rata-[.E29])" office:value-type="currency" office:currency="EUR" office:value="10699.0116166968" calcext:value-type="currency">
            <text:p>€ 10.699</text:p>
          </table:table-cell>
          <table:table-cell table:style-name="ce9" table:formula="of:=[.E29]+[.F29]" office:value-type="currency" office:currency="EUR" office:value="11233.9622066968" calcext:value-type="currency">
            <text:p>€ 11.234</text:p>
          </table:table-cell>
          <table:table-cell table:style-name="ce9" table:formula="of:=ROUND([.D29]-[.F29];4)" office:value-type="currency" office:currency="EUR" office:value="0.0002" calcext:value-type="currency">
            <text:p>€ 0</text:p>
          </table:table-cell>
          <table:table-cell table:style-name="ce9" table:formula="of:=IF(PeriodoNum&gt;Periodi;0;[.I28]+[.F29])" office:value-type="currency" office:currency="EUR" office:value="139999.999898936" calcext:value-type="currency">
            <text:p>€ 140.000</text:p>
          </table:table-cell>
          <table:table-cell/>
          <table:table-cell table:style-name="ce17" table:formula="of:=[.K28]+MAX([.I$6];[.W$6])" office:value-type="currency" office:currency="EUR" office:value="312000" calcext:value-type="currency">
            <text:p>€ 312.000</text:p>
          </table:table-cell>
          <table:table-cell table:style-name="ce17"/>
          <table:table-cell table:style-name="ce18" table:formula="of:= [.M28] + IF([.C29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28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29]&lt;[.H$6];0.19*[.E29];0)&gt;=700;700;(IF([.C29]&lt;[.H$6];0.19*[.E29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28]*(1+[.P29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29]+[.O29]+[.K29]-[.H29]+[.M29]" office:value-type="currency" office:currency="EUR" office:value="426470.755666064" calcext:value-type="currency">
            <text:p>€ 426.471</text:p>
          </table:table-cell>
          <table:table-cell table:style-name="ce3" table:formula="of:=+[.$E$6]+[.K29]+[.M29]+[.O29]" office:value-type="currency" office:currency="EUR" office:value="132674.755866064" calcext:value-type="currency">
            <text:p>€ 132.675</text:p>
          </table:table-cell>
          <table:table-cell table:number-columns-repeated="2"/>
          <table:table-cell table:style-name="ce3" table:formula="of:=[.W28]+Affitto" office:value-type="currency" office:currency="EUR" office:value="312000" calcext:value-type="currency">
            <text:p>€ 312.000</text:p>
          </table:table-cell>
          <table:table-cell table:style-name="ce3"/>
          <table:table-cell table:style-name="ce3" table:formula="of:=[.D$6]+[.X29]+[.K29]-[.W29]" office:value-type="currency" office:currency="EUR" office:value="240000" calcext:value-type="currency">
            <text:p>€ 240.000</text:p>
          </table:table-cell>
          <table:table-cell table:style-name="ce3" table:formula="of:=[.S29]-[.Y29]" office:value-type="currency" office:currency="EUR" office:value="186470.755666064" calcext:value-type="currency">
            <text:p>€ 186.471</text:p>
          </table:table-cell>
          <table:table-cell table:style-name="ce3" table:formula="of:=[.$D$6]+[.$E$6]+[.K29]-[.W29]" office:value-type="currency" office:currency="EUR" office:value="285354" calcext:value-type="currency">
            <text:p>€ 285.354</text:p>
          </table:table-cell>
          <table:table-cell table:style-name="ce3" table:formula="of:=[.T29]-[.AA29]" office:value-type="currency" office:currency="EUR" office:value="-152679.244133936" calcext:value-type="currency">
            <text:p>-€ 152.679</text:p>
          </table:table-cell>
          <table:table-cell table:number-columns-repeated="996"/>
        </table:table-row>
        <table:table-row table:style-name="ro1">
          <table:table-cell table:style-name="ce2" table:formula="of:=[.A29]+1" office:value-type="float" office:value="21" calcext:value-type="float">
            <text:p>21</text:p>
          </table:table-cell>
          <table:table-cell table:style-name="ce2" table:formula="of:=[.B29]+1" office:value-type="float" office:value="2036" calcext:value-type="float">
            <text:p>2036</text:p>
          </table:table-cell>
          <table:table-cell table:style-name="ce8" office:value-type="float" office:value="21" calcext:value-type="float">
            <text:p>21</text:p>
          </table:table-cell>
          <table:table-cell table:style-name="ce9" table:formula="of:=IF(PeriodoNum&gt;Periodi;0;[.H29])" office:value-type="currency" office:currency="EUR" office:value="0" calcext:value-type="currency">
            <text:p>€ 0</text:p>
          </table:table-cell>
          <table:table-cell table:style-name="ce9" table:formula="of:=[.D30]*Tasso" office:value-type="currency" office:currency="EUR" office:value="0" calcext:value-type="currency">
            <text:p>€ 0</text:p>
          </table:table-cell>
          <table:table-cell table:style-name="ce9" table:formula="of:=IF(PeriodoNum&gt;Periodi;0;Rata-[.E30])" office:value-type="currency" office:currency="EUR" office:value="0" calcext:value-type="currency">
            <text:p>€ 0</text:p>
          </table:table-cell>
          <table:table-cell table:style-name="ce9" table:formula="of:=[.E30]+[.F30]" office:value-type="currency" office:currency="EUR" office:value="0" calcext:value-type="currency">
            <text:p>€ 0</text:p>
          </table:table-cell>
          <table:table-cell table:style-name="ce9" table:formula="of:=ROUND([.D30]-[.F30];4)" office:value-type="currency" office:currency="EUR" office:value="0" calcext:value-type="currency">
            <text:p>€ 0</text:p>
          </table:table-cell>
          <table:table-cell table:style-name="ce9" table:formula="of:=IF(PeriodoNum&gt;Periodi;0;[.I29]+[.F30])" office:value-type="currency" office:currency="EUR" office:value="0" calcext:value-type="currency">
            <text:p>€ 0</text:p>
          </table:table-cell>
          <table:table-cell/>
          <table:table-cell table:style-name="ce17" table:formula="of:=[.K29]+MAX([.I$6];[.W$6])" office:value-type="currency" office:currency="EUR" office:value="327600" calcext:value-type="currency">
            <text:p>€ 327.600</text:p>
          </table:table-cell>
          <table:table-cell table:style-name="ce17"/>
          <table:table-cell table:style-name="ce18" table:formula="of:= [.M29] + IF([.C30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29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0]&lt;[.H$6];0.19*[.E30];0)&gt;=700;700;(IF([.C30]&lt;[.H$6];0.19*[.E30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29]*(1+[.P30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0]+[.O30]+[.K30]-[.H30]+[.M30]" office:value-type="currency" office:currency="EUR" office:value="442070.755866064" calcext:value-type="currency">
            <text:p>€ 442.071</text:p>
          </table:table-cell>
          <table:table-cell table:style-name="ce3" table:formula="of:=+[.$E$6]+[.K30]+[.M30]+[.O30]" office:value-type="currency" office:currency="EUR" office:value="148274.755866064" calcext:value-type="currency">
            <text:p>€ 148.275</text:p>
          </table:table-cell>
          <table:table-cell table:number-columns-repeated="2"/>
          <table:table-cell table:style-name="ce3" table:formula="of:=[.W29]+Affitto" office:value-type="currency" office:currency="EUR" office:value="327600" calcext:value-type="currency">
            <text:p>€ 327.600</text:p>
          </table:table-cell>
          <table:table-cell table:style-name="ce3"/>
          <table:table-cell table:style-name="ce3" table:formula="of:=[.D$6]+[.X30]+[.K30]-[.W30]" office:value-type="currency" office:currency="EUR" office:value="240000" calcext:value-type="currency">
            <text:p>€ 240.000</text:p>
          </table:table-cell>
          <table:table-cell table:style-name="ce3" table:formula="of:=[.S30]-[.Y30]" office:value-type="currency" office:currency="EUR" office:value="202070.755866064" calcext:value-type="currency">
            <text:p>€ 202.071</text:p>
          </table:table-cell>
          <table:table-cell table:style-name="ce3" table:formula="of:=[.$D$6]+[.$E$6]+[.K30]-[.W30]" office:value-type="currency" office:currency="EUR" office:value="285354" calcext:value-type="currency">
            <text:p>€ 285.354</text:p>
          </table:table-cell>
          <table:table-cell table:style-name="ce3" table:formula="of:=[.T30]-[.AA30]" office:value-type="currency" office:currency="EUR" office:value="-137079.244133936" calcext:value-type="currency">
            <text:p>-€ 137.079</text:p>
          </table:table-cell>
          <table:table-cell table:number-columns-repeated="996"/>
        </table:table-row>
        <table:table-row table:style-name="ro1">
          <table:table-cell table:style-name="ce2" table:formula="of:=[.A30]+1" office:value-type="float" office:value="22" calcext:value-type="float">
            <text:p>22</text:p>
          </table:table-cell>
          <table:table-cell table:style-name="ce2" table:formula="of:=[.B30]+1" office:value-type="float" office:value="2037" calcext:value-type="float">
            <text:p>2037</text:p>
          </table:table-cell>
          <table:table-cell table:style-name="ce8" office:value-type="float" office:value="22" calcext:value-type="float">
            <text:p>22</text:p>
          </table:table-cell>
          <table:table-cell table:style-name="ce9" table:formula="of:=IF(PeriodoNum&gt;Periodi;0;[.H30])" office:value-type="currency" office:currency="EUR" office:value="0" calcext:value-type="currency">
            <text:p>€ 0</text:p>
          </table:table-cell>
          <table:table-cell table:style-name="ce9" table:formula="of:=[.D31]*Tasso" office:value-type="currency" office:currency="EUR" office:value="0" calcext:value-type="currency">
            <text:p>€ 0</text:p>
          </table:table-cell>
          <table:table-cell table:style-name="ce9" table:formula="of:=IF(PeriodoNum&gt;Periodi;0;Rata-[.E31])" office:value-type="currency" office:currency="EUR" office:value="0" calcext:value-type="currency">
            <text:p>€ 0</text:p>
          </table:table-cell>
          <table:table-cell table:style-name="ce9" table:formula="of:=[.E31]+[.F31]" office:value-type="currency" office:currency="EUR" office:value="0" calcext:value-type="currency">
            <text:p>€ 0</text:p>
          </table:table-cell>
          <table:table-cell table:style-name="ce9" table:formula="of:=ROUND([.D31]-[.F31];4)" office:value-type="currency" office:currency="EUR" office:value="0" calcext:value-type="currency">
            <text:p>€ 0</text:p>
          </table:table-cell>
          <table:table-cell table:style-name="ce9" table:formula="of:=IF(PeriodoNum&gt;Periodi;0;[.I30]+[.F31])" office:value-type="currency" office:currency="EUR" office:value="0" calcext:value-type="currency">
            <text:p>€ 0</text:p>
          </table:table-cell>
          <table:table-cell/>
          <table:table-cell table:style-name="ce17" table:formula="of:=[.K30]+MAX([.I$6];[.W$6])" office:value-type="currency" office:currency="EUR" office:value="343200" calcext:value-type="currency">
            <text:p>€ 343.200</text:p>
          </table:table-cell>
          <table:table-cell table:style-name="ce17"/>
          <table:table-cell table:style-name="ce18" table:formula="of:= [.M30] + IF([.C31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0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1]&lt;[.H$6];0.19*[.E31];0)&gt;=700;700;(IF([.C31]&lt;[.H$6];0.19*[.E31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30]*(1+[.P31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1]+[.O31]+[.K31]-[.H31]+[.M31]" office:value-type="currency" office:currency="EUR" office:value="457670.755866064" calcext:value-type="currency">
            <text:p>€ 457.671</text:p>
          </table:table-cell>
          <table:table-cell table:style-name="ce3" table:formula="of:=+[.$E$6]+[.K31]+[.M31]+[.O31]" office:value-type="currency" office:currency="EUR" office:value="163874.755866064" calcext:value-type="currency">
            <text:p>€ 163.875</text:p>
          </table:table-cell>
          <table:table-cell table:number-columns-repeated="2"/>
          <table:table-cell table:style-name="ce3" table:formula="of:=[.W30]+Affitto" office:value-type="currency" office:currency="EUR" office:value="343200" calcext:value-type="currency">
            <text:p>€ 343.200</text:p>
          </table:table-cell>
          <table:table-cell table:style-name="ce3"/>
          <table:table-cell table:style-name="ce3" table:formula="of:=[.D$6]+[.X31]+[.K31]-[.W31]" office:value-type="currency" office:currency="EUR" office:value="240000" calcext:value-type="currency">
            <text:p>€ 240.000</text:p>
          </table:table-cell>
          <table:table-cell table:style-name="ce3" table:formula="of:=[.S31]-[.Y31]" office:value-type="currency" office:currency="EUR" office:value="217670.755866064" calcext:value-type="currency">
            <text:p>€ 217.671</text:p>
          </table:table-cell>
          <table:table-cell table:style-name="ce3" table:formula="of:=[.$D$6]+[.$E$6]+[.K31]-[.W31]" office:value-type="currency" office:currency="EUR" office:value="285354" calcext:value-type="currency">
            <text:p>€ 285.354</text:p>
          </table:table-cell>
          <table:table-cell table:style-name="ce3" table:formula="of:=[.T31]-[.AA31]" office:value-type="currency" office:currency="EUR" office:value="-121479.244133936" calcext:value-type="currency">
            <text:p>-€ 121.479</text:p>
          </table:table-cell>
          <table:table-cell table:number-columns-repeated="996"/>
        </table:table-row>
        <table:table-row table:style-name="ro1">
          <table:table-cell table:style-name="ce2" table:formula="of:=[.A31]+1" office:value-type="float" office:value="23" calcext:value-type="float">
            <text:p>23</text:p>
          </table:table-cell>
          <table:table-cell table:style-name="ce2" table:formula="of:=[.B31]+1" office:value-type="float" office:value="2038" calcext:value-type="float">
            <text:p>2038</text:p>
          </table:table-cell>
          <table:table-cell table:style-name="ce8" office:value-type="float" office:value="23" calcext:value-type="float">
            <text:p>23</text:p>
          </table:table-cell>
          <table:table-cell table:style-name="ce9" table:formula="of:=IF(PeriodoNum&gt;Periodi;0;[.H31])" office:value-type="currency" office:currency="EUR" office:value="0" calcext:value-type="currency">
            <text:p>€ 0</text:p>
          </table:table-cell>
          <table:table-cell table:style-name="ce9" table:formula="of:=[.D32]*Tasso" office:value-type="currency" office:currency="EUR" office:value="0" calcext:value-type="currency">
            <text:p>€ 0</text:p>
          </table:table-cell>
          <table:table-cell table:style-name="ce9" table:formula="of:=IF(PeriodoNum&gt;Periodi;0;Rata-[.E32])" office:value-type="currency" office:currency="EUR" office:value="0" calcext:value-type="currency">
            <text:p>€ 0</text:p>
          </table:table-cell>
          <table:table-cell table:style-name="ce9" table:formula="of:=[.E32]+[.F32]" office:value-type="currency" office:currency="EUR" office:value="0" calcext:value-type="currency">
            <text:p>€ 0</text:p>
          </table:table-cell>
          <table:table-cell table:style-name="ce9" table:formula="of:=ROUND([.D32]-[.F32];4)" office:value-type="currency" office:currency="EUR" office:value="0" calcext:value-type="currency">
            <text:p>€ 0</text:p>
          </table:table-cell>
          <table:table-cell table:style-name="ce9" table:formula="of:=IF(PeriodoNum&gt;Periodi;0;[.I31]+[.F32])" office:value-type="currency" office:currency="EUR" office:value="0" calcext:value-type="currency">
            <text:p>€ 0</text:p>
          </table:table-cell>
          <table:table-cell/>
          <table:table-cell table:style-name="ce17" table:formula="of:=[.K31]+MAX([.I$6];[.W$6])" office:value-type="currency" office:currency="EUR" office:value="358800" calcext:value-type="currency">
            <text:p>€ 358.800</text:p>
          </table:table-cell>
          <table:table-cell table:style-name="ce17"/>
          <table:table-cell table:style-name="ce18" table:formula="of:= [.M31] + IF([.C32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1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2]&lt;[.H$6];0.19*[.E32];0)&gt;=700;700;(IF([.C32]&lt;[.H$6];0.19*[.E32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31]*(1+[.P32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2]+[.O32]+[.K32]-[.H32]+[.M32]" office:value-type="currency" office:currency="EUR" office:value="473270.755866064" calcext:value-type="currency">
            <text:p>€ 473.271</text:p>
          </table:table-cell>
          <table:table-cell table:style-name="ce3" table:formula="of:=+[.$E$6]+[.K32]+[.M32]+[.O32]" office:value-type="currency" office:currency="EUR" office:value="179474.755866064" calcext:value-type="currency">
            <text:p>€ 179.475</text:p>
          </table:table-cell>
          <table:table-cell table:number-columns-repeated="2"/>
          <table:table-cell table:style-name="ce3" table:formula="of:=[.W31]+Affitto" office:value-type="currency" office:currency="EUR" office:value="358800" calcext:value-type="currency">
            <text:p>€ 358.800</text:p>
          </table:table-cell>
          <table:table-cell table:style-name="ce3"/>
          <table:table-cell table:style-name="ce3" table:formula="of:=[.D$6]+[.X32]+[.K32]-[.W32]" office:value-type="currency" office:currency="EUR" office:value="240000" calcext:value-type="currency">
            <text:p>€ 240.000</text:p>
          </table:table-cell>
          <table:table-cell table:style-name="ce3" table:formula="of:=[.S32]-[.Y32]" office:value-type="currency" office:currency="EUR" office:value="233270.755866064" calcext:value-type="currency">
            <text:p>€ 233.271</text:p>
          </table:table-cell>
          <table:table-cell table:style-name="ce3" table:formula="of:=[.$D$6]+[.$E$6]+[.K32]-[.W32]" office:value-type="currency" office:currency="EUR" office:value="285354" calcext:value-type="currency">
            <text:p>€ 285.354</text:p>
          </table:table-cell>
          <table:table-cell table:style-name="ce3" table:formula="of:=[.T32]-[.AA32]" office:value-type="currency" office:currency="EUR" office:value="-105879.244133936" calcext:value-type="currency">
            <text:p>-€ 105.879</text:p>
          </table:table-cell>
          <table:table-cell table:number-columns-repeated="996"/>
        </table:table-row>
        <table:table-row table:style-name="ro1">
          <table:table-cell table:style-name="ce2" table:formula="of:=[.A32]+1" office:value-type="float" office:value="24" calcext:value-type="float">
            <text:p>24</text:p>
          </table:table-cell>
          <table:table-cell table:style-name="ce2" table:formula="of:=[.B32]+1" office:value-type="float" office:value="2039" calcext:value-type="float">
            <text:p>2039</text:p>
          </table:table-cell>
          <table:table-cell table:style-name="ce8" office:value-type="float" office:value="24" calcext:value-type="float">
            <text:p>24</text:p>
          </table:table-cell>
          <table:table-cell table:style-name="ce9" table:formula="of:=IF(PeriodoNum&gt;Periodi;0;[.H32])" office:value-type="currency" office:currency="EUR" office:value="0" calcext:value-type="currency">
            <text:p>€ 0</text:p>
          </table:table-cell>
          <table:table-cell table:style-name="ce9" table:formula="of:=[.D33]*Tasso" office:value-type="currency" office:currency="EUR" office:value="0" calcext:value-type="currency">
            <text:p>€ 0</text:p>
          </table:table-cell>
          <table:table-cell table:style-name="ce9" table:formula="of:=IF(PeriodoNum&gt;Periodi;0;Rata-[.E33])" office:value-type="currency" office:currency="EUR" office:value="0" calcext:value-type="currency">
            <text:p>€ 0</text:p>
          </table:table-cell>
          <table:table-cell table:style-name="ce9" table:formula="of:=[.E33]+[.F33]" office:value-type="currency" office:currency="EUR" office:value="0" calcext:value-type="currency">
            <text:p>€ 0</text:p>
          </table:table-cell>
          <table:table-cell table:style-name="ce9" table:formula="of:=ROUND([.D33]-[.F33];4)" office:value-type="currency" office:currency="EUR" office:value="0" calcext:value-type="currency">
            <text:p>€ 0</text:p>
          </table:table-cell>
          <table:table-cell table:style-name="ce9" table:formula="of:=IF(PeriodoNum&gt;Periodi;0;[.I32]+[.F33])" office:value-type="currency" office:currency="EUR" office:value="0" calcext:value-type="currency">
            <text:p>€ 0</text:p>
          </table:table-cell>
          <table:table-cell/>
          <table:table-cell table:style-name="ce17" table:formula="of:=[.K32]+MAX([.I$6];[.W$6])" office:value-type="currency" office:currency="EUR" office:value="374400" calcext:value-type="currency">
            <text:p>€ 374.400</text:p>
          </table:table-cell>
          <table:table-cell table:style-name="ce17"/>
          <table:table-cell table:style-name="ce18" table:formula="of:= [.M32] + IF([.C33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2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3]&lt;[.H$6];0.19*[.E33];0)&gt;=700;700;(IF([.C33]&lt;[.H$6];0.19*[.E33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32]*(1+[.P33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3]+[.O33]+[.K33]-[.H33]+[.M33]" office:value-type="currency" office:currency="EUR" office:value="488870.755866064" calcext:value-type="currency">
            <text:p>€ 488.871</text:p>
          </table:table-cell>
          <table:table-cell table:style-name="ce3" table:formula="of:=+[.$E$6]+[.K33]+[.M33]+[.O33]" office:value-type="currency" office:currency="EUR" office:value="195074.755866064" calcext:value-type="currency">
            <text:p>€ 195.075</text:p>
          </table:table-cell>
          <table:table-cell table:number-columns-repeated="2"/>
          <table:table-cell table:style-name="ce3" table:formula="of:=[.W32]+Affitto" office:value-type="currency" office:currency="EUR" office:value="374400" calcext:value-type="currency">
            <text:p>€ 374.400</text:p>
          </table:table-cell>
          <table:table-cell table:style-name="ce3"/>
          <table:table-cell table:style-name="ce3" table:formula="of:=[.D$6]+[.X33]+[.K33]-[.W33]" office:value-type="currency" office:currency="EUR" office:value="240000" calcext:value-type="currency">
            <text:p>€ 240.000</text:p>
          </table:table-cell>
          <table:table-cell table:style-name="ce3" table:formula="of:=[.S33]-[.Y33]" office:value-type="currency" office:currency="EUR" office:value="248870.755866064" calcext:value-type="currency">
            <text:p>€ 248.871</text:p>
          </table:table-cell>
          <table:table-cell table:style-name="ce3" table:formula="of:=[.$D$6]+[.$E$6]+[.K33]-[.W33]" office:value-type="currency" office:currency="EUR" office:value="285354" calcext:value-type="currency">
            <text:p>€ 285.354</text:p>
          </table:table-cell>
          <table:table-cell table:style-name="ce3" table:formula="of:=[.T33]-[.AA33]" office:value-type="currency" office:currency="EUR" office:value="-90279.2441339358" calcext:value-type="currency">
            <text:p>-€ 90.279</text:p>
          </table:table-cell>
          <table:table-cell table:number-columns-repeated="996"/>
        </table:table-row>
        <table:table-row table:style-name="ro1">
          <table:table-cell table:style-name="ce2" table:formula="of:=[.A33]+1" office:value-type="float" office:value="25" calcext:value-type="float">
            <text:p>25</text:p>
          </table:table-cell>
          <table:table-cell table:style-name="ce2" table:formula="of:=[.B33]+1" office:value-type="float" office:value="2040" calcext:value-type="float">
            <text:p>2040</text:p>
          </table:table-cell>
          <table:table-cell table:style-name="ce8" office:value-type="float" office:value="25" calcext:value-type="float">
            <text:p>25</text:p>
          </table:table-cell>
          <table:table-cell table:style-name="ce9" table:formula="of:=IF(PeriodoNum&gt;Periodi;0;[.H33])" office:value-type="currency" office:currency="EUR" office:value="0" calcext:value-type="currency">
            <text:p>€ 0</text:p>
          </table:table-cell>
          <table:table-cell table:style-name="ce9" table:formula="of:=[.D34]*Tasso" office:value-type="currency" office:currency="EUR" office:value="0" calcext:value-type="currency">
            <text:p>€ 0</text:p>
          </table:table-cell>
          <table:table-cell table:style-name="ce9" table:formula="of:=IF(PeriodoNum&gt;Periodi;0;Rata-[.E34])" office:value-type="currency" office:currency="EUR" office:value="0" calcext:value-type="currency">
            <text:p>€ 0</text:p>
          </table:table-cell>
          <table:table-cell table:style-name="ce9" table:formula="of:=[.E34]+[.F34]" office:value-type="currency" office:currency="EUR" office:value="0" calcext:value-type="currency">
            <text:p>€ 0</text:p>
          </table:table-cell>
          <table:table-cell table:style-name="ce9" table:formula="of:=ROUND([.D34]-[.F34];4)" office:value-type="currency" office:currency="EUR" office:value="0" calcext:value-type="currency">
            <text:p>€ 0</text:p>
          </table:table-cell>
          <table:table-cell table:style-name="ce9" table:formula="of:=IF(PeriodoNum&gt;Periodi;0;[.I33]+[.F34])" office:value-type="currency" office:currency="EUR" office:value="0" calcext:value-type="currency">
            <text:p>€ 0</text:p>
          </table:table-cell>
          <table:table-cell/>
          <table:table-cell table:style-name="ce17" table:formula="of:=[.K33]+MAX([.I$6];[.W$6])" office:value-type="currency" office:currency="EUR" office:value="390000" calcext:value-type="currency">
            <text:p>€ 390.000</text:p>
          </table:table-cell>
          <table:table-cell table:style-name="ce17"/>
          <table:table-cell table:style-name="ce18" table:formula="of:= [.M33] + IF([.C34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3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4]&lt;[.H$6];0.19*[.E34];0)&gt;=700;700;(IF([.C34]&lt;[.H$6];0.19*[.E34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33]*(1+[.P34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4]+[.O34]+[.K34]-[.H34]+[.M34]" office:value-type="currency" office:currency="EUR" office:value="504470.755866064" calcext:value-type="currency">
            <text:p>€ 504.471</text:p>
          </table:table-cell>
          <table:table-cell table:style-name="ce3" table:formula="of:=+[.$E$6]+[.K34]+[.M34]+[.O34]" office:value-type="currency" office:currency="EUR" office:value="210674.755866064" calcext:value-type="currency">
            <text:p>€ 210.675</text:p>
          </table:table-cell>
          <table:table-cell table:number-columns-repeated="2"/>
          <table:table-cell table:style-name="ce3" table:formula="of:=[.W33]+Affitto" office:value-type="currency" office:currency="EUR" office:value="390000" calcext:value-type="currency">
            <text:p>€ 390.000</text:p>
          </table:table-cell>
          <table:table-cell table:style-name="ce3"/>
          <table:table-cell table:style-name="ce3" table:formula="of:=[.D$6]+[.X34]+[.K34]-[.W34]" office:value-type="currency" office:currency="EUR" office:value="240000" calcext:value-type="currency">
            <text:p>€ 240.000</text:p>
          </table:table-cell>
          <table:table-cell table:style-name="ce3" table:formula="of:=[.S34]-[.Y34]" office:value-type="currency" office:currency="EUR" office:value="264470.755866064" calcext:value-type="currency">
            <text:p>€ 264.471</text:p>
          </table:table-cell>
          <table:table-cell table:style-name="ce3" table:formula="of:=[.$D$6]+[.$E$6]+[.K34]-[.W34]" office:value-type="currency" office:currency="EUR" office:value="285354" calcext:value-type="currency">
            <text:p>€ 285.354</text:p>
          </table:table-cell>
          <table:table-cell table:style-name="ce3" table:formula="of:=[.T34]-[.AA34]" office:value-type="currency" office:currency="EUR" office:value="-74679.2441339358" calcext:value-type="currency">
            <text:p>-€ 74.679</text:p>
          </table:table-cell>
          <table:table-cell table:number-columns-repeated="996"/>
        </table:table-row>
        <table:table-row table:style-name="ro1">
          <table:table-cell table:style-name="ce2" table:formula="of:=[.A34]+1" office:value-type="float" office:value="26" calcext:value-type="float">
            <text:p>26</text:p>
          </table:table-cell>
          <table:table-cell table:style-name="ce2" table:formula="of:=[.B34]+1" office:value-type="float" office:value="2041" calcext:value-type="float">
            <text:p>2041</text:p>
          </table:table-cell>
          <table:table-cell table:style-name="ce8" office:value-type="float" office:value="26" calcext:value-type="float">
            <text:p>26</text:p>
          </table:table-cell>
          <table:table-cell table:style-name="ce9" table:formula="of:=IF(PeriodoNum&gt;Periodi;0;[.H34])" office:value-type="currency" office:currency="EUR" office:value="0" calcext:value-type="currency">
            <text:p>€ 0</text:p>
          </table:table-cell>
          <table:table-cell table:style-name="ce9" table:formula="of:=[.D35]*Tasso" office:value-type="currency" office:currency="EUR" office:value="0" calcext:value-type="currency">
            <text:p>€ 0</text:p>
          </table:table-cell>
          <table:table-cell table:style-name="ce9" table:formula="of:=IF(PeriodoNum&gt;Periodi;0;Rata-[.E35])" office:value-type="currency" office:currency="EUR" office:value="0" calcext:value-type="currency">
            <text:p>€ 0</text:p>
          </table:table-cell>
          <table:table-cell table:style-name="ce9" table:formula="of:=[.E35]+[.F35]" office:value-type="currency" office:currency="EUR" office:value="0" calcext:value-type="currency">
            <text:p>€ 0</text:p>
          </table:table-cell>
          <table:table-cell table:style-name="ce9" table:formula="of:=ROUND([.D35]-[.F35];4)" office:value-type="currency" office:currency="EUR" office:value="0" calcext:value-type="currency">
            <text:p>€ 0</text:p>
          </table:table-cell>
          <table:table-cell table:style-name="ce9" table:formula="of:=IF(PeriodoNum&gt;Periodi;0;[.I34]+[.F35])" office:value-type="currency" office:currency="EUR" office:value="0" calcext:value-type="currency">
            <text:p>€ 0</text:p>
          </table:table-cell>
          <table:table-cell/>
          <table:table-cell table:style-name="ce17" table:formula="of:=[.K34]+MAX([.I$6];[.W$6])" office:value-type="currency" office:currency="EUR" office:value="405600" calcext:value-type="currency">
            <text:p>€ 405.600</text:p>
          </table:table-cell>
          <table:table-cell table:style-name="ce17"/>
          <table:table-cell table:style-name="ce18" table:formula="of:= [.M34] + IF([.C35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4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5]&lt;[.H$6];0.19*[.E35];0)&gt;=700;700;(IF([.C35]&lt;[.H$6];0.19*[.E35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34]*(1+[.P35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5]+[.O35]+[.K35]-[.H35]+[.M35]" office:value-type="currency" office:currency="EUR" office:value="520070.755866064" calcext:value-type="currency">
            <text:p>€ 520.071</text:p>
          </table:table-cell>
          <table:table-cell table:style-name="ce3" table:formula="of:=+[.$E$6]+[.K35]+[.M35]+[.O35]" office:value-type="currency" office:currency="EUR" office:value="226274.755866064" calcext:value-type="currency">
            <text:p>€ 226.275</text:p>
          </table:table-cell>
          <table:table-cell table:number-columns-repeated="2"/>
          <table:table-cell table:style-name="ce3" table:formula="of:=[.W34]+Affitto" office:value-type="currency" office:currency="EUR" office:value="405600" calcext:value-type="currency">
            <text:p>€ 405.600</text:p>
          </table:table-cell>
          <table:table-cell table:style-name="ce3"/>
          <table:table-cell table:style-name="ce3" table:formula="of:=[.D$6]+[.X35]+[.K35]-[.W35]" office:value-type="currency" office:currency="EUR" office:value="240000" calcext:value-type="currency">
            <text:p>€ 240.000</text:p>
          </table:table-cell>
          <table:table-cell table:style-name="ce3" table:formula="of:=[.S35]-[.Y35]" office:value-type="currency" office:currency="EUR" office:value="280070.755866064" calcext:value-type="currency">
            <text:p>€ 280.071</text:p>
          </table:table-cell>
          <table:table-cell table:style-name="ce3" table:formula="of:=[.$D$6]+[.$E$6]+[.K35]-[.W35]" office:value-type="currency" office:currency="EUR" office:value="285354" calcext:value-type="currency">
            <text:p>€ 285.354</text:p>
          </table:table-cell>
          <table:table-cell table:style-name="ce3" table:formula="of:=[.T35]-[.AA35]" office:value-type="currency" office:currency="EUR" office:value="-59079.2441339358" calcext:value-type="currency">
            <text:p>-€ 59.079</text:p>
          </table:table-cell>
          <table:table-cell table:number-columns-repeated="996"/>
        </table:table-row>
        <table:table-row table:style-name="ro1">
          <table:table-cell table:style-name="ce2" table:formula="of:=[.A35]+1" office:value-type="float" office:value="27" calcext:value-type="float">
            <text:p>27</text:p>
          </table:table-cell>
          <table:table-cell table:style-name="ce2" table:formula="of:=[.B35]+1" office:value-type="float" office:value="2042" calcext:value-type="float">
            <text:p>2042</text:p>
          </table:table-cell>
          <table:table-cell table:style-name="ce8" office:value-type="float" office:value="27" calcext:value-type="float">
            <text:p>27</text:p>
          </table:table-cell>
          <table:table-cell table:style-name="ce9" table:formula="of:=IF(PeriodoNum&gt;Periodi;0;[.H35])" office:value-type="currency" office:currency="EUR" office:value="0" calcext:value-type="currency">
            <text:p>€ 0</text:p>
          </table:table-cell>
          <table:table-cell table:style-name="ce9" table:formula="of:=[.D36]*Tasso" office:value-type="currency" office:currency="EUR" office:value="0" calcext:value-type="currency">
            <text:p>€ 0</text:p>
          </table:table-cell>
          <table:table-cell table:style-name="ce9" table:formula="of:=IF(PeriodoNum&gt;Periodi;0;Rata-[.E36])" office:value-type="currency" office:currency="EUR" office:value="0" calcext:value-type="currency">
            <text:p>€ 0</text:p>
          </table:table-cell>
          <table:table-cell table:style-name="ce9" table:formula="of:=[.E36]+[.F36]" office:value-type="currency" office:currency="EUR" office:value="0" calcext:value-type="currency">
            <text:p>€ 0</text:p>
          </table:table-cell>
          <table:table-cell table:style-name="ce9" table:formula="of:=ROUND([.D36]-[.F36];4)" office:value-type="currency" office:currency="EUR" office:value="0" calcext:value-type="currency">
            <text:p>€ 0</text:p>
          </table:table-cell>
          <table:table-cell table:style-name="ce9" table:formula="of:=IF(PeriodoNum&gt;Periodi;0;[.I35]+[.F36])" office:value-type="currency" office:currency="EUR" office:value="0" calcext:value-type="currency">
            <text:p>€ 0</text:p>
          </table:table-cell>
          <table:table-cell/>
          <table:table-cell table:style-name="ce17" table:formula="of:=[.K35]+MAX([.I$6];[.W$6])" office:value-type="currency" office:currency="EUR" office:value="421200" calcext:value-type="currency">
            <text:p>€ 421.200</text:p>
          </table:table-cell>
          <table:table-cell table:style-name="ce17"/>
          <table:table-cell table:style-name="ce18" table:formula="of:= [.M35] + IF([.C36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5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6]&lt;[.H$6];0.19*[.E36];0)&gt;=700;700;(IF([.C36]&lt;[.H$6];0.19*[.E36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35]*(1+[.P36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6]+[.O36]+[.K36]-[.H36]+[.M36]" office:value-type="currency" office:currency="EUR" office:value="535670.755866064" calcext:value-type="currency">
            <text:p>€ 535.671</text:p>
          </table:table-cell>
          <table:table-cell table:style-name="ce3" table:formula="of:=+[.$E$6]+[.K36]+[.M36]+[.O36]" office:value-type="currency" office:currency="EUR" office:value="241874.755866064" calcext:value-type="currency">
            <text:p>€ 241.875</text:p>
          </table:table-cell>
          <table:table-cell table:number-columns-repeated="2"/>
          <table:table-cell table:style-name="ce3" table:formula="of:=[.W35]+Affitto" office:value-type="currency" office:currency="EUR" office:value="421200" calcext:value-type="currency">
            <text:p>€ 421.200</text:p>
          </table:table-cell>
          <table:table-cell table:style-name="ce3"/>
          <table:table-cell table:style-name="ce3" table:formula="of:=[.D$6]+[.X36]+[.K36]-[.W36]" office:value-type="currency" office:currency="EUR" office:value="240000" calcext:value-type="currency">
            <text:p>€ 240.000</text:p>
          </table:table-cell>
          <table:table-cell table:style-name="ce3" table:formula="of:=[.S36]-[.Y36]" office:value-type="currency" office:currency="EUR" office:value="295670.755866064" calcext:value-type="currency">
            <text:p>€ 295.671</text:p>
          </table:table-cell>
          <table:table-cell table:style-name="ce3" table:formula="of:=[.$D$6]+[.$E$6]+[.K36]-[.W36]" office:value-type="currency" office:currency="EUR" office:value="285354" calcext:value-type="currency">
            <text:p>€ 285.354</text:p>
          </table:table-cell>
          <table:table-cell table:style-name="ce3" table:formula="of:=[.T36]-[.AA36]" office:value-type="currency" office:currency="EUR" office:value="-43479.2441339358" calcext:value-type="currency">
            <text:p>-€ 43.479</text:p>
          </table:table-cell>
          <table:table-cell table:number-columns-repeated="996"/>
        </table:table-row>
        <table:table-row table:style-name="ro1">
          <table:table-cell table:style-name="ce2" table:formula="of:=[.A36]+1" office:value-type="float" office:value="28" calcext:value-type="float">
            <text:p>28</text:p>
          </table:table-cell>
          <table:table-cell table:style-name="ce2" table:formula="of:=[.B36]+1" office:value-type="float" office:value="2043" calcext:value-type="float">
            <text:p>2043</text:p>
          </table:table-cell>
          <table:table-cell table:style-name="ce8" office:value-type="float" office:value="28" calcext:value-type="float">
            <text:p>28</text:p>
          </table:table-cell>
          <table:table-cell table:style-name="ce9" table:formula="of:=IF(PeriodoNum&gt;Periodi;0;[.H36])" office:value-type="currency" office:currency="EUR" office:value="0" calcext:value-type="currency">
            <text:p>€ 0</text:p>
          </table:table-cell>
          <table:table-cell table:style-name="ce9" table:formula="of:=[.D37]*Tasso" office:value-type="currency" office:currency="EUR" office:value="0" calcext:value-type="currency">
            <text:p>€ 0</text:p>
          </table:table-cell>
          <table:table-cell table:style-name="ce9" table:formula="of:=IF(PeriodoNum&gt;Periodi;0;Rata-[.E37])" office:value-type="currency" office:currency="EUR" office:value="0" calcext:value-type="currency">
            <text:p>€ 0</text:p>
          </table:table-cell>
          <table:table-cell table:style-name="ce9" table:formula="of:=[.E37]+[.F37]" office:value-type="currency" office:currency="EUR" office:value="0" calcext:value-type="currency">
            <text:p>€ 0</text:p>
          </table:table-cell>
          <table:table-cell table:style-name="ce9" table:formula="of:=ROUND([.D37]-[.F37];4)" office:value-type="currency" office:currency="EUR" office:value="0" calcext:value-type="currency">
            <text:p>€ 0</text:p>
          </table:table-cell>
          <table:table-cell table:style-name="ce9" table:formula="of:=IF(PeriodoNum&gt;Periodi;0;[.I36]+[.F37])" office:value-type="currency" office:currency="EUR" office:value="0" calcext:value-type="currency">
            <text:p>€ 0</text:p>
          </table:table-cell>
          <table:table-cell/>
          <table:table-cell table:style-name="ce17" table:formula="of:=[.K36]+MAX([.I$6];[.W$6])" office:value-type="currency" office:currency="EUR" office:value="436800" calcext:value-type="currency">
            <text:p>€ 436.800</text:p>
          </table:table-cell>
          <table:table-cell table:style-name="ce17"/>
          <table:table-cell table:style-name="ce18" table:formula="of:= [.M36] + IF([.C37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6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7]&lt;[.H$6];0.19*[.E37];0)&gt;=700;700;(IF([.C37]&lt;[.H$6];0.19*[.E37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36]*(1+[.P37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7]+[.O37]+[.K37]-[.H37]+[.M37]" office:value-type="currency" office:currency="EUR" office:value="551270.755866064" calcext:value-type="currency">
            <text:p>€ 551.271</text:p>
          </table:table-cell>
          <table:table-cell table:style-name="ce3" table:formula="of:=+[.$E$6]+[.K37]+[.M37]+[.O37]" office:value-type="currency" office:currency="EUR" office:value="257474.755866064" calcext:value-type="currency">
            <text:p>€ 257.475</text:p>
          </table:table-cell>
          <table:table-cell table:number-columns-repeated="2"/>
          <table:table-cell table:style-name="ce3" table:formula="of:=[.W36]+Affitto" office:value-type="currency" office:currency="EUR" office:value="436800" calcext:value-type="currency">
            <text:p>€ 436.800</text:p>
          </table:table-cell>
          <table:table-cell table:style-name="ce3"/>
          <table:table-cell table:style-name="ce3" table:formula="of:=[.D$6]+[.X37]+[.K37]-[.W37]" office:value-type="currency" office:currency="EUR" office:value="240000" calcext:value-type="currency">
            <text:p>€ 240.000</text:p>
          </table:table-cell>
          <table:table-cell table:style-name="ce3" table:formula="of:=[.S37]-[.Y37]" office:value-type="currency" office:currency="EUR" office:value="311270.755866064" calcext:value-type="currency">
            <text:p>€ 311.271</text:p>
          </table:table-cell>
          <table:table-cell table:style-name="ce3" table:formula="of:=[.$D$6]+[.$E$6]+[.K37]-[.W37]" office:value-type="currency" office:currency="EUR" office:value="285354" calcext:value-type="currency">
            <text:p>€ 285.354</text:p>
          </table:table-cell>
          <table:table-cell table:style-name="ce3" table:formula="of:=[.T37]-[.AA37]" office:value-type="currency" office:currency="EUR" office:value="-27879.2441339358" calcext:value-type="currency">
            <text:p>-€ 27.879</text:p>
          </table:table-cell>
          <table:table-cell table:number-columns-repeated="996"/>
        </table:table-row>
        <table:table-row table:style-name="ro1">
          <table:table-cell table:style-name="ce2" table:formula="of:=[.A37]+1" office:value-type="float" office:value="29" calcext:value-type="float">
            <text:p>29</text:p>
          </table:table-cell>
          <table:table-cell table:style-name="ce2" table:formula="of:=[.B37]+1" office:value-type="float" office:value="2044" calcext:value-type="float">
            <text:p>2044</text:p>
          </table:table-cell>
          <table:table-cell table:style-name="ce8" office:value-type="float" office:value="29" calcext:value-type="float">
            <text:p>29</text:p>
          </table:table-cell>
          <table:table-cell table:style-name="ce9" table:formula="of:=IF(PeriodoNum&gt;Periodi;0;[.H37])" office:value-type="currency" office:currency="EUR" office:value="0" calcext:value-type="currency">
            <text:p>€ 0</text:p>
          </table:table-cell>
          <table:table-cell table:style-name="ce9" table:formula="of:=[.D38]*Tasso" office:value-type="currency" office:currency="EUR" office:value="0" calcext:value-type="currency">
            <text:p>€ 0</text:p>
          </table:table-cell>
          <table:table-cell table:style-name="ce9" table:formula="of:=IF(PeriodoNum&gt;Periodi;0;Rata-[.E38])" office:value-type="currency" office:currency="EUR" office:value="0" calcext:value-type="currency">
            <text:p>€ 0</text:p>
          </table:table-cell>
          <table:table-cell table:style-name="ce9" table:formula="of:=[.E38]+[.F38]" office:value-type="currency" office:currency="EUR" office:value="0" calcext:value-type="currency">
            <text:p>€ 0</text:p>
          </table:table-cell>
          <table:table-cell table:style-name="ce9" table:formula="of:=ROUND([.D38]-[.F38];4)" office:value-type="currency" office:currency="EUR" office:value="0" calcext:value-type="currency">
            <text:p>€ 0</text:p>
          </table:table-cell>
          <table:table-cell table:style-name="ce9" table:formula="of:=IF(PeriodoNum&gt;Periodi;0;[.I37]+[.F38])" office:value-type="currency" office:currency="EUR" office:value="0" calcext:value-type="currency">
            <text:p>€ 0</text:p>
          </table:table-cell>
          <table:table-cell/>
          <table:table-cell table:style-name="ce17" table:formula="of:=[.K37]+MAX([.I$6];[.W$6])" office:value-type="currency" office:currency="EUR" office:value="452400" calcext:value-type="currency">
            <text:p>€ 452.400</text:p>
          </table:table-cell>
          <table:table-cell table:style-name="ce17"/>
          <table:table-cell table:style-name="ce18" table:formula="of:= [.M37] + IF([.C38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7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8]&lt;[.H$6];0.19*[.E38];0)&gt;=700;700;(IF([.C38]&lt;[.H$6];0.19*[.E38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37]*(1+[.P38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8]+[.O38]+[.K38]-[.H38]+[.M38]" office:value-type="currency" office:currency="EUR" office:value="566870.755866064" calcext:value-type="currency">
            <text:p>€ 566.871</text:p>
          </table:table-cell>
          <table:table-cell table:style-name="ce3" table:formula="of:=+[.$E$6]+[.K38]+[.M38]+[.O38]" office:value-type="currency" office:currency="EUR" office:value="273074.755866064" calcext:value-type="currency">
            <text:p>€ 273.075</text:p>
          </table:table-cell>
          <table:table-cell table:number-columns-repeated="2"/>
          <table:table-cell table:style-name="ce3" table:formula="of:=[.W37]+Affitto" office:value-type="currency" office:currency="EUR" office:value="452400" calcext:value-type="currency">
            <text:p>€ 452.400</text:p>
          </table:table-cell>
          <table:table-cell table:style-name="ce3"/>
          <table:table-cell table:style-name="ce3" table:formula="of:=[.D$6]+[.X38]+[.K38]-[.W38]" office:value-type="currency" office:currency="EUR" office:value="240000" calcext:value-type="currency">
            <text:p>€ 240.000</text:p>
          </table:table-cell>
          <table:table-cell table:style-name="ce3" table:formula="of:=[.S38]-[.Y38]" office:value-type="currency" office:currency="EUR" office:value="326870.755866064" calcext:value-type="currency">
            <text:p>€ 326.871</text:p>
          </table:table-cell>
          <table:table-cell table:style-name="ce3" table:formula="of:=[.$D$6]+[.$E$6]+[.K38]-[.W38]" office:value-type="currency" office:currency="EUR" office:value="285354" calcext:value-type="currency">
            <text:p>€ 285.354</text:p>
          </table:table-cell>
          <table:table-cell table:style-name="ce3" table:formula="of:=[.T38]-[.AA38]" office:value-type="currency" office:currency="EUR" office:value="-12279.2441339358" calcext:value-type="currency">
            <text:p>-€ 12.279</text:p>
          </table:table-cell>
          <table:table-cell table:number-columns-repeated="996"/>
        </table:table-row>
        <table:table-row table:style-name="ro1">
          <table:table-cell table:style-name="ce2" table:formula="of:=[.A38]+1" office:value-type="float" office:value="30" calcext:value-type="float">
            <text:p>30</text:p>
          </table:table-cell>
          <table:table-cell table:style-name="ce2" table:formula="of:=[.B38]+1" office:value-type="float" office:value="2045" calcext:value-type="float">
            <text:p>2045</text:p>
          </table:table-cell>
          <table:table-cell table:style-name="ce8" office:value-type="float" office:value="30" calcext:value-type="float">
            <text:p>30</text:p>
          </table:table-cell>
          <table:table-cell table:style-name="ce9" table:formula="of:=IF(PeriodoNum&gt;Periodi;0;[.H38])" office:value-type="currency" office:currency="EUR" office:value="0" calcext:value-type="currency">
            <text:p>€ 0</text:p>
          </table:table-cell>
          <table:table-cell table:style-name="ce9" table:formula="of:=[.D39]*Tasso" office:value-type="currency" office:currency="EUR" office:value="0" calcext:value-type="currency">
            <text:p>€ 0</text:p>
          </table:table-cell>
          <table:table-cell table:style-name="ce9" table:formula="of:=IF(PeriodoNum&gt;Periodi;0;Rata-[.E39])" office:value-type="currency" office:currency="EUR" office:value="0" calcext:value-type="currency">
            <text:p>€ 0</text:p>
          </table:table-cell>
          <table:table-cell table:style-name="ce9" table:formula="of:=[.E39]+[.F39]" office:value-type="currency" office:currency="EUR" office:value="0" calcext:value-type="currency">
            <text:p>€ 0</text:p>
          </table:table-cell>
          <table:table-cell table:style-name="ce9" table:formula="of:=ROUND([.D39]-[.F39];4)" office:value-type="currency" office:currency="EUR" office:value="0" calcext:value-type="currency">
            <text:p>€ 0</text:p>
          </table:table-cell>
          <table:table-cell table:style-name="ce9" table:formula="of:=IF(PeriodoNum&gt;Periodi;0;[.I38]+[.F39])" office:value-type="currency" office:currency="EUR" office:value="0" calcext:value-type="currency">
            <text:p>€ 0</text:p>
          </table:table-cell>
          <table:table-cell/>
          <table:table-cell table:style-name="ce17" table:formula="of:=[.K38]+MAX([.I$6];[.W$6])" office:value-type="currency" office:currency="EUR" office:value="468000" calcext:value-type="currency">
            <text:p>€ 468.000</text:p>
          </table:table-cell>
          <table:table-cell table:style-name="ce17"/>
          <table:table-cell table:style-name="ce18" table:formula="of:= [.M38] + IF([.C39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8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39]&lt;[.H$6];0.19*[.E39];0)&gt;=700;700;(IF([.C39]&lt;[.H$6];0.19*[.E39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38]*(1+[.P39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39]+[.O39]+[.K39]-[.H39]+[.M39]" office:value-type="currency" office:currency="EUR" office:value="582470.755866064" calcext:value-type="currency">
            <text:p>€ 582.471</text:p>
          </table:table-cell>
          <table:table-cell table:style-name="ce3" table:formula="of:=+[.$E$6]+[.K39]+[.M39]+[.O39]" office:value-type="currency" office:currency="EUR" office:value="288674.755866064" calcext:value-type="currency">
            <text:p>€ 288.675</text:p>
          </table:table-cell>
          <table:table-cell table:number-columns-repeated="2"/>
          <table:table-cell table:style-name="ce3" table:formula="of:=[.W38]+Affitto" office:value-type="currency" office:currency="EUR" office:value="468000" calcext:value-type="currency">
            <text:p>€ 468.000</text:p>
          </table:table-cell>
          <table:table-cell table:style-name="ce3"/>
          <table:table-cell table:style-name="ce3" table:formula="of:=[.D$6]+[.X39]+[.K39]-[.W39]" office:value-type="currency" office:currency="EUR" office:value="240000" calcext:value-type="currency">
            <text:p>€ 240.000</text:p>
          </table:table-cell>
          <table:table-cell table:style-name="ce3" table:formula="of:=[.S39]-[.Y39]" office:value-type="currency" office:currency="EUR" office:value="342470.755866064" calcext:value-type="currency">
            <text:p>€ 342.471</text:p>
          </table:table-cell>
          <table:table-cell table:style-name="ce3" table:formula="of:=[.$D$6]+[.$E$6]+[.K39]-[.W39]" office:value-type="currency" office:currency="EUR" office:value="285354" calcext:value-type="currency">
            <text:p>€ 285.354</text:p>
          </table:table-cell>
          <table:table-cell table:style-name="ce3" table:formula="of:=[.T39]-[.AA39]" office:value-type="currency" office:currency="EUR" office:value="3320.75586606417" calcext:value-type="currency">
            <text:p>€ 3.3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39]+1" office:value-type="float" office:value="2046" calcext:value-type="float">
            <text:p>2046</text:p>
          </table:table-cell>
          <table:table-cell table:style-name="ce8" office:value-type="float" office:value="31" calcext:value-type="float">
            <text:p>31</text:p>
          </table:table-cell>
          <table:table-cell table:style-name="ce9" table:formula="of:=IF(PeriodoNum&gt;Periodi;0;[.H39])" office:value-type="currency" office:currency="EUR" office:value="0" calcext:value-type="currency">
            <text:p>€ 0</text:p>
          </table:table-cell>
          <table:table-cell table:style-name="ce9" table:formula="of:=[.D40]*Tasso" office:value-type="currency" office:currency="EUR" office:value="0" calcext:value-type="currency">
            <text:p>€ 0</text:p>
          </table:table-cell>
          <table:table-cell table:style-name="ce9" table:formula="of:=IF(PeriodoNum&gt;Periodi;0;Rata-[.E40])" office:value-type="currency" office:currency="EUR" office:value="0" calcext:value-type="currency">
            <text:p>€ 0</text:p>
          </table:table-cell>
          <table:table-cell table:style-name="ce9" table:formula="of:=[.E40]+[.F40]" office:value-type="currency" office:currency="EUR" office:value="0" calcext:value-type="currency">
            <text:p>€ 0</text:p>
          </table:table-cell>
          <table:table-cell table:style-name="ce9" table:formula="of:=ROUND([.D40]-[.F40];4)" office:value-type="currency" office:currency="EUR" office:value="0" calcext:value-type="currency">
            <text:p>€ 0</text:p>
          </table:table-cell>
          <table:table-cell table:style-name="ce9" table:formula="of:=IF(PeriodoNum&gt;Periodi;0;[.I39]+[.F40])" office:value-type="currency" office:currency="EUR" office:value="0" calcext:value-type="currency">
            <text:p>€ 0</text:p>
          </table:table-cell>
          <table:table-cell/>
          <table:table-cell table:style-name="ce17" table:formula="of:=[.K39]+MAX([.I$6];[.W$6])" office:value-type="currency" office:currency="EUR" office:value="483600" calcext:value-type="currency">
            <text:p>€ 483.600</text:p>
          </table:table-cell>
          <table:table-cell table:style-name="ce17"/>
          <table:table-cell table:style-name="ce18" table:formula="of:= [.M39] + IF([.C40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39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0]&lt;[.H$6];0.19*[.E40];0)&gt;=700;700;(IF([.C40]&lt;[.H$6];0.19*[.E40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39]*(1+[.P40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0]+[.O40]+[.K40]-[.H40]+[.M40]" office:value-type="currency" office:currency="EUR" office:value="598070.755866064" calcext:value-type="currency">
            <text:p>€ 598.071</text:p>
          </table:table-cell>
          <table:table-cell table:style-name="ce3" table:formula="of:=+[.$E$6]+[.K40]+[.M40]+[.O40]" office:value-type="currency" office:currency="EUR" office:value="304274.755866064" calcext:value-type="currency">
            <text:p>€ 304.275</text:p>
          </table:table-cell>
          <table:table-cell table:number-columns-repeated="2"/>
          <table:table-cell table:style-name="ce3" table:formula="of:=[.W39]+Affitto" office:value-type="currency" office:currency="EUR" office:value="483600" calcext:value-type="currency">
            <text:p>€ 483.600</text:p>
          </table:table-cell>
          <table:table-cell table:style-name="ce3"/>
          <table:table-cell table:style-name="ce3" table:formula="of:=[.D$6]+[.X40]+[.K40]-[.W40]" office:value-type="currency" office:currency="EUR" office:value="240000" calcext:value-type="currency">
            <text:p>€ 240.000</text:p>
          </table:table-cell>
          <table:table-cell table:style-name="ce3" table:formula="of:=[.S40]-[.Y40]" office:value-type="currency" office:currency="EUR" office:value="358070.755866064" calcext:value-type="currency">
            <text:p>€ 358.071</text:p>
          </table:table-cell>
          <table:table-cell table:style-name="ce3" table:formula="of:=[.$D$6]+[.$E$6]+[.K40]-[.W40]" office:value-type="currency" office:currency="EUR" office:value="285354" calcext:value-type="currency">
            <text:p>€ 285.354</text:p>
          </table:table-cell>
          <table:table-cell table:style-name="ce3" table:formula="of:=[.T40]-[.AA40]" office:value-type="currency" office:currency="EUR" office:value="18920.7558660642" calcext:value-type="currency">
            <text:p>€ 18.9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0]+1" office:value-type="float" office:value="2047" calcext:value-type="float">
            <text:p>2047</text:p>
          </table:table-cell>
          <table:table-cell table:style-name="ce8" office:value-type="float" office:value="32" calcext:value-type="float">
            <text:p>32</text:p>
          </table:table-cell>
          <table:table-cell table:style-name="ce9" table:formula="of:=IF(PeriodoNum&gt;Periodi;0;[.H40])" office:value-type="currency" office:currency="EUR" office:value="0" calcext:value-type="currency">
            <text:p>€ 0</text:p>
          </table:table-cell>
          <table:table-cell table:style-name="ce9" table:formula="of:=[.D41]*Tasso" office:value-type="currency" office:currency="EUR" office:value="0" calcext:value-type="currency">
            <text:p>€ 0</text:p>
          </table:table-cell>
          <table:table-cell table:style-name="ce9" table:formula="of:=IF(PeriodoNum&gt;Periodi;0;Rata-[.E41])" office:value-type="currency" office:currency="EUR" office:value="0" calcext:value-type="currency">
            <text:p>€ 0</text:p>
          </table:table-cell>
          <table:table-cell table:style-name="ce9" table:formula="of:=[.E41]+[.F41]" office:value-type="currency" office:currency="EUR" office:value="0" calcext:value-type="currency">
            <text:p>€ 0</text:p>
          </table:table-cell>
          <table:table-cell table:style-name="ce9" table:formula="of:=ROUND([.D41]-[.F41];4)" office:value-type="currency" office:currency="EUR" office:value="0" calcext:value-type="currency">
            <text:p>€ 0</text:p>
          </table:table-cell>
          <table:table-cell table:style-name="ce9" table:formula="of:=IF(PeriodoNum&gt;Periodi;0;[.I40]+[.F41])" office:value-type="currency" office:currency="EUR" office:value="0" calcext:value-type="currency">
            <text:p>€ 0</text:p>
          </table:table-cell>
          <table:table-cell/>
          <table:table-cell table:style-name="ce17" table:formula="of:=[.K40]+MAX([.I$6];[.W$6])" office:value-type="currency" office:currency="EUR" office:value="499200" calcext:value-type="currency">
            <text:p>€ 499.200</text:p>
          </table:table-cell>
          <table:table-cell table:style-name="ce17"/>
          <table:table-cell table:style-name="ce18" table:formula="of:= [.M40] + IF([.C41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0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1]&lt;[.H$6];0.19*[.E41];0)&gt;=700;700;(IF([.C41]&lt;[.H$6];0.19*[.E41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40]*(1+[.P41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1]+[.O41]+[.K41]-[.H41]+[.M41]" office:value-type="currency" office:currency="EUR" office:value="613670.755866064" calcext:value-type="currency">
            <text:p>€ 613.671</text:p>
          </table:table-cell>
          <table:table-cell table:style-name="ce3" table:formula="of:=+[.$E$6]+[.K41]+[.M41]+[.O41]" office:value-type="currency" office:currency="EUR" office:value="319874.755866064" calcext:value-type="currency">
            <text:p>€ 319.875</text:p>
          </table:table-cell>
          <table:table-cell table:number-columns-repeated="2"/>
          <table:table-cell table:style-name="ce3" table:formula="of:=[.W40]+Affitto" office:value-type="currency" office:currency="EUR" office:value="499200" calcext:value-type="currency">
            <text:p>€ 499.200</text:p>
          </table:table-cell>
          <table:table-cell table:style-name="ce3"/>
          <table:table-cell table:style-name="ce3" table:formula="of:=[.D$6]+[.X41]+[.K41]-[.W41]" office:value-type="currency" office:currency="EUR" office:value="240000" calcext:value-type="currency">
            <text:p>€ 240.000</text:p>
          </table:table-cell>
          <table:table-cell table:style-name="ce3" table:formula="of:=[.S41]-[.Y41]" office:value-type="currency" office:currency="EUR" office:value="373670.755866064" calcext:value-type="currency">
            <text:p>€ 373.671</text:p>
          </table:table-cell>
          <table:table-cell table:style-name="ce3" table:formula="of:=[.$D$6]+[.$E$6]+[.K41]-[.W41]" office:value-type="currency" office:currency="EUR" office:value="285354" calcext:value-type="currency">
            <text:p>€ 285.354</text:p>
          </table:table-cell>
          <table:table-cell table:style-name="ce3" table:formula="of:=[.T41]-[.AA41]" office:value-type="currency" office:currency="EUR" office:value="34520.7558660642" calcext:value-type="currency">
            <text:p>€ 34.5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1]+1" office:value-type="float" office:value="2048" calcext:value-type="float">
            <text:p>2048</text:p>
          </table:table-cell>
          <table:table-cell table:style-name="ce8" office:value-type="float" office:value="33" calcext:value-type="float">
            <text:p>33</text:p>
          </table:table-cell>
          <table:table-cell table:style-name="ce9" table:formula="of:=IF(PeriodoNum&gt;Periodi;0;[.H41])" office:value-type="currency" office:currency="EUR" office:value="0" calcext:value-type="currency">
            <text:p>€ 0</text:p>
          </table:table-cell>
          <table:table-cell table:style-name="ce9" table:formula="of:=[.D42]*Tasso" office:value-type="currency" office:currency="EUR" office:value="0" calcext:value-type="currency">
            <text:p>€ 0</text:p>
          </table:table-cell>
          <table:table-cell table:style-name="ce9" table:formula="of:=IF(PeriodoNum&gt;Periodi;0;Rata-[.E42])" office:value-type="currency" office:currency="EUR" office:value="0" calcext:value-type="currency">
            <text:p>€ 0</text:p>
          </table:table-cell>
          <table:table-cell table:style-name="ce9" table:formula="of:=[.E42]+[.F42]" office:value-type="currency" office:currency="EUR" office:value="0" calcext:value-type="currency">
            <text:p>€ 0</text:p>
          </table:table-cell>
          <table:table-cell table:style-name="ce9" table:formula="of:=ROUND([.D42]-[.F42];4)" office:value-type="currency" office:currency="EUR" office:value="0" calcext:value-type="currency">
            <text:p>€ 0</text:p>
          </table:table-cell>
          <table:table-cell table:style-name="ce9" table:formula="of:=IF(PeriodoNum&gt;Periodi;0;[.I41]+[.F42])" office:value-type="currency" office:currency="EUR" office:value="0" calcext:value-type="currency">
            <text:p>€ 0</text:p>
          </table:table-cell>
          <table:table-cell/>
          <table:table-cell table:style-name="ce17" table:formula="of:=[.K41]+MAX([.I$6];[.W$6])" office:value-type="currency" office:currency="EUR" office:value="514800" calcext:value-type="currency">
            <text:p>€ 514.800</text:p>
          </table:table-cell>
          <table:table-cell table:style-name="ce17"/>
          <table:table-cell table:style-name="ce18" table:formula="of:= [.M41] + IF([.C42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1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2]&lt;[.H$6];0.19*[.E42];0)&gt;=700;700;(IF([.C42]&lt;[.H$6];0.19*[.E42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41]*(1+[.P42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2]+[.O42]+[.K42]-[.H42]+[.M42]" office:value-type="currency" office:currency="EUR" office:value="629270.755866064" calcext:value-type="currency">
            <text:p>€ 629.271</text:p>
          </table:table-cell>
          <table:table-cell table:style-name="ce3" table:formula="of:=+[.$E$6]+[.K42]+[.M42]+[.O42]" office:value-type="currency" office:currency="EUR" office:value="335474.755866064" calcext:value-type="currency">
            <text:p>€ 335.475</text:p>
          </table:table-cell>
          <table:table-cell table:number-columns-repeated="2"/>
          <table:table-cell table:style-name="ce3" table:formula="of:=[.W41]+Affitto" office:value-type="currency" office:currency="EUR" office:value="514800" calcext:value-type="currency">
            <text:p>€ 514.800</text:p>
          </table:table-cell>
          <table:table-cell table:style-name="ce3"/>
          <table:table-cell table:style-name="ce3" table:formula="of:=[.D$6]+[.X42]+[.K42]-[.W42]" office:value-type="currency" office:currency="EUR" office:value="240000" calcext:value-type="currency">
            <text:p>€ 240.000</text:p>
          </table:table-cell>
          <table:table-cell table:style-name="ce3" table:formula="of:=[.S42]-[.Y42]" office:value-type="currency" office:currency="EUR" office:value="389270.755866064" calcext:value-type="currency">
            <text:p>€ 389.271</text:p>
          </table:table-cell>
          <table:table-cell table:style-name="ce3" table:formula="of:=[.$D$6]+[.$E$6]+[.K42]-[.W42]" office:value-type="currency" office:currency="EUR" office:value="285354" calcext:value-type="currency">
            <text:p>€ 285.354</text:p>
          </table:table-cell>
          <table:table-cell table:style-name="ce3" table:formula="of:=[.T42]-[.AA42]" office:value-type="currency" office:currency="EUR" office:value="50120.7558660642" calcext:value-type="currency">
            <text:p>€ 50.1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2]+1" office:value-type="float" office:value="2049" calcext:value-type="float">
            <text:p>2049</text:p>
          </table:table-cell>
          <table:table-cell table:style-name="ce8" office:value-type="float" office:value="34" calcext:value-type="float">
            <text:p>34</text:p>
          </table:table-cell>
          <table:table-cell table:style-name="ce9" table:formula="of:=IF(PeriodoNum&gt;Periodi;0;[.H42])" office:value-type="currency" office:currency="EUR" office:value="0" calcext:value-type="currency">
            <text:p>€ 0</text:p>
          </table:table-cell>
          <table:table-cell table:style-name="ce9" table:formula="of:=[.D43]*Tasso" office:value-type="currency" office:currency="EUR" office:value="0" calcext:value-type="currency">
            <text:p>€ 0</text:p>
          </table:table-cell>
          <table:table-cell table:style-name="ce9" table:formula="of:=IF(PeriodoNum&gt;Periodi;0;Rata-[.E43])" office:value-type="currency" office:currency="EUR" office:value="0" calcext:value-type="currency">
            <text:p>€ 0</text:p>
          </table:table-cell>
          <table:table-cell table:style-name="ce9" table:formula="of:=[.E43]+[.F43]" office:value-type="currency" office:currency="EUR" office:value="0" calcext:value-type="currency">
            <text:p>€ 0</text:p>
          </table:table-cell>
          <table:table-cell table:style-name="ce9" table:formula="of:=ROUND([.D43]-[.F43];4)" office:value-type="currency" office:currency="EUR" office:value="0" calcext:value-type="currency">
            <text:p>€ 0</text:p>
          </table:table-cell>
          <table:table-cell table:style-name="ce9" table:formula="of:=IF(PeriodoNum&gt;Periodi;0;[.I42]+[.F43])" office:value-type="currency" office:currency="EUR" office:value="0" calcext:value-type="currency">
            <text:p>€ 0</text:p>
          </table:table-cell>
          <table:table-cell/>
          <table:table-cell table:style-name="ce17" table:formula="of:=[.K42]+MAX([.I$6];[.W$6])" office:value-type="currency" office:currency="EUR" office:value="530400" calcext:value-type="currency">
            <text:p>€ 530.400</text:p>
          </table:table-cell>
          <table:table-cell table:style-name="ce17"/>
          <table:table-cell table:style-name="ce18" table:formula="of:= [.M42] + IF([.C43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2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3]&lt;[.H$6];0.19*[.E43];0)&gt;=700;700;(IF([.C43]&lt;[.H$6];0.19*[.E43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42]*(1+[.P43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3]+[.O43]+[.K43]-[.H43]+[.M43]" office:value-type="currency" office:currency="EUR" office:value="644870.755866064" calcext:value-type="currency">
            <text:p>€ 644.871</text:p>
          </table:table-cell>
          <table:table-cell table:style-name="ce3" table:formula="of:=+[.$E$6]+[.K43]+[.M43]+[.O43]" office:value-type="currency" office:currency="EUR" office:value="351074.755866064" calcext:value-type="currency">
            <text:p>€ 351.075</text:p>
          </table:table-cell>
          <table:table-cell table:number-columns-repeated="2"/>
          <table:table-cell table:style-name="ce3" table:formula="of:=[.W42]+Affitto" office:value-type="currency" office:currency="EUR" office:value="530400" calcext:value-type="currency">
            <text:p>€ 530.400</text:p>
          </table:table-cell>
          <table:table-cell table:style-name="ce3"/>
          <table:table-cell table:style-name="ce3" table:formula="of:=[.D$6]+[.X43]+[.K43]-[.W43]" office:value-type="currency" office:currency="EUR" office:value="240000" calcext:value-type="currency">
            <text:p>€ 240.000</text:p>
          </table:table-cell>
          <table:table-cell table:style-name="ce3" table:formula="of:=[.S43]-[.Y43]" office:value-type="currency" office:currency="EUR" office:value="404870.755866064" calcext:value-type="currency">
            <text:p>€ 404.871</text:p>
          </table:table-cell>
          <table:table-cell table:style-name="ce3" table:formula="of:=[.$D$6]+[.$E$6]+[.K43]-[.W43]" office:value-type="currency" office:currency="EUR" office:value="285354" calcext:value-type="currency">
            <text:p>€ 285.354</text:p>
          </table:table-cell>
          <table:table-cell table:style-name="ce3" table:formula="of:=[.T43]-[.AA43]" office:value-type="currency" office:currency="EUR" office:value="65720.7558660642" calcext:value-type="currency">
            <text:p>€ 65.7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3]+1" office:value-type="float" office:value="2050" calcext:value-type="float">
            <text:p>2050</text:p>
          </table:table-cell>
          <table:table-cell table:style-name="ce8" office:value-type="float" office:value="35" calcext:value-type="float">
            <text:p>35</text:p>
          </table:table-cell>
          <table:table-cell table:style-name="ce9" table:formula="of:=IF(PeriodoNum&gt;Periodi;0;[.H43])" office:value-type="currency" office:currency="EUR" office:value="0" calcext:value-type="currency">
            <text:p>€ 0</text:p>
          </table:table-cell>
          <table:table-cell table:style-name="ce9" table:formula="of:=[.D44]*Tasso" office:value-type="currency" office:currency="EUR" office:value="0" calcext:value-type="currency">
            <text:p>€ 0</text:p>
          </table:table-cell>
          <table:table-cell table:style-name="ce9" table:formula="of:=IF(PeriodoNum&gt;Periodi;0;Rata-[.E44])" office:value-type="currency" office:currency="EUR" office:value="0" calcext:value-type="currency">
            <text:p>€ 0</text:p>
          </table:table-cell>
          <table:table-cell table:style-name="ce9" table:formula="of:=[.E44]+[.F44]" office:value-type="currency" office:currency="EUR" office:value="0" calcext:value-type="currency">
            <text:p>€ 0</text:p>
          </table:table-cell>
          <table:table-cell table:style-name="ce9" table:formula="of:=ROUND([.D44]-[.F44];4)" office:value-type="currency" office:currency="EUR" office:value="0" calcext:value-type="currency">
            <text:p>€ 0</text:p>
          </table:table-cell>
          <table:table-cell table:style-name="ce9" table:formula="of:=IF(PeriodoNum&gt;Periodi;0;[.I43]+[.F44])" office:value-type="currency" office:currency="EUR" office:value="0" calcext:value-type="currency">
            <text:p>€ 0</text:p>
          </table:table-cell>
          <table:table-cell/>
          <table:table-cell table:style-name="ce17" table:formula="of:=[.K43]+MAX([.I$6];[.W$6])" office:value-type="currency" office:currency="EUR" office:value="546000" calcext:value-type="currency">
            <text:p>€ 546.000</text:p>
          </table:table-cell>
          <table:table-cell table:style-name="ce17"/>
          <table:table-cell table:style-name="ce18" table:formula="of:= [.M43] + IF([.C44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3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4]&lt;[.H$6];0.19*[.E44];0)&gt;=700;700;(IF([.C44]&lt;[.H$6];0.19*[.E44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43]*(1+[.P44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4]+[.O44]+[.K44]-[.H44]+[.M44]" office:value-type="currency" office:currency="EUR" office:value="660470.755866064" calcext:value-type="currency">
            <text:p>€ 660.471</text:p>
          </table:table-cell>
          <table:table-cell table:style-name="ce3" table:formula="of:=+[.$E$6]+[.K44]+[.M44]+[.O44]" office:value-type="currency" office:currency="EUR" office:value="366674.755866064" calcext:value-type="currency">
            <text:p>€ 366.675</text:p>
          </table:table-cell>
          <table:table-cell table:number-columns-repeated="2"/>
          <table:table-cell table:style-name="ce3" table:formula="of:=[.W43]+Affitto" office:value-type="currency" office:currency="EUR" office:value="546000" calcext:value-type="currency">
            <text:p>€ 546.000</text:p>
          </table:table-cell>
          <table:table-cell table:style-name="ce3"/>
          <table:table-cell table:style-name="ce3" table:formula="of:=[.D$6]+[.X44]+[.K44]-[.W44]" office:value-type="currency" office:currency="EUR" office:value="240000" calcext:value-type="currency">
            <text:p>€ 240.000</text:p>
          </table:table-cell>
          <table:table-cell table:style-name="ce3" table:formula="of:=[.S44]-[.Y44]" office:value-type="currency" office:currency="EUR" office:value="420470.755866064" calcext:value-type="currency">
            <text:p>€ 420.471</text:p>
          </table:table-cell>
          <table:table-cell table:style-name="ce3" table:formula="of:=[.$D$6]+[.$E$6]+[.K44]-[.W44]" office:value-type="currency" office:currency="EUR" office:value="285354" calcext:value-type="currency">
            <text:p>€ 285.354</text:p>
          </table:table-cell>
          <table:table-cell table:style-name="ce3" table:formula="of:=[.T44]-[.AA44]" office:value-type="currency" office:currency="EUR" office:value="81320.7558660642" calcext:value-type="currency">
            <text:p>€ 81.3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4]+1" office:value-type="float" office:value="2051" calcext:value-type="float">
            <text:p>2051</text:p>
          </table:table-cell>
          <table:table-cell table:style-name="ce8" office:value-type="float" office:value="36" calcext:value-type="float">
            <text:p>36</text:p>
          </table:table-cell>
          <table:table-cell table:style-name="ce9" table:formula="of:=IF(PeriodoNum&gt;Periodi;0;[.H44])" office:value-type="currency" office:currency="EUR" office:value="0" calcext:value-type="currency">
            <text:p>€ 0</text:p>
          </table:table-cell>
          <table:table-cell table:style-name="ce9" table:formula="of:=[.D45]*Tasso" office:value-type="currency" office:currency="EUR" office:value="0" calcext:value-type="currency">
            <text:p>€ 0</text:p>
          </table:table-cell>
          <table:table-cell table:style-name="ce9" table:formula="of:=IF(PeriodoNum&gt;Periodi;0;Rata-[.E45])" office:value-type="currency" office:currency="EUR" office:value="0" calcext:value-type="currency">
            <text:p>€ 0</text:p>
          </table:table-cell>
          <table:table-cell table:style-name="ce9" table:formula="of:=[.E45]+[.F45]" office:value-type="currency" office:currency="EUR" office:value="0" calcext:value-type="currency">
            <text:p>€ 0</text:p>
          </table:table-cell>
          <table:table-cell table:style-name="ce9" table:formula="of:=ROUND([.D45]-[.F45];4)" office:value-type="currency" office:currency="EUR" office:value="0" calcext:value-type="currency">
            <text:p>€ 0</text:p>
          </table:table-cell>
          <table:table-cell table:style-name="ce9" table:formula="of:=IF(PeriodoNum&gt;Periodi;0;[.I44]+[.F45])" office:value-type="currency" office:currency="EUR" office:value="0" calcext:value-type="currency">
            <text:p>€ 0</text:p>
          </table:table-cell>
          <table:table-cell/>
          <table:table-cell table:style-name="ce17" table:formula="of:=[.K44]+MAX([.I$6];[.W$6])" office:value-type="currency" office:currency="EUR" office:value="561600" calcext:value-type="currency">
            <text:p>€ 561.600</text:p>
          </table:table-cell>
          <table:table-cell table:style-name="ce17"/>
          <table:table-cell table:style-name="ce18" table:formula="of:= [.M44] + IF([.C45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4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5]&lt;[.H$6];0.19*[.E45];0)&gt;=700;700;(IF([.C45]&lt;[.H$6];0.19*[.E45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44]*(1+[.P45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5]+[.O45]+[.K45]-[.H45]+[.M45]" office:value-type="currency" office:currency="EUR" office:value="676070.755866064" calcext:value-type="currency">
            <text:p>€ 676.071</text:p>
          </table:table-cell>
          <table:table-cell table:style-name="ce3" table:formula="of:=+[.$E$6]+[.K45]+[.M45]+[.O45]" office:value-type="currency" office:currency="EUR" office:value="382274.755866064" calcext:value-type="currency">
            <text:p>€ 382.275</text:p>
          </table:table-cell>
          <table:table-cell table:number-columns-repeated="2"/>
          <table:table-cell table:style-name="ce3" table:formula="of:=[.W44]+Affitto" office:value-type="currency" office:currency="EUR" office:value="561600" calcext:value-type="currency">
            <text:p>€ 561.600</text:p>
          </table:table-cell>
          <table:table-cell table:style-name="ce3"/>
          <table:table-cell table:style-name="ce3" table:formula="of:=[.D$6]+[.X45]+[.K45]-[.W45]" office:value-type="currency" office:currency="EUR" office:value="240000" calcext:value-type="currency">
            <text:p>€ 240.000</text:p>
          </table:table-cell>
          <table:table-cell table:style-name="ce3" table:formula="of:=[.S45]-[.Y45]" office:value-type="currency" office:currency="EUR" office:value="436070.755866064" calcext:value-type="currency">
            <text:p>€ 436.071</text:p>
          </table:table-cell>
          <table:table-cell table:style-name="ce3" table:formula="of:=[.$D$6]+[.$E$6]+[.K45]-[.W45]" office:value-type="currency" office:currency="EUR" office:value="285354" calcext:value-type="currency">
            <text:p>€ 285.354</text:p>
          </table:table-cell>
          <table:table-cell table:style-name="ce3" table:formula="of:=[.T45]-[.AA45]" office:value-type="currency" office:currency="EUR" office:value="96920.7558660642" calcext:value-type="currency">
            <text:p>€ 96.9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5]+1" office:value-type="float" office:value="2052" calcext:value-type="float">
            <text:p>2052</text:p>
          </table:table-cell>
          <table:table-cell table:style-name="ce8" office:value-type="float" office:value="37" calcext:value-type="float">
            <text:p>37</text:p>
          </table:table-cell>
          <table:table-cell table:style-name="ce9" table:formula="of:=IF(PeriodoNum&gt;Periodi;0;[.H45])" office:value-type="currency" office:currency="EUR" office:value="0" calcext:value-type="currency">
            <text:p>€ 0</text:p>
          </table:table-cell>
          <table:table-cell table:style-name="ce9" table:formula="of:=[.D46]*Tasso" office:value-type="currency" office:currency="EUR" office:value="0" calcext:value-type="currency">
            <text:p>€ 0</text:p>
          </table:table-cell>
          <table:table-cell table:style-name="ce9" table:formula="of:=IF(PeriodoNum&gt;Periodi;0;Rata-[.E46])" office:value-type="currency" office:currency="EUR" office:value="0" calcext:value-type="currency">
            <text:p>€ 0</text:p>
          </table:table-cell>
          <table:table-cell table:style-name="ce9" table:formula="of:=[.E46]+[.F46]" office:value-type="currency" office:currency="EUR" office:value="0" calcext:value-type="currency">
            <text:p>€ 0</text:p>
          </table:table-cell>
          <table:table-cell table:style-name="ce9" table:formula="of:=ROUND([.D46]-[.F46];4)" office:value-type="currency" office:currency="EUR" office:value="0" calcext:value-type="currency">
            <text:p>€ 0</text:p>
          </table:table-cell>
          <table:table-cell table:style-name="ce9" table:formula="of:=IF(PeriodoNum&gt;Periodi;0;[.I45]+[.F46])" office:value-type="currency" office:currency="EUR" office:value="0" calcext:value-type="currency">
            <text:p>€ 0</text:p>
          </table:table-cell>
          <table:table-cell/>
          <table:table-cell table:style-name="ce17" table:formula="of:=[.K45]+MAX([.I$6];[.W$6])" office:value-type="currency" office:currency="EUR" office:value="577200" calcext:value-type="currency">
            <text:p>€ 577.200</text:p>
          </table:table-cell>
          <table:table-cell table:style-name="ce17"/>
          <table:table-cell table:style-name="ce18" table:formula="of:= [.M45] + IF([.C46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5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6]&lt;[.H$6];0.19*[.E46];0)&gt;=700;700;(IF([.C46]&lt;[.H$6];0.19*[.E46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45]*(1+[.P46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6]+[.O46]+[.K46]-[.H46]+[.M46]" office:value-type="currency" office:currency="EUR" office:value="691670.755866064" calcext:value-type="currency">
            <text:p>€ 691.671</text:p>
          </table:table-cell>
          <table:table-cell table:style-name="ce3" table:formula="of:=+[.$E$6]+[.K46]+[.M46]+[.O46]" office:value-type="currency" office:currency="EUR" office:value="397874.755866064" calcext:value-type="currency">
            <text:p>€ 397.875</text:p>
          </table:table-cell>
          <table:table-cell table:number-columns-repeated="2"/>
          <table:table-cell table:style-name="ce3" table:formula="of:=[.W45]+Affitto" office:value-type="currency" office:currency="EUR" office:value="577200" calcext:value-type="currency">
            <text:p>€ 577.200</text:p>
          </table:table-cell>
          <table:table-cell table:style-name="ce3"/>
          <table:table-cell table:style-name="ce3" table:formula="of:=[.D$6]+[.X46]+[.K46]-[.W46]" office:value-type="currency" office:currency="EUR" office:value="240000" calcext:value-type="currency">
            <text:p>€ 240.000</text:p>
          </table:table-cell>
          <table:table-cell table:style-name="ce3" table:formula="of:=[.S46]-[.Y46]" office:value-type="currency" office:currency="EUR" office:value="451670.755866064" calcext:value-type="currency">
            <text:p>€ 451.671</text:p>
          </table:table-cell>
          <table:table-cell table:style-name="ce3" table:formula="of:=[.$D$6]+[.$E$6]+[.K46]-[.W46]" office:value-type="currency" office:currency="EUR" office:value="285354" calcext:value-type="currency">
            <text:p>€ 285.354</text:p>
          </table:table-cell>
          <table:table-cell table:style-name="ce3" table:formula="of:=[.T46]-[.AA46]" office:value-type="currency" office:currency="EUR" office:value="112520.755866064" calcext:value-type="currency">
            <text:p>€ 112.5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6]+1" office:value-type="float" office:value="2053" calcext:value-type="float">
            <text:p>2053</text:p>
          </table:table-cell>
          <table:table-cell table:style-name="ce8" office:value-type="float" office:value="38" calcext:value-type="float">
            <text:p>38</text:p>
          </table:table-cell>
          <table:table-cell table:style-name="ce9" table:formula="of:=IF(PeriodoNum&gt;Periodi;0;[.H46])" office:value-type="currency" office:currency="EUR" office:value="0" calcext:value-type="currency">
            <text:p>€ 0</text:p>
          </table:table-cell>
          <table:table-cell table:style-name="ce9" table:formula="of:=[.D47]*Tasso" office:value-type="currency" office:currency="EUR" office:value="0" calcext:value-type="currency">
            <text:p>€ 0</text:p>
          </table:table-cell>
          <table:table-cell table:style-name="ce9" table:formula="of:=IF(PeriodoNum&gt;Periodi;0;Rata-[.E47])" office:value-type="currency" office:currency="EUR" office:value="0" calcext:value-type="currency">
            <text:p>€ 0</text:p>
          </table:table-cell>
          <table:table-cell table:style-name="ce9" table:formula="of:=[.E47]+[.F47]" office:value-type="currency" office:currency="EUR" office:value="0" calcext:value-type="currency">
            <text:p>€ 0</text:p>
          </table:table-cell>
          <table:table-cell table:style-name="ce9" table:formula="of:=ROUND([.D47]-[.F47];4)" office:value-type="currency" office:currency="EUR" office:value="0" calcext:value-type="currency">
            <text:p>€ 0</text:p>
          </table:table-cell>
          <table:table-cell table:style-name="ce9" table:formula="of:=IF(PeriodoNum&gt;Periodi;0;[.I46]+[.F47])" office:value-type="currency" office:currency="EUR" office:value="0" calcext:value-type="currency">
            <text:p>€ 0</text:p>
          </table:table-cell>
          <table:table-cell/>
          <table:table-cell table:style-name="ce17" table:formula="of:=[.K46]+MAX([.I$6];[.W$6])" office:value-type="currency" office:currency="EUR" office:value="592800" calcext:value-type="currency">
            <text:p>€ 592.800</text:p>
          </table:table-cell>
          <table:table-cell table:style-name="ce17"/>
          <table:table-cell table:style-name="ce18" table:formula="of:= [.M46] + IF([.C47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6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7]&lt;[.H$6];0.19*[.E47];0)&gt;=700;700;(IF([.C47]&lt;[.H$6];0.19*[.E47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46]*(1+[.P47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7]+[.O47]+[.K47]-[.H47]+[.M47]" office:value-type="currency" office:currency="EUR" office:value="707270.755866064" calcext:value-type="currency">
            <text:p>€ 707.271</text:p>
          </table:table-cell>
          <table:table-cell table:style-name="ce3" table:formula="of:=+[.$E$6]+[.K47]+[.M47]+[.O47]" office:value-type="currency" office:currency="EUR" office:value="413474.755866064" calcext:value-type="currency">
            <text:p>€ 413.475</text:p>
          </table:table-cell>
          <table:table-cell table:number-columns-repeated="2"/>
          <table:table-cell table:style-name="ce3" table:formula="of:=[.W46]+Affitto" office:value-type="currency" office:currency="EUR" office:value="592800" calcext:value-type="currency">
            <text:p>€ 592.800</text:p>
          </table:table-cell>
          <table:table-cell table:style-name="ce3"/>
          <table:table-cell table:style-name="ce3" table:formula="of:=[.D$6]+[.X47]+[.K47]-[.W47]" office:value-type="currency" office:currency="EUR" office:value="240000" calcext:value-type="currency">
            <text:p>€ 240.000</text:p>
          </table:table-cell>
          <table:table-cell table:style-name="ce3" table:formula="of:=[.S47]-[.Y47]" office:value-type="currency" office:currency="EUR" office:value="467270.755866064" calcext:value-type="currency">
            <text:p>€ 467.271</text:p>
          </table:table-cell>
          <table:table-cell table:style-name="ce3" table:formula="of:=[.$D$6]+[.$E$6]+[.K47]-[.W47]" office:value-type="currency" office:currency="EUR" office:value="285354" calcext:value-type="currency">
            <text:p>€ 285.354</text:p>
          </table:table-cell>
          <table:table-cell table:style-name="ce3" table:formula="of:=[.T47]-[.AA47]" office:value-type="currency" office:currency="EUR" office:value="128120.755866064" calcext:value-type="currency">
            <text:p>€ 128.1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7]+1" office:value-type="float" office:value="2054" calcext:value-type="float">
            <text:p>2054</text:p>
          </table:table-cell>
          <table:table-cell table:style-name="ce8" office:value-type="float" office:value="39" calcext:value-type="float">
            <text:p>39</text:p>
          </table:table-cell>
          <table:table-cell table:style-name="ce9" table:formula="of:=IF(PeriodoNum&gt;Periodi;0;[.H47])" office:value-type="currency" office:currency="EUR" office:value="0" calcext:value-type="currency">
            <text:p>€ 0</text:p>
          </table:table-cell>
          <table:table-cell table:style-name="ce9" table:formula="of:=[.D48]*Tasso" office:value-type="currency" office:currency="EUR" office:value="0" calcext:value-type="currency">
            <text:p>€ 0</text:p>
          </table:table-cell>
          <table:table-cell table:style-name="ce9" table:formula="of:=IF(PeriodoNum&gt;Periodi;0;Rata-[.E48])" office:value-type="currency" office:currency="EUR" office:value="0" calcext:value-type="currency">
            <text:p>€ 0</text:p>
          </table:table-cell>
          <table:table-cell table:style-name="ce9" table:formula="of:=[.E48]+[.F48]" office:value-type="currency" office:currency="EUR" office:value="0" calcext:value-type="currency">
            <text:p>€ 0</text:p>
          </table:table-cell>
          <table:table-cell table:style-name="ce9" table:formula="of:=ROUND([.D48]-[.F48];4)" office:value-type="currency" office:currency="EUR" office:value="0" calcext:value-type="currency">
            <text:p>€ 0</text:p>
          </table:table-cell>
          <table:table-cell table:style-name="ce9" table:formula="of:=IF(PeriodoNum&gt;Periodi;0;[.I47]+[.F48])" office:value-type="currency" office:currency="EUR" office:value="0" calcext:value-type="currency">
            <text:p>€ 0</text:p>
          </table:table-cell>
          <table:table-cell/>
          <table:table-cell table:style-name="ce17" table:formula="of:=[.K47]+MAX([.I$6];[.W$6])" office:value-type="currency" office:currency="EUR" office:value="608400" calcext:value-type="currency">
            <text:p>€ 608.400</text:p>
          </table:table-cell>
          <table:table-cell table:style-name="ce17"/>
          <table:table-cell table:style-name="ce18" table:formula="of:= [.M47] + IF([.C48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7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8]&lt;[.H$6];0.19*[.E48];0)&gt;=700;700;(IF([.C48]&lt;[.H$6];0.19*[.E48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47]*(1+[.P48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8]+[.O48]+[.K48]-[.H48]+[.M48]" office:value-type="currency" office:currency="EUR" office:value="722870.755866064" calcext:value-type="currency">
            <text:p>€ 722.871</text:p>
          </table:table-cell>
          <table:table-cell table:style-name="ce3" table:formula="of:=+[.$E$6]+[.K48]+[.M48]+[.O48]" office:value-type="currency" office:currency="EUR" office:value="429074.755866064" calcext:value-type="currency">
            <text:p>€ 429.075</text:p>
          </table:table-cell>
          <table:table-cell table:number-columns-repeated="2"/>
          <table:table-cell table:style-name="ce3" table:formula="of:=[.W47]+Affitto" office:value-type="currency" office:currency="EUR" office:value="608400" calcext:value-type="currency">
            <text:p>€ 608.400</text:p>
          </table:table-cell>
          <table:table-cell table:style-name="ce3"/>
          <table:table-cell table:style-name="ce3" table:formula="of:=[.D$6]+[.X48]+[.K48]-[.W48]" office:value-type="currency" office:currency="EUR" office:value="240000" calcext:value-type="currency">
            <text:p>€ 240.000</text:p>
          </table:table-cell>
          <table:table-cell table:style-name="ce3" table:formula="of:=[.S48]-[.Y48]" office:value-type="currency" office:currency="EUR" office:value="482870.755866064" calcext:value-type="currency">
            <text:p>€ 482.871</text:p>
          </table:table-cell>
          <table:table-cell table:style-name="ce3" table:formula="of:=[.$D$6]+[.$E$6]+[.K48]-[.W48]" office:value-type="currency" office:currency="EUR" office:value="285354" calcext:value-type="currency">
            <text:p>€ 285.354</text:p>
          </table:table-cell>
          <table:table-cell table:style-name="ce3" table:formula="of:=[.T48]-[.AA48]" office:value-type="currency" office:currency="EUR" office:value="143720.755866064" calcext:value-type="currency">
            <text:p>€ 143.7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8]+1" office:value-type="float" office:value="2055" calcext:value-type="float">
            <text:p>2055</text:p>
          </table:table-cell>
          <table:table-cell table:style-name="ce8" office:value-type="float" office:value="40" calcext:value-type="float">
            <text:p>40</text:p>
          </table:table-cell>
          <table:table-cell table:style-name="ce9" table:formula="of:=IF(PeriodoNum&gt;Periodi;0;[.H48])" office:value-type="currency" office:currency="EUR" office:value="0" calcext:value-type="currency">
            <text:p>€ 0</text:p>
          </table:table-cell>
          <table:table-cell table:style-name="ce9" table:formula="of:=[.D49]*Tasso" office:value-type="currency" office:currency="EUR" office:value="0" calcext:value-type="currency">
            <text:p>€ 0</text:p>
          </table:table-cell>
          <table:table-cell table:style-name="ce9" table:formula="of:=IF(PeriodoNum&gt;Periodi;0;Rata-[.E49])" office:value-type="currency" office:currency="EUR" office:value="0" calcext:value-type="currency">
            <text:p>€ 0</text:p>
          </table:table-cell>
          <table:table-cell table:style-name="ce9" table:formula="of:=[.E49]+[.F49]" office:value-type="currency" office:currency="EUR" office:value="0" calcext:value-type="currency">
            <text:p>€ 0</text:p>
          </table:table-cell>
          <table:table-cell table:style-name="ce9" table:formula="of:=ROUND([.D49]-[.F49];4)" office:value-type="currency" office:currency="EUR" office:value="0" calcext:value-type="currency">
            <text:p>€ 0</text:p>
          </table:table-cell>
          <table:table-cell table:style-name="ce9" table:formula="of:=IF(PeriodoNum&gt;Periodi;0;[.I48]+[.F49])" office:value-type="currency" office:currency="EUR" office:value="0" calcext:value-type="currency">
            <text:p>€ 0</text:p>
          </table:table-cell>
          <table:table-cell/>
          <table:table-cell table:style-name="ce17" table:formula="of:=[.K48]+MAX([.I$6];[.W$6])" office:value-type="currency" office:currency="EUR" office:value="624000" calcext:value-type="currency">
            <text:p>€ 624.000</text:p>
          </table:table-cell>
          <table:table-cell table:style-name="ce17"/>
          <table:table-cell table:style-name="ce18" table:formula="of:= [.M48] + IF([.C49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8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49]&lt;[.H$6];0.19*[.E49];0)&gt;=700;700;(IF([.C49]&lt;[.H$6];0.19*[.E49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48]*(1+[.P49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49]+[.O49]+[.K49]-[.H49]+[.M49]" office:value-type="currency" office:currency="EUR" office:value="738470.755866064" calcext:value-type="currency">
            <text:p>€ 738.471</text:p>
          </table:table-cell>
          <table:table-cell table:style-name="ce3" table:formula="of:=+[.$E$6]+[.K49]+[.M49]+[.O49]" office:value-type="currency" office:currency="EUR" office:value="444674.755866064" calcext:value-type="currency">
            <text:p>€ 444.675</text:p>
          </table:table-cell>
          <table:table-cell table:number-columns-repeated="2"/>
          <table:table-cell table:style-name="ce3" table:formula="of:=[.W48]+Affitto" office:value-type="currency" office:currency="EUR" office:value="624000" calcext:value-type="currency">
            <text:p>€ 624.000</text:p>
          </table:table-cell>
          <table:table-cell table:style-name="ce3"/>
          <table:table-cell table:style-name="ce3" table:formula="of:=[.D$6]+[.X49]+[.K49]-[.W49]" office:value-type="currency" office:currency="EUR" office:value="240000" calcext:value-type="currency">
            <text:p>€ 240.000</text:p>
          </table:table-cell>
          <table:table-cell table:style-name="ce3" table:formula="of:=[.S49]-[.Y49]" office:value-type="currency" office:currency="EUR" office:value="498470.755866064" calcext:value-type="currency">
            <text:p>€ 498.471</text:p>
          </table:table-cell>
          <table:table-cell table:style-name="ce3" table:formula="of:=[.$D$6]+[.$E$6]+[.K49]-[.W49]" office:value-type="currency" office:currency="EUR" office:value="285354" calcext:value-type="currency">
            <text:p>€ 285.354</text:p>
          </table:table-cell>
          <table:table-cell table:style-name="ce3" table:formula="of:=[.T49]-[.AA49]" office:value-type="currency" office:currency="EUR" office:value="159320.755866064" calcext:value-type="currency">
            <text:p>€ 159.3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49]+1" office:value-type="float" office:value="2056" calcext:value-type="float">
            <text:p>2056</text:p>
          </table:table-cell>
          <table:table-cell table:style-name="ce8" office:value-type="float" office:value="41" calcext:value-type="float">
            <text:p>41</text:p>
          </table:table-cell>
          <table:table-cell table:style-name="ce9" table:formula="of:=IF(PeriodoNum&gt;Periodi;0;[.H49])" office:value-type="currency" office:currency="EUR" office:value="0" calcext:value-type="currency">
            <text:p>€ 0</text:p>
          </table:table-cell>
          <table:table-cell table:style-name="ce9" table:formula="of:=[.D50]*Tasso" office:value-type="currency" office:currency="EUR" office:value="0" calcext:value-type="currency">
            <text:p>€ 0</text:p>
          </table:table-cell>
          <table:table-cell table:style-name="ce9" table:formula="of:=IF(PeriodoNum&gt;Periodi;0;Rata-[.E50])" office:value-type="currency" office:currency="EUR" office:value="0" calcext:value-type="currency">
            <text:p>€ 0</text:p>
          </table:table-cell>
          <table:table-cell table:style-name="ce9" table:formula="of:=[.E50]+[.F50]" office:value-type="currency" office:currency="EUR" office:value="0" calcext:value-type="currency">
            <text:p>€ 0</text:p>
          </table:table-cell>
          <table:table-cell table:style-name="ce9" table:formula="of:=ROUND([.D50]-[.F50];4)" office:value-type="currency" office:currency="EUR" office:value="0" calcext:value-type="currency">
            <text:p>€ 0</text:p>
          </table:table-cell>
          <table:table-cell table:style-name="ce9" table:formula="of:=IF(PeriodoNum&gt;Periodi;0;[.I49]+[.F50])" office:value-type="currency" office:currency="EUR" office:value="0" calcext:value-type="currency">
            <text:p>€ 0</text:p>
          </table:table-cell>
          <table:table-cell/>
          <table:table-cell table:style-name="ce17" table:formula="of:=[.K49]+MAX([.I$6];[.W$6])" office:value-type="currency" office:currency="EUR" office:value="639600" calcext:value-type="currency">
            <text:p>€ 639.600</text:p>
          </table:table-cell>
          <table:table-cell table:style-name="ce17"/>
          <table:table-cell table:style-name="ce18" table:formula="of:= [.M49] + IF([.C50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49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0]&lt;[.H$6];0.19*[.E50];0)&gt;=700;700;(IF([.C50]&lt;[.H$6];0.19*[.E50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49]*(1+[.P50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0]+[.O50]+[.K50]-[.H50]+[.M50]" office:value-type="currency" office:currency="EUR" office:value="754070.755866064" calcext:value-type="currency">
            <text:p>€ 754.071</text:p>
          </table:table-cell>
          <table:table-cell table:style-name="ce3" table:formula="of:=+[.$E$6]+[.K50]+[.M50]+[.O50]" office:value-type="currency" office:currency="EUR" office:value="460274.755866064" calcext:value-type="currency">
            <text:p>€ 460.275</text:p>
          </table:table-cell>
          <table:table-cell table:number-columns-repeated="2"/>
          <table:table-cell table:style-name="ce3" table:formula="of:=[.W49]+Affitto" office:value-type="currency" office:currency="EUR" office:value="639600" calcext:value-type="currency">
            <text:p>€ 639.600</text:p>
          </table:table-cell>
          <table:table-cell table:style-name="ce3"/>
          <table:table-cell table:style-name="ce3" table:formula="of:=[.D$6]+[.X50]+[.K50]-[.W50]" office:value-type="currency" office:currency="EUR" office:value="240000" calcext:value-type="currency">
            <text:p>€ 240.000</text:p>
          </table:table-cell>
          <table:table-cell table:style-name="ce3" table:formula="of:=[.S50]-[.Y50]" office:value-type="currency" office:currency="EUR" office:value="514070.755866064" calcext:value-type="currency">
            <text:p>€ 514.071</text:p>
          </table:table-cell>
          <table:table-cell table:style-name="ce3" table:formula="of:=[.$D$6]+[.$E$6]+[.K50]-[.W50]" office:value-type="currency" office:currency="EUR" office:value="285354" calcext:value-type="currency">
            <text:p>€ 285.354</text:p>
          </table:table-cell>
          <table:table-cell table:style-name="ce3" table:formula="of:=[.T50]-[.AA50]" office:value-type="currency" office:currency="EUR" office:value="174920.755866064" calcext:value-type="currency">
            <text:p>€ 174.9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0]+1" office:value-type="float" office:value="2057" calcext:value-type="float">
            <text:p>2057</text:p>
          </table:table-cell>
          <table:table-cell table:style-name="ce8" office:value-type="float" office:value="42" calcext:value-type="float">
            <text:p>42</text:p>
          </table:table-cell>
          <table:table-cell table:style-name="ce9" table:formula="of:=IF(PeriodoNum&gt;Periodi;0;[.H50])" office:value-type="currency" office:currency="EUR" office:value="0" calcext:value-type="currency">
            <text:p>€ 0</text:p>
          </table:table-cell>
          <table:table-cell table:style-name="ce9" table:formula="of:=[.D51]*Tasso" office:value-type="currency" office:currency="EUR" office:value="0" calcext:value-type="currency">
            <text:p>€ 0</text:p>
          </table:table-cell>
          <table:table-cell table:style-name="ce9" table:formula="of:=IF(PeriodoNum&gt;Periodi;0;Rata-[.E51])" office:value-type="currency" office:currency="EUR" office:value="0" calcext:value-type="currency">
            <text:p>€ 0</text:p>
          </table:table-cell>
          <table:table-cell table:style-name="ce9" table:formula="of:=[.E51]+[.F51]" office:value-type="currency" office:currency="EUR" office:value="0" calcext:value-type="currency">
            <text:p>€ 0</text:p>
          </table:table-cell>
          <table:table-cell table:style-name="ce9" table:formula="of:=ROUND([.D51]-[.F51];4)" office:value-type="currency" office:currency="EUR" office:value="0" calcext:value-type="currency">
            <text:p>€ 0</text:p>
          </table:table-cell>
          <table:table-cell table:style-name="ce9" table:formula="of:=IF(PeriodoNum&gt;Periodi;0;[.I50]+[.F51])" office:value-type="currency" office:currency="EUR" office:value="0" calcext:value-type="currency">
            <text:p>€ 0</text:p>
          </table:table-cell>
          <table:table-cell/>
          <table:table-cell table:style-name="ce17" table:formula="of:=[.K50]+MAX([.I$6];[.W$6])" office:value-type="currency" office:currency="EUR" office:value="655200" calcext:value-type="currency">
            <text:p>€ 655.200</text:p>
          </table:table-cell>
          <table:table-cell table:style-name="ce17"/>
          <table:table-cell table:style-name="ce18" table:formula="of:= [.M50] + IF([.C51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0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1]&lt;[.H$6];0.19*[.E51];0)&gt;=700;700;(IF([.C51]&lt;[.H$6];0.19*[.E51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50]*(1+[.P51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1]+[.O51]+[.K51]-[.H51]+[.M51]" office:value-type="currency" office:currency="EUR" office:value="769670.755866064" calcext:value-type="currency">
            <text:p>€ 769.671</text:p>
          </table:table-cell>
          <table:table-cell table:style-name="ce3" table:formula="of:=+[.$E$6]+[.K51]+[.M51]+[.O51]" office:value-type="currency" office:currency="EUR" office:value="475874.755866064" calcext:value-type="currency">
            <text:p>€ 475.875</text:p>
          </table:table-cell>
          <table:table-cell table:number-columns-repeated="2"/>
          <table:table-cell table:style-name="ce3" table:formula="of:=[.W50]+Affitto" office:value-type="currency" office:currency="EUR" office:value="655200" calcext:value-type="currency">
            <text:p>€ 655.200</text:p>
          </table:table-cell>
          <table:table-cell table:style-name="ce3"/>
          <table:table-cell table:style-name="ce3" table:formula="of:=[.D$6]+[.X51]+[.K51]-[.W51]" office:value-type="currency" office:currency="EUR" office:value="240000" calcext:value-type="currency">
            <text:p>€ 240.000</text:p>
          </table:table-cell>
          <table:table-cell table:style-name="ce3" table:formula="of:=[.S51]-[.Y51]" office:value-type="currency" office:currency="EUR" office:value="529670.755866064" calcext:value-type="currency">
            <text:p>€ 529.671</text:p>
          </table:table-cell>
          <table:table-cell table:style-name="ce3" table:formula="of:=[.$D$6]+[.$E$6]+[.K51]-[.W51]" office:value-type="currency" office:currency="EUR" office:value="285354" calcext:value-type="currency">
            <text:p>€ 285.354</text:p>
          </table:table-cell>
          <table:table-cell table:style-name="ce3" table:formula="of:=[.T51]-[.AA51]" office:value-type="currency" office:currency="EUR" office:value="190520.755866064" calcext:value-type="currency">
            <text:p>€ 190.5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1]+1" office:value-type="float" office:value="2058" calcext:value-type="float">
            <text:p>2058</text:p>
          </table:table-cell>
          <table:table-cell table:style-name="ce8" office:value-type="float" office:value="43" calcext:value-type="float">
            <text:p>43</text:p>
          </table:table-cell>
          <table:table-cell table:style-name="ce9" table:formula="of:=IF(PeriodoNum&gt;Periodi;0;[.H51])" office:value-type="currency" office:currency="EUR" office:value="0" calcext:value-type="currency">
            <text:p>€ 0</text:p>
          </table:table-cell>
          <table:table-cell table:style-name="ce9" table:formula="of:=[.D52]*Tasso" office:value-type="currency" office:currency="EUR" office:value="0" calcext:value-type="currency">
            <text:p>€ 0</text:p>
          </table:table-cell>
          <table:table-cell table:style-name="ce9" table:formula="of:=IF(PeriodoNum&gt;Periodi;0;Rata-[.E52])" office:value-type="currency" office:currency="EUR" office:value="0" calcext:value-type="currency">
            <text:p>€ 0</text:p>
          </table:table-cell>
          <table:table-cell table:style-name="ce9" table:formula="of:=[.E52]+[.F52]" office:value-type="currency" office:currency="EUR" office:value="0" calcext:value-type="currency">
            <text:p>€ 0</text:p>
          </table:table-cell>
          <table:table-cell table:style-name="ce9" table:formula="of:=ROUND([.D52]-[.F52];4)" office:value-type="currency" office:currency="EUR" office:value="0" calcext:value-type="currency">
            <text:p>€ 0</text:p>
          </table:table-cell>
          <table:table-cell table:style-name="ce9" table:formula="of:=IF(PeriodoNum&gt;Periodi;0;[.I51]+[.F52])" office:value-type="currency" office:currency="EUR" office:value="0" calcext:value-type="currency">
            <text:p>€ 0</text:p>
          </table:table-cell>
          <table:table-cell/>
          <table:table-cell table:style-name="ce17" table:formula="of:=[.K51]+MAX([.I$6];[.W$6])" office:value-type="currency" office:currency="EUR" office:value="670800" calcext:value-type="currency">
            <text:p>€ 670.800</text:p>
          </table:table-cell>
          <table:table-cell table:style-name="ce17"/>
          <table:table-cell table:style-name="ce18" table:formula="of:= [.M51] + IF([.C52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1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2]&lt;[.H$6];0.19*[.E52];0)&gt;=700;700;(IF([.C52]&lt;[.H$6];0.19*[.E52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51]*(1+[.P52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2]+[.O52]+[.K52]-[.H52]+[.M52]" office:value-type="currency" office:currency="EUR" office:value="785270.755866064" calcext:value-type="currency">
            <text:p>€ 785.271</text:p>
          </table:table-cell>
          <table:table-cell table:style-name="ce3" table:formula="of:=+[.$E$6]+[.K52]+[.M52]+[.O52]" office:value-type="currency" office:currency="EUR" office:value="491474.755866064" calcext:value-type="currency">
            <text:p>€ 491.475</text:p>
          </table:table-cell>
          <table:table-cell table:number-columns-repeated="2"/>
          <table:table-cell table:style-name="ce3" table:formula="of:=[.W51]+Affitto" office:value-type="currency" office:currency="EUR" office:value="670800" calcext:value-type="currency">
            <text:p>€ 670.800</text:p>
          </table:table-cell>
          <table:table-cell table:style-name="ce3"/>
          <table:table-cell table:style-name="ce3" table:formula="of:=[.D$6]+[.X52]+[.K52]-[.W52]" office:value-type="currency" office:currency="EUR" office:value="240000" calcext:value-type="currency">
            <text:p>€ 240.000</text:p>
          </table:table-cell>
          <table:table-cell table:style-name="ce3" table:formula="of:=[.S52]-[.Y52]" office:value-type="currency" office:currency="EUR" office:value="545270.755866064" calcext:value-type="currency">
            <text:p>€ 545.271</text:p>
          </table:table-cell>
          <table:table-cell table:style-name="ce3" table:formula="of:=[.$D$6]+[.$E$6]+[.K52]-[.W52]" office:value-type="currency" office:currency="EUR" office:value="285354" calcext:value-type="currency">
            <text:p>€ 285.354</text:p>
          </table:table-cell>
          <table:table-cell table:style-name="ce3" table:formula="of:=[.T52]-[.AA52]" office:value-type="currency" office:currency="EUR" office:value="206120.755866064" calcext:value-type="currency">
            <text:p>€ 206.1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2]+1" office:value-type="float" office:value="2059" calcext:value-type="float">
            <text:p>2059</text:p>
          </table:table-cell>
          <table:table-cell table:style-name="ce8" office:value-type="float" office:value="44" calcext:value-type="float">
            <text:p>44</text:p>
          </table:table-cell>
          <table:table-cell table:style-name="ce9" table:formula="of:=IF(PeriodoNum&gt;Periodi;0;[.H52])" office:value-type="currency" office:currency="EUR" office:value="0" calcext:value-type="currency">
            <text:p>€ 0</text:p>
          </table:table-cell>
          <table:table-cell table:style-name="ce9" table:formula="of:=[.D53]*Tasso" office:value-type="currency" office:currency="EUR" office:value="0" calcext:value-type="currency">
            <text:p>€ 0</text:p>
          </table:table-cell>
          <table:table-cell table:style-name="ce9" table:formula="of:=IF(PeriodoNum&gt;Periodi;0;Rata-[.E53])" office:value-type="currency" office:currency="EUR" office:value="0" calcext:value-type="currency">
            <text:p>€ 0</text:p>
          </table:table-cell>
          <table:table-cell table:style-name="ce9" table:formula="of:=[.E53]+[.F53]" office:value-type="currency" office:currency="EUR" office:value="0" calcext:value-type="currency">
            <text:p>€ 0</text:p>
          </table:table-cell>
          <table:table-cell table:style-name="ce9" table:formula="of:=ROUND([.D53]-[.F53];4)" office:value-type="currency" office:currency="EUR" office:value="0" calcext:value-type="currency">
            <text:p>€ 0</text:p>
          </table:table-cell>
          <table:table-cell table:style-name="ce9" table:formula="of:=IF(PeriodoNum&gt;Periodi;0;[.I52]+[.F53])" office:value-type="currency" office:currency="EUR" office:value="0" calcext:value-type="currency">
            <text:p>€ 0</text:p>
          </table:table-cell>
          <table:table-cell/>
          <table:table-cell table:style-name="ce17" table:formula="of:=[.K52]+MAX([.I$6];[.W$6])" office:value-type="currency" office:currency="EUR" office:value="686400" calcext:value-type="currency">
            <text:p>€ 686.400</text:p>
          </table:table-cell>
          <table:table-cell table:style-name="ce17"/>
          <table:table-cell table:style-name="ce18" table:formula="of:= [.M52] + IF([.C53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2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3]&lt;[.H$6];0.19*[.E53];0)&gt;=700;700;(IF([.C53]&lt;[.H$6];0.19*[.E53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52]*(1+[.P53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3]+[.O53]+[.K53]-[.H53]+[.M53]" office:value-type="currency" office:currency="EUR" office:value="800870.755866064" calcext:value-type="currency">
            <text:p>€ 800.871</text:p>
          </table:table-cell>
          <table:table-cell table:style-name="ce3" table:formula="of:=+[.$E$6]+[.K53]+[.M53]+[.O53]" office:value-type="currency" office:currency="EUR" office:value="507074.755866064" calcext:value-type="currency">
            <text:p>€ 507.075</text:p>
          </table:table-cell>
          <table:table-cell table:number-columns-repeated="2"/>
          <table:table-cell table:style-name="ce3" table:formula="of:=[.W52]+Affitto" office:value-type="currency" office:currency="EUR" office:value="686400" calcext:value-type="currency">
            <text:p>€ 686.400</text:p>
          </table:table-cell>
          <table:table-cell table:style-name="ce3"/>
          <table:table-cell table:style-name="ce3" table:formula="of:=[.D$6]+[.X53]+[.K53]-[.W53]" office:value-type="currency" office:currency="EUR" office:value="240000" calcext:value-type="currency">
            <text:p>€ 240.000</text:p>
          </table:table-cell>
          <table:table-cell table:style-name="ce3" table:formula="of:=[.S53]-[.Y53]" office:value-type="currency" office:currency="EUR" office:value="560870.755866064" calcext:value-type="currency">
            <text:p>€ 560.871</text:p>
          </table:table-cell>
          <table:table-cell table:style-name="ce3" table:formula="of:=[.$D$6]+[.$E$6]+[.K53]-[.W53]" office:value-type="currency" office:currency="EUR" office:value="285354" calcext:value-type="currency">
            <text:p>€ 285.354</text:p>
          </table:table-cell>
          <table:table-cell table:style-name="ce3" table:formula="of:=[.T53]-[.AA53]" office:value-type="currency" office:currency="EUR" office:value="221720.755866064" calcext:value-type="currency">
            <text:p>€ 221.7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3]+1" office:value-type="float" office:value="2060" calcext:value-type="float">
            <text:p>2060</text:p>
          </table:table-cell>
          <table:table-cell table:style-name="ce8" office:value-type="float" office:value="45" calcext:value-type="float">
            <text:p>45</text:p>
          </table:table-cell>
          <table:table-cell table:style-name="ce9" table:formula="of:=IF(PeriodoNum&gt;Periodi;0;[.H53])" office:value-type="currency" office:currency="EUR" office:value="0" calcext:value-type="currency">
            <text:p>€ 0</text:p>
          </table:table-cell>
          <table:table-cell table:style-name="ce9" table:formula="of:=[.D54]*Tasso" office:value-type="currency" office:currency="EUR" office:value="0" calcext:value-type="currency">
            <text:p>€ 0</text:p>
          </table:table-cell>
          <table:table-cell table:style-name="ce9" table:formula="of:=IF(PeriodoNum&gt;Periodi;0;Rata-[.E54])" office:value-type="currency" office:currency="EUR" office:value="0" calcext:value-type="currency">
            <text:p>€ 0</text:p>
          </table:table-cell>
          <table:table-cell table:style-name="ce9" table:formula="of:=[.E54]+[.F54]" office:value-type="currency" office:currency="EUR" office:value="0" calcext:value-type="currency">
            <text:p>€ 0</text:p>
          </table:table-cell>
          <table:table-cell table:style-name="ce9" table:formula="of:=ROUND([.D54]-[.F54];4)" office:value-type="currency" office:currency="EUR" office:value="0" calcext:value-type="currency">
            <text:p>€ 0</text:p>
          </table:table-cell>
          <table:table-cell table:style-name="ce9" table:formula="of:=IF(PeriodoNum&gt;Periodi;0;[.I53]+[.F54])" office:value-type="currency" office:currency="EUR" office:value="0" calcext:value-type="currency">
            <text:p>€ 0</text:p>
          </table:table-cell>
          <table:table-cell/>
          <table:table-cell table:style-name="ce17" table:formula="of:=[.K53]+MAX([.I$6];[.W$6])" office:value-type="currency" office:currency="EUR" office:value="702000" calcext:value-type="currency">
            <text:p>€ 702.000</text:p>
          </table:table-cell>
          <table:table-cell table:style-name="ce17"/>
          <table:table-cell table:style-name="ce18" table:formula="of:= [.M53] + IF([.C54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3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4]&lt;[.H$6];0.19*[.E54];0)&gt;=700;700;(IF([.C54]&lt;[.H$6];0.19*[.E54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53]*(1+[.P54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4]+[.O54]+[.K54]-[.H54]+[.M54]" office:value-type="currency" office:currency="EUR" office:value="816470.755866064" calcext:value-type="currency">
            <text:p>€ 816.471</text:p>
          </table:table-cell>
          <table:table-cell table:style-name="ce3" table:formula="of:=+[.$E$6]+[.K54]+[.M54]+[.O54]" office:value-type="currency" office:currency="EUR" office:value="522674.755866064" calcext:value-type="currency">
            <text:p>€ 522.675</text:p>
          </table:table-cell>
          <table:table-cell table:number-columns-repeated="2"/>
          <table:table-cell table:style-name="ce3" table:formula="of:=[.W53]+Affitto" office:value-type="currency" office:currency="EUR" office:value="702000" calcext:value-type="currency">
            <text:p>€ 702.000</text:p>
          </table:table-cell>
          <table:table-cell table:style-name="ce3"/>
          <table:table-cell table:style-name="ce3" table:formula="of:=[.D$6]+[.X54]+[.K54]-[.W54]" office:value-type="currency" office:currency="EUR" office:value="240000" calcext:value-type="currency">
            <text:p>€ 240.000</text:p>
          </table:table-cell>
          <table:table-cell table:style-name="ce3" table:formula="of:=[.S54]-[.Y54]" office:value-type="currency" office:currency="EUR" office:value="576470.755866064" calcext:value-type="currency">
            <text:p>€ 576.471</text:p>
          </table:table-cell>
          <table:table-cell table:style-name="ce3" table:formula="of:=[.$D$6]+[.$E$6]+[.K54]-[.W54]" office:value-type="currency" office:currency="EUR" office:value="285354" calcext:value-type="currency">
            <text:p>€ 285.354</text:p>
          </table:table-cell>
          <table:table-cell table:style-name="ce3" table:formula="of:=[.T54]-[.AA54]" office:value-type="currency" office:currency="EUR" office:value="237320.755866064" calcext:value-type="currency">
            <text:p>€ 237.3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4]+1" office:value-type="float" office:value="2061" calcext:value-type="float">
            <text:p>2061</text:p>
          </table:table-cell>
          <table:table-cell table:style-name="ce8" office:value-type="float" office:value="46" calcext:value-type="float">
            <text:p>46</text:p>
          </table:table-cell>
          <table:table-cell table:style-name="ce9" table:formula="of:=IF(PeriodoNum&gt;Periodi;0;[.H54])" office:value-type="currency" office:currency="EUR" office:value="0" calcext:value-type="currency">
            <text:p>€ 0</text:p>
          </table:table-cell>
          <table:table-cell table:style-name="ce9" table:formula="of:=[.D55]*Tasso" office:value-type="currency" office:currency="EUR" office:value="0" calcext:value-type="currency">
            <text:p>€ 0</text:p>
          </table:table-cell>
          <table:table-cell table:style-name="ce9" table:formula="of:=IF(PeriodoNum&gt;Periodi;0;Rata-[.E55])" office:value-type="currency" office:currency="EUR" office:value="0" calcext:value-type="currency">
            <text:p>€ 0</text:p>
          </table:table-cell>
          <table:table-cell table:style-name="ce9" table:formula="of:=[.E55]+[.F55]" office:value-type="currency" office:currency="EUR" office:value="0" calcext:value-type="currency">
            <text:p>€ 0</text:p>
          </table:table-cell>
          <table:table-cell table:style-name="ce9" table:formula="of:=ROUND([.D55]-[.F55];4)" office:value-type="currency" office:currency="EUR" office:value="0" calcext:value-type="currency">
            <text:p>€ 0</text:p>
          </table:table-cell>
          <table:table-cell table:style-name="ce9" table:formula="of:=IF(PeriodoNum&gt;Periodi;0;[.I54]+[.F55])" office:value-type="currency" office:currency="EUR" office:value="0" calcext:value-type="currency">
            <text:p>€ 0</text:p>
          </table:table-cell>
          <table:table-cell/>
          <table:table-cell table:style-name="ce17" table:formula="of:=[.K54]+MAX([.I$6];[.W$6])" office:value-type="currency" office:currency="EUR" office:value="717600" calcext:value-type="currency">
            <text:p>€ 717.600</text:p>
          </table:table-cell>
          <table:table-cell table:style-name="ce17"/>
          <table:table-cell table:style-name="ce18" table:formula="of:= [.M54] + IF([.C55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4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5]&lt;[.H$6];0.19*[.E55];0)&gt;=700;700;(IF([.C55]&lt;[.H$6];0.19*[.E55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54]*(1+[.P55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5]+[.O55]+[.K55]-[.H55]+[.M55]" office:value-type="currency" office:currency="EUR" office:value="832070.755866064" calcext:value-type="currency">
            <text:p>€ 832.071</text:p>
          </table:table-cell>
          <table:table-cell table:style-name="ce3" table:formula="of:=+[.$E$6]+[.K55]+[.M55]+[.O55]" office:value-type="currency" office:currency="EUR" office:value="538274.755866064" calcext:value-type="currency">
            <text:p>€ 538.275</text:p>
          </table:table-cell>
          <table:table-cell table:number-columns-repeated="2"/>
          <table:table-cell table:style-name="ce3" table:formula="of:=[.W54]+Affitto" office:value-type="currency" office:currency="EUR" office:value="717600" calcext:value-type="currency">
            <text:p>€ 717.600</text:p>
          </table:table-cell>
          <table:table-cell table:style-name="ce3"/>
          <table:table-cell table:style-name="ce3" table:formula="of:=[.D$6]+[.X55]+[.K55]-[.W55]" office:value-type="currency" office:currency="EUR" office:value="240000" calcext:value-type="currency">
            <text:p>€ 240.000</text:p>
          </table:table-cell>
          <table:table-cell table:style-name="ce3" table:formula="of:=[.S55]-[.Y55]" office:value-type="currency" office:currency="EUR" office:value="592070.755866064" calcext:value-type="currency">
            <text:p>€ 592.071</text:p>
          </table:table-cell>
          <table:table-cell table:style-name="ce3" table:formula="of:=[.$D$6]+[.$E$6]+[.K55]-[.W55]" office:value-type="currency" office:currency="EUR" office:value="285354" calcext:value-type="currency">
            <text:p>€ 285.354</text:p>
          </table:table-cell>
          <table:table-cell table:style-name="ce3" table:formula="of:=[.T55]-[.AA55]" office:value-type="currency" office:currency="EUR" office:value="252920.755866064" calcext:value-type="currency">
            <text:p>€ 252.9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5]+1" office:value-type="float" office:value="2062" calcext:value-type="float">
            <text:p>2062</text:p>
          </table:table-cell>
          <table:table-cell table:style-name="ce8" office:value-type="float" office:value="47" calcext:value-type="float">
            <text:p>47</text:p>
          </table:table-cell>
          <table:table-cell table:style-name="ce9" table:formula="of:=IF(PeriodoNum&gt;Periodi;0;[.H55])" office:value-type="currency" office:currency="EUR" office:value="0" calcext:value-type="currency">
            <text:p>€ 0</text:p>
          </table:table-cell>
          <table:table-cell table:style-name="ce9" table:formula="of:=[.D56]*Tasso" office:value-type="currency" office:currency="EUR" office:value="0" calcext:value-type="currency">
            <text:p>€ 0</text:p>
          </table:table-cell>
          <table:table-cell table:style-name="ce9" table:formula="of:=IF(PeriodoNum&gt;Periodi;0;Rata-[.E56])" office:value-type="currency" office:currency="EUR" office:value="0" calcext:value-type="currency">
            <text:p>€ 0</text:p>
          </table:table-cell>
          <table:table-cell table:style-name="ce9" table:formula="of:=[.E56]+[.F56]" office:value-type="currency" office:currency="EUR" office:value="0" calcext:value-type="currency">
            <text:p>€ 0</text:p>
          </table:table-cell>
          <table:table-cell table:style-name="ce9" table:formula="of:=ROUND([.D56]-[.F56];4)" office:value-type="currency" office:currency="EUR" office:value="0" calcext:value-type="currency">
            <text:p>€ 0</text:p>
          </table:table-cell>
          <table:table-cell table:style-name="ce9" table:formula="of:=IF(PeriodoNum&gt;Periodi;0;[.I55]+[.F56])" office:value-type="currency" office:currency="EUR" office:value="0" calcext:value-type="currency">
            <text:p>€ 0</text:p>
          </table:table-cell>
          <table:table-cell/>
          <table:table-cell table:style-name="ce17" table:formula="of:=[.K55]+MAX([.I$6];[.W$6])" office:value-type="currency" office:currency="EUR" office:value="733200" calcext:value-type="currency">
            <text:p>€ 733.200</text:p>
          </table:table-cell>
          <table:table-cell table:style-name="ce17"/>
          <table:table-cell table:style-name="ce18" table:formula="of:= [.M55] + IF([.C56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5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6]&lt;[.H$6];0.19*[.E56];0)&gt;=700;700;(IF([.C56]&lt;[.H$6];0.19*[.E56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55]*(1+[.P56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6]+[.O56]+[.K56]-[.H56]+[.M56]" office:value-type="currency" office:currency="EUR" office:value="847670.755866064" calcext:value-type="currency">
            <text:p>€ 847.671</text:p>
          </table:table-cell>
          <table:table-cell table:style-name="ce3" table:formula="of:=+[.$E$6]+[.K56]+[.M56]+[.O56]" office:value-type="currency" office:currency="EUR" office:value="553874.755866064" calcext:value-type="currency">
            <text:p>€ 553.875</text:p>
          </table:table-cell>
          <table:table-cell table:number-columns-repeated="2"/>
          <table:table-cell table:style-name="ce3" table:formula="of:=[.W55]+Affitto" office:value-type="currency" office:currency="EUR" office:value="733200" calcext:value-type="currency">
            <text:p>€ 733.200</text:p>
          </table:table-cell>
          <table:table-cell table:style-name="ce3"/>
          <table:table-cell table:style-name="ce3" table:formula="of:=[.D$6]+[.X56]+[.K56]-[.W56]" office:value-type="currency" office:currency="EUR" office:value="240000" calcext:value-type="currency">
            <text:p>€ 240.000</text:p>
          </table:table-cell>
          <table:table-cell table:style-name="ce3" table:formula="of:=[.S56]-[.Y56]" office:value-type="currency" office:currency="EUR" office:value="607670.755866064" calcext:value-type="currency">
            <text:p>€ 607.671</text:p>
          </table:table-cell>
          <table:table-cell table:style-name="ce3" table:formula="of:=[.$D$6]+[.$E$6]+[.K56]-[.W56]" office:value-type="currency" office:currency="EUR" office:value="285354" calcext:value-type="currency">
            <text:p>€ 285.354</text:p>
          </table:table-cell>
          <table:table-cell table:style-name="ce3" table:formula="of:=[.T56]-[.AA56]" office:value-type="currency" office:currency="EUR" office:value="268520.755866064" calcext:value-type="currency">
            <text:p>€ 268.5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6]+1" office:value-type="float" office:value="2063" calcext:value-type="float">
            <text:p>2063</text:p>
          </table:table-cell>
          <table:table-cell table:style-name="ce8" office:value-type="float" office:value="48" calcext:value-type="float">
            <text:p>48</text:p>
          </table:table-cell>
          <table:table-cell table:style-name="ce9" table:formula="of:=IF(PeriodoNum&gt;Periodi;0;[.H56])" office:value-type="currency" office:currency="EUR" office:value="0" calcext:value-type="currency">
            <text:p>€ 0</text:p>
          </table:table-cell>
          <table:table-cell table:style-name="ce9" table:formula="of:=[.D57]*Tasso" office:value-type="currency" office:currency="EUR" office:value="0" calcext:value-type="currency">
            <text:p>€ 0</text:p>
          </table:table-cell>
          <table:table-cell table:style-name="ce9" table:formula="of:=IF(PeriodoNum&gt;Periodi;0;Rata-[.E57])" office:value-type="currency" office:currency="EUR" office:value="0" calcext:value-type="currency">
            <text:p>€ 0</text:p>
          </table:table-cell>
          <table:table-cell table:style-name="ce9" table:formula="of:=[.E57]+[.F57]" office:value-type="currency" office:currency="EUR" office:value="0" calcext:value-type="currency">
            <text:p>€ 0</text:p>
          </table:table-cell>
          <table:table-cell table:style-name="ce9" table:formula="of:=ROUND([.D57]-[.F57];4)" office:value-type="currency" office:currency="EUR" office:value="0" calcext:value-type="currency">
            <text:p>€ 0</text:p>
          </table:table-cell>
          <table:table-cell table:style-name="ce9" table:formula="of:=IF(PeriodoNum&gt;Periodi;0;[.I56]+[.F57])" office:value-type="currency" office:currency="EUR" office:value="0" calcext:value-type="currency">
            <text:p>€ 0</text:p>
          </table:table-cell>
          <table:table-cell/>
          <table:table-cell table:style-name="ce17" table:formula="of:=[.K56]+MAX([.I$6];[.W$6])" office:value-type="currency" office:currency="EUR" office:value="748800" calcext:value-type="currency">
            <text:p>€ 748.800</text:p>
          </table:table-cell>
          <table:table-cell table:style-name="ce17"/>
          <table:table-cell table:style-name="ce18" table:formula="of:= [.M56] + IF([.C57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6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7]&lt;[.H$6];0.19*[.E57];0)&gt;=700;700;(IF([.C57]&lt;[.H$6];0.19*[.E57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56]*(1+[.P57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7]+[.O57]+[.K57]-[.H57]+[.M57]" office:value-type="currency" office:currency="EUR" office:value="863270.755866064" calcext:value-type="currency">
            <text:p>€ 863.271</text:p>
          </table:table-cell>
          <table:table-cell table:style-name="ce3" table:formula="of:=+[.$E$6]+[.K57]+[.M57]+[.O57]" office:value-type="currency" office:currency="EUR" office:value="569474.755866064" calcext:value-type="currency">
            <text:p>€ 569.475</text:p>
          </table:table-cell>
          <table:table-cell table:number-columns-repeated="2"/>
          <table:table-cell table:style-name="ce3" table:formula="of:=[.W56]+Affitto" office:value-type="currency" office:currency="EUR" office:value="748800" calcext:value-type="currency">
            <text:p>€ 748.800</text:p>
          </table:table-cell>
          <table:table-cell table:style-name="ce3"/>
          <table:table-cell table:style-name="ce3" table:formula="of:=[.D$6]+[.X57]+[.K57]-[.W57]" office:value-type="currency" office:currency="EUR" office:value="240000" calcext:value-type="currency">
            <text:p>€ 240.000</text:p>
          </table:table-cell>
          <table:table-cell table:style-name="ce3" table:formula="of:=[.S57]-[.Y57]" office:value-type="currency" office:currency="EUR" office:value="623270.755866064" calcext:value-type="currency">
            <text:p>€ 623.271</text:p>
          </table:table-cell>
          <table:table-cell table:style-name="ce3" table:formula="of:=[.$D$6]+[.$E$6]+[.K57]-[.W57]" office:value-type="currency" office:currency="EUR" office:value="285354" calcext:value-type="currency">
            <text:p>€ 285.354</text:p>
          </table:table-cell>
          <table:table-cell table:style-name="ce3" table:formula="of:=[.T57]-[.AA57]" office:value-type="currency" office:currency="EUR" office:value="284120.755866064" calcext:value-type="currency">
            <text:p>€ 284.1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7]+1" office:value-type="float" office:value="2064" calcext:value-type="float">
            <text:p>2064</text:p>
          </table:table-cell>
          <table:table-cell table:style-name="ce8" office:value-type="float" office:value="49" calcext:value-type="float">
            <text:p>49</text:p>
          </table:table-cell>
          <table:table-cell table:style-name="ce9" table:formula="of:=IF(PeriodoNum&gt;Periodi;0;[.H57])" office:value-type="currency" office:currency="EUR" office:value="0" calcext:value-type="currency">
            <text:p>€ 0</text:p>
          </table:table-cell>
          <table:table-cell table:style-name="ce9" table:formula="of:=[.D58]*Tasso" office:value-type="currency" office:currency="EUR" office:value="0" calcext:value-type="currency">
            <text:p>€ 0</text:p>
          </table:table-cell>
          <table:table-cell table:style-name="ce9" table:formula="of:=IF(PeriodoNum&gt;Periodi;0;Rata-[.E58])" office:value-type="currency" office:currency="EUR" office:value="0" calcext:value-type="currency">
            <text:p>€ 0</text:p>
          </table:table-cell>
          <table:table-cell table:style-name="ce9" table:formula="of:=[.E58]+[.F58]" office:value-type="currency" office:currency="EUR" office:value="0" calcext:value-type="currency">
            <text:p>€ 0</text:p>
          </table:table-cell>
          <table:table-cell table:style-name="ce9" table:formula="of:=ROUND([.D58]-[.F58];4)" office:value-type="currency" office:currency="EUR" office:value="0" calcext:value-type="currency">
            <text:p>€ 0</text:p>
          </table:table-cell>
          <table:table-cell table:style-name="ce9" table:formula="of:=IF(PeriodoNum&gt;Periodi;0;[.I57]+[.F58])" office:value-type="currency" office:currency="EUR" office:value="0" calcext:value-type="currency">
            <text:p>€ 0</text:p>
          </table:table-cell>
          <table:table-cell/>
          <table:table-cell table:style-name="ce17" table:formula="of:=[.K57]+MAX([.I$6];[.W$6])" office:value-type="currency" office:currency="EUR" office:value="764400" calcext:value-type="currency">
            <text:p>€ 764.400</text:p>
          </table:table-cell>
          <table:table-cell table:style-name="ce17"/>
          <table:table-cell table:style-name="ce18" table:formula="of:= [.M57] + IF([.C58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7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8]&lt;[.H$6];0.19*[.E58];0)&gt;=700;700;(IF([.C58]&lt;[.H$6];0.19*[.E58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57]*(1+[.P58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8]+[.O58]+[.K58]-[.H58]+[.M58]" office:value-type="currency" office:currency="EUR" office:value="878870.755866064" calcext:value-type="currency">
            <text:p>€ 878.871</text:p>
          </table:table-cell>
          <table:table-cell table:style-name="ce3" table:formula="of:=+[.$E$6]+[.K58]+[.M58]+[.O58]" office:value-type="currency" office:currency="EUR" office:value="585074.755866064" calcext:value-type="currency">
            <text:p>€ 585.075</text:p>
          </table:table-cell>
          <table:table-cell table:number-columns-repeated="2"/>
          <table:table-cell table:style-name="ce3" table:formula="of:=[.W57]+Affitto" office:value-type="currency" office:currency="EUR" office:value="764400" calcext:value-type="currency">
            <text:p>€ 764.400</text:p>
          </table:table-cell>
          <table:table-cell table:style-name="ce3"/>
          <table:table-cell table:style-name="ce3" table:formula="of:=[.D$6]+[.X58]+[.K58]-[.W58]" office:value-type="currency" office:currency="EUR" office:value="240000" calcext:value-type="currency">
            <text:p>€ 240.000</text:p>
          </table:table-cell>
          <table:table-cell table:style-name="ce3" table:formula="of:=[.S58]-[.Y58]" office:value-type="currency" office:currency="EUR" office:value="638870.755866064" calcext:value-type="currency">
            <text:p>€ 638.871</text:p>
          </table:table-cell>
          <table:table-cell table:style-name="ce3" table:formula="of:=[.$D$6]+[.$E$6]+[.K58]-[.W58]" office:value-type="currency" office:currency="EUR" office:value="285354" calcext:value-type="currency">
            <text:p>€ 285.354</text:p>
          </table:table-cell>
          <table:table-cell table:style-name="ce3" table:formula="of:=[.T58]-[.AA58]" office:value-type="currency" office:currency="EUR" office:value="299720.755866064" calcext:value-type="currency">
            <text:p>€ 299.7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8]+1" office:value-type="float" office:value="2065" calcext:value-type="float">
            <text:p>2065</text:p>
          </table:table-cell>
          <table:table-cell table:style-name="ce8" office:value-type="float" office:value="50" calcext:value-type="float">
            <text:p>50</text:p>
          </table:table-cell>
          <table:table-cell table:style-name="ce9" table:formula="of:=IF(PeriodoNum&gt;Periodi;0;[.H58])" office:value-type="currency" office:currency="EUR" office:value="0" calcext:value-type="currency">
            <text:p>€ 0</text:p>
          </table:table-cell>
          <table:table-cell table:style-name="ce9" table:formula="of:=[.D59]*Tasso" office:value-type="currency" office:currency="EUR" office:value="0" calcext:value-type="currency">
            <text:p>€ 0</text:p>
          </table:table-cell>
          <table:table-cell table:style-name="ce9" table:formula="of:=IF(PeriodoNum&gt;Periodi;0;Rata-[.E59])" office:value-type="currency" office:currency="EUR" office:value="0" calcext:value-type="currency">
            <text:p>€ 0</text:p>
          </table:table-cell>
          <table:table-cell table:style-name="ce9" table:formula="of:=[.E59]+[.F59]" office:value-type="currency" office:currency="EUR" office:value="0" calcext:value-type="currency">
            <text:p>€ 0</text:p>
          </table:table-cell>
          <table:table-cell table:style-name="ce9" table:formula="of:=ROUND([.D59]-[.F59];4)" office:value-type="currency" office:currency="EUR" office:value="0" calcext:value-type="currency">
            <text:p>€ 0</text:p>
          </table:table-cell>
          <table:table-cell table:style-name="ce9" table:formula="of:=IF(PeriodoNum&gt;Periodi;0;[.I58]+[.F59])" office:value-type="currency" office:currency="EUR" office:value="0" calcext:value-type="currency">
            <text:p>€ 0</text:p>
          </table:table-cell>
          <table:table-cell/>
          <table:table-cell table:style-name="ce17" table:formula="of:=[.K58]+MAX([.I$6];[.W$6])" office:value-type="currency" office:currency="EUR" office:value="780000" calcext:value-type="currency">
            <text:p>€ 780.000</text:p>
          </table:table-cell>
          <table:table-cell table:style-name="ce17"/>
          <table:table-cell table:style-name="ce18" table:formula="of:= [.M58] + IF([.C59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8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59]&lt;[.H$6];0.19*[.E59];0)&gt;=700;700;(IF([.C59]&lt;[.H$6];0.19*[.E59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58]*(1+[.P59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59]+[.O59]+[.K59]-[.H59]+[.M59]" office:value-type="currency" office:currency="EUR" office:value="894470.755866064" calcext:value-type="currency">
            <text:p>€ 894.471</text:p>
          </table:table-cell>
          <table:table-cell table:style-name="ce3" table:formula="of:=+[.$E$6]+[.K59]+[.M59]+[.O59]" office:value-type="currency" office:currency="EUR" office:value="600674.755866064" calcext:value-type="currency">
            <text:p>€ 600.675</text:p>
          </table:table-cell>
          <table:table-cell table:number-columns-repeated="2"/>
          <table:table-cell table:style-name="ce3" table:formula="of:=[.W58]+Affitto" office:value-type="currency" office:currency="EUR" office:value="780000" calcext:value-type="currency">
            <text:p>€ 780.000</text:p>
          </table:table-cell>
          <table:table-cell table:style-name="ce3"/>
          <table:table-cell table:style-name="ce3" table:formula="of:=[.D$6]+[.X59]+[.K59]-[.W59]" office:value-type="currency" office:currency="EUR" office:value="240000" calcext:value-type="currency">
            <text:p>€ 240.000</text:p>
          </table:table-cell>
          <table:table-cell table:style-name="ce3" table:formula="of:=[.S59]-[.Y59]" office:value-type="currency" office:currency="EUR" office:value="654470.755866064" calcext:value-type="currency">
            <text:p>€ 654.471</text:p>
          </table:table-cell>
          <table:table-cell table:style-name="ce3" table:formula="of:=[.$D$6]+[.$E$6]+[.K59]-[.W59]" office:value-type="currency" office:currency="EUR" office:value="285354" calcext:value-type="currency">
            <text:p>€ 285.354</text:p>
          </table:table-cell>
          <table:table-cell table:style-name="ce3" table:formula="of:=[.T59]-[.AA59]" office:value-type="currency" office:currency="EUR" office:value="315320.755866064" calcext:value-type="currency">
            <text:p>€ 315.3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59]+1" office:value-type="float" office:value="2066" calcext:value-type="float">
            <text:p>2066</text:p>
          </table:table-cell>
          <table:table-cell table:style-name="ce8" office:value-type="float" office:value="51" calcext:value-type="float">
            <text:p>51</text:p>
          </table:table-cell>
          <table:table-cell table:style-name="ce9" table:formula="of:=IF(PeriodoNum&gt;Periodi;0;[.H59])" office:value-type="currency" office:currency="EUR" office:value="0" calcext:value-type="currency">
            <text:p>€ 0</text:p>
          </table:table-cell>
          <table:table-cell table:style-name="ce9" table:formula="of:=[.D60]*Tasso" office:value-type="currency" office:currency="EUR" office:value="0" calcext:value-type="currency">
            <text:p>€ 0</text:p>
          </table:table-cell>
          <table:table-cell table:style-name="ce9" table:formula="of:=IF(PeriodoNum&gt;Periodi;0;Rata-[.E60])" office:value-type="currency" office:currency="EUR" office:value="0" calcext:value-type="currency">
            <text:p>€ 0</text:p>
          </table:table-cell>
          <table:table-cell table:style-name="ce9" table:formula="of:=[.E60]+[.F60]" office:value-type="currency" office:currency="EUR" office:value="0" calcext:value-type="currency">
            <text:p>€ 0</text:p>
          </table:table-cell>
          <table:table-cell table:style-name="ce9" table:formula="of:=ROUND([.D60]-[.F60];4)" office:value-type="currency" office:currency="EUR" office:value="0" calcext:value-type="currency">
            <text:p>€ 0</text:p>
          </table:table-cell>
          <table:table-cell table:style-name="ce9" table:formula="of:=IF(PeriodoNum&gt;Periodi;0;[.I59]+[.F60])" office:value-type="currency" office:currency="EUR" office:value="0" calcext:value-type="currency">
            <text:p>€ 0</text:p>
          </table:table-cell>
          <table:table-cell/>
          <table:table-cell table:style-name="ce17" table:formula="of:=[.K59]+MAX([.I$6];[.W$6])" office:value-type="currency" office:currency="EUR" office:value="795600" calcext:value-type="currency">
            <text:p>€ 795.600</text:p>
          </table:table-cell>
          <table:table-cell table:style-name="ce17"/>
          <table:table-cell table:style-name="ce18" table:formula="of:= [.M59] + IF([.C60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59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0]&lt;[.H$6];0.19*[.E60];0)&gt;=700;700;(IF([.C60]&lt;[.H$6];0.19*[.E60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59]*(1+[.P60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0]+[.O60]+[.K60]-[.H60]+[.M60]" office:value-type="currency" office:currency="EUR" office:value="910070.755866064" calcext:value-type="currency">
            <text:p>€ 910.071</text:p>
          </table:table-cell>
          <table:table-cell table:style-name="ce3" table:formula="of:=+[.$E$6]+[.K60]+[.M60]+[.O60]" office:value-type="currency" office:currency="EUR" office:value="616274.755866064" calcext:value-type="currency">
            <text:p>€ 616.275</text:p>
          </table:table-cell>
          <table:table-cell table:number-columns-repeated="2"/>
          <table:table-cell table:style-name="ce3" table:formula="of:=[.W59]+Affitto" office:value-type="currency" office:currency="EUR" office:value="795600" calcext:value-type="currency">
            <text:p>€ 795.600</text:p>
          </table:table-cell>
          <table:table-cell table:style-name="ce3"/>
          <table:table-cell table:style-name="ce3" table:formula="of:=[.D$6]+[.X60]+[.K60]-[.W60]" office:value-type="currency" office:currency="EUR" office:value="240000" calcext:value-type="currency">
            <text:p>€ 240.000</text:p>
          </table:table-cell>
          <table:table-cell table:style-name="ce3" table:formula="of:=[.S60]-[.Y60]" office:value-type="currency" office:currency="EUR" office:value="670070.755866064" calcext:value-type="currency">
            <text:p>€ 670.071</text:p>
          </table:table-cell>
          <table:table-cell table:style-name="ce3" table:formula="of:=[.$D$6]+[.$E$6]+[.K60]-[.W60]" office:value-type="currency" office:currency="EUR" office:value="285354" calcext:value-type="currency">
            <text:p>€ 285.354</text:p>
          </table:table-cell>
          <table:table-cell table:style-name="ce3" table:formula="of:=[.T60]-[.AA60]" office:value-type="currency" office:currency="EUR" office:value="330920.755866064" calcext:value-type="currency">
            <text:p>€ 330.9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0]+1" office:value-type="float" office:value="2067" calcext:value-type="float">
            <text:p>2067</text:p>
          </table:table-cell>
          <table:table-cell table:style-name="ce8" office:value-type="float" office:value="52" calcext:value-type="float">
            <text:p>52</text:p>
          </table:table-cell>
          <table:table-cell table:style-name="ce9" table:formula="of:=IF(PeriodoNum&gt;Periodi;0;[.H60])" office:value-type="currency" office:currency="EUR" office:value="0" calcext:value-type="currency">
            <text:p>€ 0</text:p>
          </table:table-cell>
          <table:table-cell table:style-name="ce9" table:formula="of:=[.D61]*Tasso" office:value-type="currency" office:currency="EUR" office:value="0" calcext:value-type="currency">
            <text:p>€ 0</text:p>
          </table:table-cell>
          <table:table-cell table:style-name="ce9" table:formula="of:=IF(PeriodoNum&gt;Periodi;0;Rata-[.E61])" office:value-type="currency" office:currency="EUR" office:value="0" calcext:value-type="currency">
            <text:p>€ 0</text:p>
          </table:table-cell>
          <table:table-cell table:style-name="ce9" table:formula="of:=[.E61]+[.F61]" office:value-type="currency" office:currency="EUR" office:value="0" calcext:value-type="currency">
            <text:p>€ 0</text:p>
          </table:table-cell>
          <table:table-cell table:style-name="ce9" table:formula="of:=ROUND([.D61]-[.F61];4)" office:value-type="currency" office:currency="EUR" office:value="0" calcext:value-type="currency">
            <text:p>€ 0</text:p>
          </table:table-cell>
          <table:table-cell table:style-name="ce9" table:formula="of:=IF(PeriodoNum&gt;Periodi;0;[.I60]+[.F61])" office:value-type="currency" office:currency="EUR" office:value="0" calcext:value-type="currency">
            <text:p>€ 0</text:p>
          </table:table-cell>
          <table:table-cell/>
          <table:table-cell table:style-name="ce17" table:formula="of:=[.K60]+MAX([.I$6];[.W$6])" office:value-type="currency" office:currency="EUR" office:value="811200" calcext:value-type="currency">
            <text:p>€ 811.200</text:p>
          </table:table-cell>
          <table:table-cell table:style-name="ce17"/>
          <table:table-cell table:style-name="ce18" table:formula="of:= [.M60] + IF([.C61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0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1]&lt;[.H$6];0.19*[.E61];0)&gt;=700;700;(IF([.C61]&lt;[.H$6];0.19*[.E61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60]*(1+[.P61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1]+[.O61]+[.K61]-[.H61]+[.M61]" office:value-type="currency" office:currency="EUR" office:value="925670.755866064" calcext:value-type="currency">
            <text:p>€ 925.671</text:p>
          </table:table-cell>
          <table:table-cell table:style-name="ce3" table:formula="of:=+[.$E$6]+[.K61]+[.M61]+[.O61]" office:value-type="currency" office:currency="EUR" office:value="631874.755866064" calcext:value-type="currency">
            <text:p>€ 631.875</text:p>
          </table:table-cell>
          <table:table-cell table:number-columns-repeated="2"/>
          <table:table-cell table:style-name="ce3" table:formula="of:=[.W60]+Affitto" office:value-type="currency" office:currency="EUR" office:value="811200" calcext:value-type="currency">
            <text:p>€ 811.200</text:p>
          </table:table-cell>
          <table:table-cell table:style-name="ce3"/>
          <table:table-cell table:style-name="ce3" table:formula="of:=[.D$6]+[.X61]+[.K61]-[.W61]" office:value-type="currency" office:currency="EUR" office:value="240000" calcext:value-type="currency">
            <text:p>€ 240.000</text:p>
          </table:table-cell>
          <table:table-cell table:style-name="ce3" table:formula="of:=[.S61]-[.Y61]" office:value-type="currency" office:currency="EUR" office:value="685670.755866064" calcext:value-type="currency">
            <text:p>€ 685.671</text:p>
          </table:table-cell>
          <table:table-cell table:style-name="ce3" table:formula="of:=[.$D$6]+[.$E$6]+[.K61]-[.W61]" office:value-type="currency" office:currency="EUR" office:value="285354" calcext:value-type="currency">
            <text:p>€ 285.354</text:p>
          </table:table-cell>
          <table:table-cell table:style-name="ce3" table:formula="of:=[.T61]-[.AA61]" office:value-type="currency" office:currency="EUR" office:value="346520.755866064" calcext:value-type="currency">
            <text:p>€ 346.5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1]+1" office:value-type="float" office:value="2068" calcext:value-type="float">
            <text:p>2068</text:p>
          </table:table-cell>
          <table:table-cell table:style-name="ce8" office:value-type="float" office:value="53" calcext:value-type="float">
            <text:p>53</text:p>
          </table:table-cell>
          <table:table-cell table:style-name="ce9" table:formula="of:=IF(PeriodoNum&gt;Periodi;0;[.H61])" office:value-type="currency" office:currency="EUR" office:value="0" calcext:value-type="currency">
            <text:p>€ 0</text:p>
          </table:table-cell>
          <table:table-cell table:style-name="ce9" table:formula="of:=[.D62]*Tasso" office:value-type="currency" office:currency="EUR" office:value="0" calcext:value-type="currency">
            <text:p>€ 0</text:p>
          </table:table-cell>
          <table:table-cell table:style-name="ce9" table:formula="of:=IF(PeriodoNum&gt;Periodi;0;Rata-[.E62])" office:value-type="currency" office:currency="EUR" office:value="0" calcext:value-type="currency">
            <text:p>€ 0</text:p>
          </table:table-cell>
          <table:table-cell table:style-name="ce9" table:formula="of:=[.E62]+[.F62]" office:value-type="currency" office:currency="EUR" office:value="0" calcext:value-type="currency">
            <text:p>€ 0</text:p>
          </table:table-cell>
          <table:table-cell table:style-name="ce9" table:formula="of:=ROUND([.D62]-[.F62];4)" office:value-type="currency" office:currency="EUR" office:value="0" calcext:value-type="currency">
            <text:p>€ 0</text:p>
          </table:table-cell>
          <table:table-cell table:style-name="ce9" table:formula="of:=IF(PeriodoNum&gt;Periodi;0;[.I61]+[.F62])" office:value-type="currency" office:currency="EUR" office:value="0" calcext:value-type="currency">
            <text:p>€ 0</text:p>
          </table:table-cell>
          <table:table-cell/>
          <table:table-cell table:style-name="ce17" table:formula="of:=[.K61]+MAX([.I$6];[.W$6])" office:value-type="currency" office:currency="EUR" office:value="826800" calcext:value-type="currency">
            <text:p>€ 826.800</text:p>
          </table:table-cell>
          <table:table-cell table:style-name="ce17"/>
          <table:table-cell table:style-name="ce18" table:formula="of:= [.M61] + IF([.C62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1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2]&lt;[.H$6];0.19*[.E62];0)&gt;=700;700;(IF([.C62]&lt;[.H$6];0.19*[.E62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61]*(1+[.P62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2]+[.O62]+[.K62]-[.H62]+[.M62]" office:value-type="currency" office:currency="EUR" office:value="941270.755866064" calcext:value-type="currency">
            <text:p>€ 941.271</text:p>
          </table:table-cell>
          <table:table-cell table:style-name="ce3" table:formula="of:=+[.$E$6]+[.K62]+[.M62]+[.O62]" office:value-type="currency" office:currency="EUR" office:value="647474.755866064" calcext:value-type="currency">
            <text:p>€ 647.475</text:p>
          </table:table-cell>
          <table:table-cell table:number-columns-repeated="2"/>
          <table:table-cell table:style-name="ce3" table:formula="of:=[.W61]+Affitto" office:value-type="currency" office:currency="EUR" office:value="826800" calcext:value-type="currency">
            <text:p>€ 826.800</text:p>
          </table:table-cell>
          <table:table-cell table:style-name="ce3"/>
          <table:table-cell table:style-name="ce3" table:formula="of:=[.D$6]+[.X62]+[.K62]-[.W62]" office:value-type="currency" office:currency="EUR" office:value="240000" calcext:value-type="currency">
            <text:p>€ 240.000</text:p>
          </table:table-cell>
          <table:table-cell table:style-name="ce3" table:formula="of:=[.S62]-[.Y62]" office:value-type="currency" office:currency="EUR" office:value="701270.755866064" calcext:value-type="currency">
            <text:p>€ 701.271</text:p>
          </table:table-cell>
          <table:table-cell table:style-name="ce3" table:formula="of:=[.$D$6]+[.$E$6]+[.K62]-[.W62]" office:value-type="currency" office:currency="EUR" office:value="285354" calcext:value-type="currency">
            <text:p>€ 285.354</text:p>
          </table:table-cell>
          <table:table-cell table:style-name="ce3" table:formula="of:=[.T62]-[.AA62]" office:value-type="currency" office:currency="EUR" office:value="362120.755866064" calcext:value-type="currency">
            <text:p>€ 362.1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2]+1" office:value-type="float" office:value="2069" calcext:value-type="float">
            <text:p>2069</text:p>
          </table:table-cell>
          <table:table-cell table:style-name="ce8" office:value-type="float" office:value="54" calcext:value-type="float">
            <text:p>54</text:p>
          </table:table-cell>
          <table:table-cell table:style-name="ce9" table:formula="of:=IF(PeriodoNum&gt;Periodi;0;[.H62])" office:value-type="currency" office:currency="EUR" office:value="0" calcext:value-type="currency">
            <text:p>€ 0</text:p>
          </table:table-cell>
          <table:table-cell table:style-name="ce9" table:formula="of:=[.D63]*Tasso" office:value-type="currency" office:currency="EUR" office:value="0" calcext:value-type="currency">
            <text:p>€ 0</text:p>
          </table:table-cell>
          <table:table-cell table:style-name="ce9" table:formula="of:=IF(PeriodoNum&gt;Periodi;0;Rata-[.E63])" office:value-type="currency" office:currency="EUR" office:value="0" calcext:value-type="currency">
            <text:p>€ 0</text:p>
          </table:table-cell>
          <table:table-cell table:style-name="ce9" table:formula="of:=[.E63]+[.F63]" office:value-type="currency" office:currency="EUR" office:value="0" calcext:value-type="currency">
            <text:p>€ 0</text:p>
          </table:table-cell>
          <table:table-cell table:style-name="ce9" table:formula="of:=ROUND([.D63]-[.F63];4)" office:value-type="currency" office:currency="EUR" office:value="0" calcext:value-type="currency">
            <text:p>€ 0</text:p>
          </table:table-cell>
          <table:table-cell table:style-name="ce9" table:formula="of:=IF(PeriodoNum&gt;Periodi;0;[.I62]+[.F63])" office:value-type="currency" office:currency="EUR" office:value="0" calcext:value-type="currency">
            <text:p>€ 0</text:p>
          </table:table-cell>
          <table:table-cell/>
          <table:table-cell table:style-name="ce17" table:formula="of:=[.K62]+MAX([.I$6];[.W$6])" office:value-type="currency" office:currency="EUR" office:value="842400" calcext:value-type="currency">
            <text:p>€ 842.400</text:p>
          </table:table-cell>
          <table:table-cell table:style-name="ce17"/>
          <table:table-cell table:style-name="ce18" table:formula="of:= [.M62] + IF([.C63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2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3]&lt;[.H$6];0.19*[.E63];0)&gt;=700;700;(IF([.C63]&lt;[.H$6];0.19*[.E63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62]*(1+[.P63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3]+[.O63]+[.K63]-[.H63]+[.M63]" office:value-type="currency" office:currency="EUR" office:value="956870.755866064" calcext:value-type="currency">
            <text:p>€ 956.871</text:p>
          </table:table-cell>
          <table:table-cell table:style-name="ce3" table:formula="of:=+[.$E$6]+[.K63]+[.M63]+[.O63]" office:value-type="currency" office:currency="EUR" office:value="663074.755866064" calcext:value-type="currency">
            <text:p>€ 663.075</text:p>
          </table:table-cell>
          <table:table-cell table:number-columns-repeated="2"/>
          <table:table-cell table:style-name="ce3" table:formula="of:=[.W62]+Affitto" office:value-type="currency" office:currency="EUR" office:value="842400" calcext:value-type="currency">
            <text:p>€ 842.400</text:p>
          </table:table-cell>
          <table:table-cell table:style-name="ce3"/>
          <table:table-cell table:style-name="ce3" table:formula="of:=[.D$6]+[.X63]+[.K63]-[.W63]" office:value-type="currency" office:currency="EUR" office:value="240000" calcext:value-type="currency">
            <text:p>€ 240.000</text:p>
          </table:table-cell>
          <table:table-cell table:style-name="ce3" table:formula="of:=[.S63]-[.Y63]" office:value-type="currency" office:currency="EUR" office:value="716870.755866064" calcext:value-type="currency">
            <text:p>€ 716.871</text:p>
          </table:table-cell>
          <table:table-cell table:style-name="ce3" table:formula="of:=[.$D$6]+[.$E$6]+[.K63]-[.W63]" office:value-type="currency" office:currency="EUR" office:value="285354" calcext:value-type="currency">
            <text:p>€ 285.354</text:p>
          </table:table-cell>
          <table:table-cell table:style-name="ce3" table:formula="of:=[.T63]-[.AA63]" office:value-type="currency" office:currency="EUR" office:value="377720.755866064" calcext:value-type="currency">
            <text:p>€ 377.7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3]+1" office:value-type="float" office:value="2070" calcext:value-type="float">
            <text:p>2070</text:p>
          </table:table-cell>
          <table:table-cell table:style-name="ce8" office:value-type="float" office:value="55" calcext:value-type="float">
            <text:p>55</text:p>
          </table:table-cell>
          <table:table-cell table:style-name="ce9" table:formula="of:=IF(PeriodoNum&gt;Periodi;0;[.H63])" office:value-type="currency" office:currency="EUR" office:value="0" calcext:value-type="currency">
            <text:p>€ 0</text:p>
          </table:table-cell>
          <table:table-cell table:style-name="ce9" table:formula="of:=[.D64]*Tasso" office:value-type="currency" office:currency="EUR" office:value="0" calcext:value-type="currency">
            <text:p>€ 0</text:p>
          </table:table-cell>
          <table:table-cell table:style-name="ce9" table:formula="of:=IF(PeriodoNum&gt;Periodi;0;Rata-[.E64])" office:value-type="currency" office:currency="EUR" office:value="0" calcext:value-type="currency">
            <text:p>€ 0</text:p>
          </table:table-cell>
          <table:table-cell table:style-name="ce9" table:formula="of:=[.E64]+[.F64]" office:value-type="currency" office:currency="EUR" office:value="0" calcext:value-type="currency">
            <text:p>€ 0</text:p>
          </table:table-cell>
          <table:table-cell table:style-name="ce9" table:formula="of:=ROUND([.D64]-[.F64];4)" office:value-type="currency" office:currency="EUR" office:value="0" calcext:value-type="currency">
            <text:p>€ 0</text:p>
          </table:table-cell>
          <table:table-cell table:style-name="ce9" table:formula="of:=IF(PeriodoNum&gt;Periodi;0;[.I63]+[.F64])" office:value-type="currency" office:currency="EUR" office:value="0" calcext:value-type="currency">
            <text:p>€ 0</text:p>
          </table:table-cell>
          <table:table-cell/>
          <table:table-cell table:style-name="ce17" table:formula="of:=[.K63]+MAX([.I$6];[.W$6])" office:value-type="currency" office:currency="EUR" office:value="858000" calcext:value-type="currency">
            <text:p>€ 858.000</text:p>
          </table:table-cell>
          <table:table-cell table:style-name="ce17"/>
          <table:table-cell table:style-name="ce18" table:formula="of:= [.M63] + IF([.C64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3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4]&lt;[.H$6];0.19*[.E64];0)&gt;=700;700;(IF([.C64]&lt;[.H$6];0.19*[.E64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63]*(1+[.P64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4]+[.O64]+[.K64]-[.H64]+[.M64]" office:value-type="currency" office:currency="EUR" office:value="972470.755866064" calcext:value-type="currency">
            <text:p>€ 972.471</text:p>
          </table:table-cell>
          <table:table-cell table:style-name="ce3" table:formula="of:=+[.$E$6]+[.K64]+[.M64]+[.O64]" office:value-type="currency" office:currency="EUR" office:value="678674.755866064" calcext:value-type="currency">
            <text:p>€ 678.675</text:p>
          </table:table-cell>
          <table:table-cell table:number-columns-repeated="2"/>
          <table:table-cell table:style-name="ce3" table:formula="of:=[.W63]+Affitto" office:value-type="currency" office:currency="EUR" office:value="858000" calcext:value-type="currency">
            <text:p>€ 858.000</text:p>
          </table:table-cell>
          <table:table-cell table:style-name="ce3"/>
          <table:table-cell table:style-name="ce3" table:formula="of:=[.D$6]+[.X64]+[.K64]-[.W64]" office:value-type="currency" office:currency="EUR" office:value="240000" calcext:value-type="currency">
            <text:p>€ 240.000</text:p>
          </table:table-cell>
          <table:table-cell table:style-name="ce3" table:formula="of:=[.S64]-[.Y64]" office:value-type="currency" office:currency="EUR" office:value="732470.755866064" calcext:value-type="currency">
            <text:p>€ 732.471</text:p>
          </table:table-cell>
          <table:table-cell table:style-name="ce3" table:formula="of:=[.$D$6]+[.$E$6]+[.K64]-[.W64]" office:value-type="currency" office:currency="EUR" office:value="285354" calcext:value-type="currency">
            <text:p>€ 285.354</text:p>
          </table:table-cell>
          <table:table-cell table:style-name="ce3" table:formula="of:=[.T64]-[.AA64]" office:value-type="currency" office:currency="EUR" office:value="393320.755866064" calcext:value-type="currency">
            <text:p>€ 393.3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4]+1" office:value-type="float" office:value="2071" calcext:value-type="float">
            <text:p>2071</text:p>
          </table:table-cell>
          <table:table-cell table:style-name="ce8" office:value-type="float" office:value="56" calcext:value-type="float">
            <text:p>56</text:p>
          </table:table-cell>
          <table:table-cell table:style-name="ce9" table:formula="of:=IF(PeriodoNum&gt;Periodi;0;[.H64])" office:value-type="currency" office:currency="EUR" office:value="0" calcext:value-type="currency">
            <text:p>€ 0</text:p>
          </table:table-cell>
          <table:table-cell table:style-name="ce9" table:formula="of:=[.D65]*Tasso" office:value-type="currency" office:currency="EUR" office:value="0" calcext:value-type="currency">
            <text:p>€ 0</text:p>
          </table:table-cell>
          <table:table-cell table:style-name="ce9" table:formula="of:=IF(PeriodoNum&gt;Periodi;0;Rata-[.E65])" office:value-type="currency" office:currency="EUR" office:value="0" calcext:value-type="currency">
            <text:p>€ 0</text:p>
          </table:table-cell>
          <table:table-cell table:style-name="ce9" table:formula="of:=[.E65]+[.F65]" office:value-type="currency" office:currency="EUR" office:value="0" calcext:value-type="currency">
            <text:p>€ 0</text:p>
          </table:table-cell>
          <table:table-cell table:style-name="ce9" table:formula="of:=ROUND([.D65]-[.F65];4)" office:value-type="currency" office:currency="EUR" office:value="0" calcext:value-type="currency">
            <text:p>€ 0</text:p>
          </table:table-cell>
          <table:table-cell table:style-name="ce9" table:formula="of:=IF(PeriodoNum&gt;Periodi;0;[.I64]+[.F65])" office:value-type="currency" office:currency="EUR" office:value="0" calcext:value-type="currency">
            <text:p>€ 0</text:p>
          </table:table-cell>
          <table:table-cell/>
          <table:table-cell table:style-name="ce17" table:formula="of:=[.K64]+MAX([.I$6];[.W$6])" office:value-type="currency" office:currency="EUR" office:value="873600" calcext:value-type="currency">
            <text:p>€ 873.600</text:p>
          </table:table-cell>
          <table:table-cell table:style-name="ce17"/>
          <table:table-cell table:style-name="ce18" table:formula="of:= [.M64] + IF([.C65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4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5]&lt;[.H$6];0.19*[.E65];0)&gt;=700;700;(IF([.C65]&lt;[.H$6];0.19*[.E65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64]*(1+[.P65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5]+[.O65]+[.K65]-[.H65]+[.M65]" office:value-type="currency" office:currency="EUR" office:value="988070.755866064" calcext:value-type="currency">
            <text:p>€ 988.071</text:p>
          </table:table-cell>
          <table:table-cell table:style-name="ce3" table:formula="of:=+[.$E$6]+[.K65]+[.M65]+[.O65]" office:value-type="currency" office:currency="EUR" office:value="694274.755866064" calcext:value-type="currency">
            <text:p>€ 694.275</text:p>
          </table:table-cell>
          <table:table-cell table:number-columns-repeated="2"/>
          <table:table-cell table:style-name="ce3" table:formula="of:=[.W64]+Affitto" office:value-type="currency" office:currency="EUR" office:value="873600" calcext:value-type="currency">
            <text:p>€ 873.600</text:p>
          </table:table-cell>
          <table:table-cell table:style-name="ce3"/>
          <table:table-cell table:style-name="ce3" table:formula="of:=[.D$6]+[.X65]+[.K65]-[.W65]" office:value-type="currency" office:currency="EUR" office:value="240000" calcext:value-type="currency">
            <text:p>€ 240.000</text:p>
          </table:table-cell>
          <table:table-cell table:style-name="ce3" table:formula="of:=[.S65]-[.Y65]" office:value-type="currency" office:currency="EUR" office:value="748070.755866064" calcext:value-type="currency">
            <text:p>€ 748.071</text:p>
          </table:table-cell>
          <table:table-cell table:style-name="ce3" table:formula="of:=[.$D$6]+[.$E$6]+[.K65]-[.W65]" office:value-type="currency" office:currency="EUR" office:value="285354" calcext:value-type="currency">
            <text:p>€ 285.354</text:p>
          </table:table-cell>
          <table:table-cell table:style-name="ce3" table:formula="of:=[.T65]-[.AA65]" office:value-type="currency" office:currency="EUR" office:value="408920.755866064" calcext:value-type="currency">
            <text:p>€ 408.9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5]+1" office:value-type="float" office:value="2072" calcext:value-type="float">
            <text:p>2072</text:p>
          </table:table-cell>
          <table:table-cell table:style-name="ce8" office:value-type="float" office:value="57" calcext:value-type="float">
            <text:p>57</text:p>
          </table:table-cell>
          <table:table-cell table:style-name="ce9" table:formula="of:=IF(PeriodoNum&gt;Periodi;0;[.H65])" office:value-type="currency" office:currency="EUR" office:value="0" calcext:value-type="currency">
            <text:p>€ 0</text:p>
          </table:table-cell>
          <table:table-cell table:style-name="ce9" table:formula="of:=[.D66]*Tasso" office:value-type="currency" office:currency="EUR" office:value="0" calcext:value-type="currency">
            <text:p>€ 0</text:p>
          </table:table-cell>
          <table:table-cell table:style-name="ce9" table:formula="of:=IF(PeriodoNum&gt;Periodi;0;Rata-[.E66])" office:value-type="currency" office:currency="EUR" office:value="0" calcext:value-type="currency">
            <text:p>€ 0</text:p>
          </table:table-cell>
          <table:table-cell table:style-name="ce9" table:formula="of:=[.E66]+[.F66]" office:value-type="currency" office:currency="EUR" office:value="0" calcext:value-type="currency">
            <text:p>€ 0</text:p>
          </table:table-cell>
          <table:table-cell table:style-name="ce9" table:formula="of:=ROUND([.D66]-[.F66];4)" office:value-type="currency" office:currency="EUR" office:value="0" calcext:value-type="currency">
            <text:p>€ 0</text:p>
          </table:table-cell>
          <table:table-cell table:style-name="ce9" table:formula="of:=IF(PeriodoNum&gt;Periodi;0;[.I65]+[.F66])" office:value-type="currency" office:currency="EUR" office:value="0" calcext:value-type="currency">
            <text:p>€ 0</text:p>
          </table:table-cell>
          <table:table-cell/>
          <table:table-cell table:style-name="ce17" table:formula="of:=[.K65]+MAX([.I$6];[.W$6])" office:value-type="currency" office:currency="EUR" office:value="889200" calcext:value-type="currency">
            <text:p>€ 889.200</text:p>
          </table:table-cell>
          <table:table-cell table:style-name="ce17"/>
          <table:table-cell table:style-name="ce18" table:formula="of:= [.M65] + IF([.C66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5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6]&lt;[.H$6];0.19*[.E66];0)&gt;=700;700;(IF([.C66]&lt;[.H$6];0.19*[.E66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65]*(1+[.P66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6]+[.O66]+[.K66]-[.H66]+[.M66]" office:value-type="currency" office:currency="EUR" office:value="1003670.75586606" calcext:value-type="currency">
            <text:p>€ 1.003.671</text:p>
          </table:table-cell>
          <table:table-cell table:style-name="ce3" table:formula="of:=+[.$E$6]+[.K66]+[.M66]+[.O66]" office:value-type="currency" office:currency="EUR" office:value="709874.755866064" calcext:value-type="currency">
            <text:p>€ 709.875</text:p>
          </table:table-cell>
          <table:table-cell table:number-columns-repeated="2"/>
          <table:table-cell table:style-name="ce3" table:formula="of:=[.W65]+Affitto" office:value-type="currency" office:currency="EUR" office:value="889200" calcext:value-type="currency">
            <text:p>€ 889.200</text:p>
          </table:table-cell>
          <table:table-cell table:style-name="ce3"/>
          <table:table-cell table:style-name="ce3" table:formula="of:=[.D$6]+[.X66]+[.K66]-[.W66]" office:value-type="currency" office:currency="EUR" office:value="240000" calcext:value-type="currency">
            <text:p>€ 240.000</text:p>
          </table:table-cell>
          <table:table-cell table:style-name="ce3" table:formula="of:=[.S66]-[.Y66]" office:value-type="currency" office:currency="EUR" office:value="763670.755866064" calcext:value-type="currency">
            <text:p>€ 763.671</text:p>
          </table:table-cell>
          <table:table-cell table:style-name="ce3" table:formula="of:=[.$D$6]+[.$E$6]+[.K66]-[.W66]" office:value-type="currency" office:currency="EUR" office:value="285354" calcext:value-type="currency">
            <text:p>€ 285.354</text:p>
          </table:table-cell>
          <table:table-cell table:style-name="ce3" table:formula="of:=[.T66]-[.AA66]" office:value-type="currency" office:currency="EUR" office:value="424520.755866064" calcext:value-type="currency">
            <text:p>€ 424.5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6]+1" office:value-type="float" office:value="2073" calcext:value-type="float">
            <text:p>2073</text:p>
          </table:table-cell>
          <table:table-cell table:style-name="ce8" office:value-type="float" office:value="58" calcext:value-type="float">
            <text:p>58</text:p>
          </table:table-cell>
          <table:table-cell table:style-name="ce9" table:formula="of:=IF(PeriodoNum&gt;Periodi;0;[.H66])" office:value-type="currency" office:currency="EUR" office:value="0" calcext:value-type="currency">
            <text:p>€ 0</text:p>
          </table:table-cell>
          <table:table-cell table:style-name="ce9" table:formula="of:=[.D67]*Tasso" office:value-type="currency" office:currency="EUR" office:value="0" calcext:value-type="currency">
            <text:p>€ 0</text:p>
          </table:table-cell>
          <table:table-cell table:style-name="ce9" table:formula="of:=IF(PeriodoNum&gt;Periodi;0;Rata-[.E67])" office:value-type="currency" office:currency="EUR" office:value="0" calcext:value-type="currency">
            <text:p>€ 0</text:p>
          </table:table-cell>
          <table:table-cell table:style-name="ce9" table:formula="of:=[.E67]+[.F67]" office:value-type="currency" office:currency="EUR" office:value="0" calcext:value-type="currency">
            <text:p>€ 0</text:p>
          </table:table-cell>
          <table:table-cell table:style-name="ce9" table:formula="of:=ROUND([.D67]-[.F67];4)" office:value-type="currency" office:currency="EUR" office:value="0" calcext:value-type="currency">
            <text:p>€ 0</text:p>
          </table:table-cell>
          <table:table-cell table:style-name="ce9" table:formula="of:=IF(PeriodoNum&gt;Periodi;0;[.I66]+[.F67])" office:value-type="currency" office:currency="EUR" office:value="0" calcext:value-type="currency">
            <text:p>€ 0</text:p>
          </table:table-cell>
          <table:table-cell/>
          <table:table-cell table:style-name="ce17" table:formula="of:=[.K66]+MAX([.I$6];[.W$6])" office:value-type="currency" office:currency="EUR" office:value="904800" calcext:value-type="currency">
            <text:p>€ 904.800</text:p>
          </table:table-cell>
          <table:table-cell table:style-name="ce17"/>
          <table:table-cell table:style-name="ce18" table:formula="of:= [.M66] + IF([.C67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6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7]&lt;[.H$6];0.19*[.E67];0)&gt;=700;700;(IF([.C67]&lt;[.H$6];0.19*[.E67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66]*(1+[.P67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7]+[.O67]+[.K67]-[.H67]+[.M67]" office:value-type="currency" office:currency="EUR" office:value="1019270.75586606" calcext:value-type="currency">
            <text:p>€ 1.019.271</text:p>
          </table:table-cell>
          <table:table-cell table:style-name="ce3" table:formula="of:=+[.$E$6]+[.K67]+[.M67]+[.O67]" office:value-type="currency" office:currency="EUR" office:value="725474.755866064" calcext:value-type="currency">
            <text:p>€ 725.475</text:p>
          </table:table-cell>
          <table:table-cell table:number-columns-repeated="2"/>
          <table:table-cell table:style-name="ce3" table:formula="of:=[.W66]+Affitto" office:value-type="currency" office:currency="EUR" office:value="904800" calcext:value-type="currency">
            <text:p>€ 904.800</text:p>
          </table:table-cell>
          <table:table-cell table:style-name="ce3"/>
          <table:table-cell table:style-name="ce3" table:formula="of:=[.D$6]+[.X67]+[.K67]-[.W67]" office:value-type="currency" office:currency="EUR" office:value="240000" calcext:value-type="currency">
            <text:p>€ 240.000</text:p>
          </table:table-cell>
          <table:table-cell table:style-name="ce3" table:formula="of:=[.S67]-[.Y67]" office:value-type="currency" office:currency="EUR" office:value="779270.755866064" calcext:value-type="currency">
            <text:p>€ 779.271</text:p>
          </table:table-cell>
          <table:table-cell table:style-name="ce3" table:formula="of:=[.$D$6]+[.$E$6]+[.K67]-[.W67]" office:value-type="currency" office:currency="EUR" office:value="285354" calcext:value-type="currency">
            <text:p>€ 285.354</text:p>
          </table:table-cell>
          <table:table-cell table:style-name="ce3" table:formula="of:=[.T67]-[.AA67]" office:value-type="currency" office:currency="EUR" office:value="440120.755866064" calcext:value-type="currency">
            <text:p>€ 440.1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7]+1" office:value-type="float" office:value="2074" calcext:value-type="float">
            <text:p>2074</text:p>
          </table:table-cell>
          <table:table-cell table:style-name="ce8" office:value-type="float" office:value="59" calcext:value-type="float">
            <text:p>59</text:p>
          </table:table-cell>
          <table:table-cell table:style-name="ce9" table:formula="of:=IF(PeriodoNum&gt;Periodi;0;[.H67])" office:value-type="currency" office:currency="EUR" office:value="0" calcext:value-type="currency">
            <text:p>€ 0</text:p>
          </table:table-cell>
          <table:table-cell table:style-name="ce9" table:formula="of:=[.D68]*Tasso" office:value-type="currency" office:currency="EUR" office:value="0" calcext:value-type="currency">
            <text:p>€ 0</text:p>
          </table:table-cell>
          <table:table-cell table:style-name="ce9" table:formula="of:=IF(PeriodoNum&gt;Periodi;0;Rata-[.E68])" office:value-type="currency" office:currency="EUR" office:value="0" calcext:value-type="currency">
            <text:p>€ 0</text:p>
          </table:table-cell>
          <table:table-cell table:style-name="ce9" table:formula="of:=[.E68]+[.F68]" office:value-type="currency" office:currency="EUR" office:value="0" calcext:value-type="currency">
            <text:p>€ 0</text:p>
          </table:table-cell>
          <table:table-cell table:style-name="ce9" table:formula="of:=ROUND([.D68]-[.F68];4)" office:value-type="currency" office:currency="EUR" office:value="0" calcext:value-type="currency">
            <text:p>€ 0</text:p>
          </table:table-cell>
          <table:table-cell table:style-name="ce9" table:formula="of:=IF(PeriodoNum&gt;Periodi;0;[.I67]+[.F68])" office:value-type="currency" office:currency="EUR" office:value="0" calcext:value-type="currency">
            <text:p>€ 0</text:p>
          </table:table-cell>
          <table:table-cell/>
          <table:table-cell table:style-name="ce17" table:formula="of:=[.K67]+MAX([.I$6];[.W$6])" office:value-type="currency" office:currency="EUR" office:value="920400" calcext:value-type="currency">
            <text:p>€ 920.400</text:p>
          </table:table-cell>
          <table:table-cell table:style-name="ce17"/>
          <table:table-cell table:style-name="ce18" table:formula="of:= [.M67] + IF([.C68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7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8]&lt;[.H$6];0.19*[.E68];0)&gt;=700;700;(IF([.C68]&lt;[.H$6];0.19*[.E68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67]*(1+[.P68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8]+[.O68]+[.K68]-[.H68]+[.M68]" office:value-type="currency" office:currency="EUR" office:value="1034870.75586606" calcext:value-type="currency">
            <text:p>€ 1.034.871</text:p>
          </table:table-cell>
          <table:table-cell table:style-name="ce3" table:formula="of:=+[.$E$6]+[.K68]+[.M68]+[.O68]" office:value-type="currency" office:currency="EUR" office:value="741074.755866064" calcext:value-type="currency">
            <text:p>€ 741.075</text:p>
          </table:table-cell>
          <table:table-cell table:number-columns-repeated="2"/>
          <table:table-cell table:style-name="ce3" table:formula="of:=[.W67]+Affitto" office:value-type="currency" office:currency="EUR" office:value="920400" calcext:value-type="currency">
            <text:p>€ 920.400</text:p>
          </table:table-cell>
          <table:table-cell table:style-name="ce3"/>
          <table:table-cell table:style-name="ce3" table:formula="of:=[.D$6]+[.X68]+[.K68]-[.W68]" office:value-type="currency" office:currency="EUR" office:value="240000" calcext:value-type="currency">
            <text:p>€ 240.000</text:p>
          </table:table-cell>
          <table:table-cell table:style-name="ce3" table:formula="of:=[.S68]-[.Y68]" office:value-type="currency" office:currency="EUR" office:value="794870.755866064" calcext:value-type="currency">
            <text:p>€ 794.871</text:p>
          </table:table-cell>
          <table:table-cell table:style-name="ce3" table:formula="of:=[.$D$6]+[.$E$6]+[.K68]-[.W68]" office:value-type="currency" office:currency="EUR" office:value="285354" calcext:value-type="currency">
            <text:p>€ 285.354</text:p>
          </table:table-cell>
          <table:table-cell table:style-name="ce3" table:formula="of:=[.T68]-[.AA68]" office:value-type="currency" office:currency="EUR" office:value="455720.755866064" calcext:value-type="currency">
            <text:p>€ 455.7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8]+1" office:value-type="float" office:value="2075" calcext:value-type="float">
            <text:p>2075</text:p>
          </table:table-cell>
          <table:table-cell table:style-name="ce8" office:value-type="float" office:value="60" calcext:value-type="float">
            <text:p>60</text:p>
          </table:table-cell>
          <table:table-cell table:style-name="ce9" table:formula="of:=IF(PeriodoNum&gt;Periodi;0;[.H68])" office:value-type="currency" office:currency="EUR" office:value="0" calcext:value-type="currency">
            <text:p>€ 0</text:p>
          </table:table-cell>
          <table:table-cell table:style-name="ce9" table:formula="of:=[.D69]*Tasso" office:value-type="currency" office:currency="EUR" office:value="0" calcext:value-type="currency">
            <text:p>€ 0</text:p>
          </table:table-cell>
          <table:table-cell table:style-name="ce9" table:formula="of:=IF(PeriodoNum&gt;Periodi;0;Rata-[.E69])" office:value-type="currency" office:currency="EUR" office:value="0" calcext:value-type="currency">
            <text:p>€ 0</text:p>
          </table:table-cell>
          <table:table-cell table:style-name="ce9" table:formula="of:=[.E69]+[.F69]" office:value-type="currency" office:currency="EUR" office:value="0" calcext:value-type="currency">
            <text:p>€ 0</text:p>
          </table:table-cell>
          <table:table-cell table:style-name="ce9" table:formula="of:=ROUND([.D69]-[.F69];4)" office:value-type="currency" office:currency="EUR" office:value="0" calcext:value-type="currency">
            <text:p>€ 0</text:p>
          </table:table-cell>
          <table:table-cell table:style-name="ce9" table:formula="of:=IF(PeriodoNum&gt;Periodi;0;[.I68]+[.F69])" office:value-type="currency" office:currency="EUR" office:value="0" calcext:value-type="currency">
            <text:p>€ 0</text:p>
          </table:table-cell>
          <table:table-cell/>
          <table:table-cell table:style-name="ce17" table:formula="of:=[.K68]+MAX([.I$6];[.W$6])" office:value-type="currency" office:currency="EUR" office:value="936000" calcext:value-type="currency">
            <text:p>€ 936.000</text:p>
          </table:table-cell>
          <table:table-cell table:style-name="ce17"/>
          <table:table-cell table:style-name="ce18" table:formula="of:= [.M68] + IF([.C69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8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69]&lt;[.H$6];0.19*[.E69];0)&gt;=700;700;(IF([.C69]&lt;[.H$6];0.19*[.E69];0)))" office:value-type="currency" office:currency="EUR" office:value="0" calcext:value-type="currency">
            <text:p>€ 0</text:p>
          </table:table-cell>
          <table:table-cell table:style-name="ce21" office:value-type="percentage" office:value="0" calcext:value-type="percentage">
            <text:p>0,00%</text:p>
          </table:table-cell>
          <table:table-cell table:style-name="ce3" table:formula="of:=[.Q68]*(1+[.P69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69]+[.O69]+[.K69]-[.H69]+[.M69]" office:value-type="currency" office:currency="EUR" office:value="1050470.75586606" calcext:value-type="currency">
            <text:p>€ 1.050.471</text:p>
          </table:table-cell>
          <table:table-cell table:style-name="ce3" table:formula="of:=+[.$E$6]+[.K69]+[.M69]+[.O69]" office:value-type="currency" office:currency="EUR" office:value="756674.755866064" calcext:value-type="currency">
            <text:p>€ 756.675</text:p>
          </table:table-cell>
          <table:table-cell table:number-columns-repeated="2"/>
          <table:table-cell table:style-name="ce3" table:formula="of:=[.W68]+Affitto" office:value-type="currency" office:currency="EUR" office:value="936000" calcext:value-type="currency">
            <text:p>€ 936.000</text:p>
          </table:table-cell>
          <table:table-cell table:style-name="ce3"/>
          <table:table-cell table:style-name="ce3" table:formula="of:=[.D$6]+[.X69]+[.K69]-[.W69]" office:value-type="currency" office:currency="EUR" office:value="240000" calcext:value-type="currency">
            <text:p>€ 240.000</text:p>
          </table:table-cell>
          <table:table-cell table:style-name="ce3" table:formula="of:=[.S69]-[.Y69]" office:value-type="currency" office:currency="EUR" office:value="810470.755866064" calcext:value-type="currency">
            <text:p>€ 810.471</text:p>
          </table:table-cell>
          <table:table-cell table:style-name="ce3" table:formula="of:=[.$D$6]+[.$E$6]+[.K69]-[.W69]" office:value-type="currency" office:currency="EUR" office:value="285354" calcext:value-type="currency">
            <text:p>€ 285.354</text:p>
          </table:table-cell>
          <table:table-cell table:style-name="ce3" table:formula="of:=[.T69]-[.AA69]" office:value-type="currency" office:currency="EUR" office:value="471320.755866064" calcext:value-type="currency">
            <text:p>€ 471.321</text:p>
          </table:table-cell>
          <table:table-cell table:number-columns-repeated="996"/>
        </table:table-row>
        <table:table-row table:style-name="ro1">
          <table:table-cell/>
          <table:table-cell table:style-name="ce2" table:formula="of:=[.B69]+1" office:value-type="float" office:value="2076" calcext:value-type="float">
            <text:p>2076</text:p>
          </table:table-cell>
          <table:table-cell table:style-name="ce8" office:value-type="float" office:value="61" calcext:value-type="float">
            <text:p>61</text:p>
          </table:table-cell>
          <table:table-cell table:style-name="ce9" table:formula="of:=IF(PeriodoNum&gt;Periodi;0;[.H69])" office:value-type="currency" office:currency="EUR" office:value="0" calcext:value-type="currency">
            <text:p>€ 0</text:p>
          </table:table-cell>
          <table:table-cell table:style-name="ce9" table:formula="of:=[.D70]*Tasso" office:value-type="currency" office:currency="EUR" office:value="0" calcext:value-type="currency">
            <text:p>€ 0</text:p>
          </table:table-cell>
          <table:table-cell table:style-name="ce9" table:formula="of:=IF(PeriodoNum&gt;Periodi;0;Rata-[.E70])" office:value-type="currency" office:currency="EUR" office:value="0" calcext:value-type="currency">
            <text:p>€ 0</text:p>
          </table:table-cell>
          <table:table-cell table:style-name="ce9" table:formula="of:=[.E70]+[.F70]" office:value-type="currency" office:currency="EUR" office:value="0" calcext:value-type="currency">
            <text:p>€ 0</text:p>
          </table:table-cell>
          <table:table-cell table:style-name="ce9" table:formula="of:=ROUND([.D70]-[.F70];4)" office:value-type="currency" office:currency="EUR" office:value="0" calcext:value-type="currency">
            <text:p>€ 0</text:p>
          </table:table-cell>
          <table:table-cell table:style-name="ce9" table:formula="of:=IF(PeriodoNum&gt;Periodi;0;[.I69]+[.F70])" office:value-type="currency" office:currency="EUR" office:value="0" calcext:value-type="currency">
            <text:p>€ 0</text:p>
          </table:table-cell>
          <table:table-cell/>
          <table:table-cell table:style-name="ce17" table:formula="of:=[.K69]+MAX([.I$6];[.W$6])" office:value-type="currency" office:currency="EUR" office:value="951600" calcext:value-type="currency">
            <text:p>€ 951.600</text:p>
          </table:table-cell>
          <table:table-cell table:style-name="ce17"/>
          <table:table-cell table:style-name="ce18" table:formula="of:= [.M69] + IF([.C70]&gt;[.H$6] ;0 ;-[.I$6] )" office:value-type="currency" office:currency="EUR" office:value="-224679.244133936" calcext:value-type="currency">
            <text:p>-€ 224.679</text:p>
          </table:table-cell>
          <table:table-cell table:style-name="ce3" table:formula="of:=[.N69]+IF(PeriodoNum&gt;Periodi;0;Rata )" office:value-type="currency" office:currency="EUR" office:value="464679.244133936" calcext:value-type="currency">
            <text:p>€ 464.679</text:p>
          </table:table-cell>
          <table:table-cell table:style-name="ce3" table:formula="of:=IF(IF([.C70]&lt;[.H$6];0.19*[.E70];0)&gt;=700;700;(IF([.C70]&lt;[.H$6];0.19*[.E70];0)))" office:value-type="currency" office:currency="EUR" office:value="0" calcext:value-type="currency">
            <text:p>€ 0</text:p>
          </table:table-cell>
          <table:table-cell table:style-name="ce14" office:value-type="percentage" office:value="0" calcext:value-type="percentage">
            <text:p>0,00%</text:p>
          </table:table-cell>
          <table:table-cell table:style-name="ce3" table:formula="of:=[.Q69]*(1+[.P70])" office:value-type="currency" office:currency="EUR" office:value="339150" calcext:value-type="currency">
            <text:p>€ 339.150</text:p>
          </table:table-cell>
          <table:table-cell/>
          <table:table-cell table:style-name="ce3" table:formula="of:=[.Q70]+[.O70]+[.K70]-[.H70]+[.M70]" office:value-type="currency" office:currency="EUR" office:value="1066070.75586606" calcext:value-type="currency">
            <text:p>€ 1.066.071</text:p>
          </table:table-cell>
          <table:table-cell table:style-name="ce3" table:formula="of:=+[.$E$6]+[.K70]+[.M70]+[.O70]" office:value-type="currency" office:currency="EUR" office:value="772274.755866064" calcext:value-type="currency">
            <text:p>€ 772.275</text:p>
          </table:table-cell>
          <table:table-cell table:number-columns-repeated="2"/>
          <table:table-cell table:style-name="ce3" table:formula="of:=[.W69]+Affitto" office:value-type="currency" office:currency="EUR" office:value="951600" calcext:value-type="currency">
            <text:p>€ 951.600</text:p>
          </table:table-cell>
          <table:table-cell table:style-name="ce3"/>
          <table:table-cell table:style-name="ce3" table:formula="of:=[.D$6]+[.X70]+[.K70]-[.W70]" office:value-type="currency" office:currency="EUR" office:value="240000" calcext:value-type="currency">
            <text:p>€ 240.000</text:p>
          </table:table-cell>
          <table:table-cell table:style-name="ce3" table:formula="of:=[.S70]-[.Y70]" office:value-type="currency" office:currency="EUR" office:value="826070.755866064" calcext:value-type="currency">
            <text:p>€ 826.071</text:p>
          </table:table-cell>
          <table:table-cell table:style-name="ce3" table:formula="of:=[.$D$6]+[.$E$6]+[.K70]-[.W70]" office:value-type="currency" office:currency="EUR" office:value="285354" calcext:value-type="currency">
            <text:p>€ 285.354</text:p>
          </table:table-cell>
          <table:table-cell table:style-name="ce3" table:formula="of:=[.T70]-[.AA70]" office:value-type="currency" office:currency="EUR" office:value="486920.755866064" calcext:value-type="currency">
            <text:p>€ 486.921</text:p>
          </table:table-cell>
          <table:table-cell table:number-columns-repeated="99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utuo.C10:Mutuo.I70">
            <calcext:condition calcext:apply-style-name="Excel_CondFormat_1_1_1" calcext:value="formula-is(PeriodoNum=0)" calcext:base-cell-address="Mutuo.C10"/>
          </calcext:conditional-format>
        </calcext:conditional-formats>
      </table:table>
      <table:named-expressions>
        <table:named-range table:name="Affitto" table:base-cell-address="$Mutuo.$R$6" table:cell-range-address="$Mutuo.$W$6"/>
        <table:named-range table:name="CapitaleInv" table:base-cell-address="$Mutuo.$L$10" table:cell-range-address="$Mutuo.$N10"/>
        <table:named-range table:name="DebitoIni" table:base-cell-address="$Mutuo.$A$1" table:cell-range-address="$Mutuo.$F$6"/>
        <table:named-range table:name="DebitoRes" table:base-cell-address="$Mutuo.$H$8" table:cell-range-address="$Mutuo.$H10"/>
        <table:named-range table:name="DetrazioneInt" table:base-cell-address="$Mutuo.$L$10" table:cell-range-address="$Mutuo.$O10"/>
        <table:named-range table:name="Periodi" table:base-cell-address="$Mutuo.$A$1" table:cell-range-address="$Mutuo.$H$6"/>
        <table:named-range table:name="PeriodoNum" table:base-cell-address="$Mutuo.$A$1" table:cell-range-address="$Mutuo.$C1"/>
        <table:named-range table:name="Rata" table:base-cell-address="$Mutuo.$A$1" table:cell-range-address="$Mutuo.$I$6"/>
        <table:named-expression table:name="Serie_AsseX" table:base-cell-address="$Mutuo.$A$1" table:expression="INDEX(Tabella;1;1):INDEX(Tabella;Periodi;1)"/>
        <table:named-expression table:name="Serie_DebitoIni" table:base-cell-address="$Mutuo.$A$1" table:expression="INDEX(Tabella;1;2):INDEX(Tabella;Periodi;2)"/>
        <table:named-expression table:name="Serie_DebitoPag" table:base-cell-address="$Mutuo.$A$1" table:expression="INDEX(Tabella;1;7):INDEX(Tabella;Periodi;7)"/>
        <table:named-expression table:name="Serie_DebitoRes" table:base-cell-address="$Mutuo.$A$1" table:expression="INDEX(Tabella;1;6):INDEX(Tabella;Periodi;6)"/>
        <table:named-expression table:name="Serie_QuotaCap" table:base-cell-address="$Mutuo.$A$1" table:expression="INDEX(Tabella;1;4):INDEX(Tabella;Periodi;4)"/>
        <table:named-expression table:name="Serie_QuotaInt" table:base-cell-address="$Mutuo.$A$1" table:expression="INDEX(Tabella;1;3):INDEX(Tabella;Periodi;3)"/>
        <table:named-expression table:name="Serie_QuotaRata" table:base-cell-address="$Mutuo.$A$1" table:expression="INDEX(Tabella;1;5):INDEX(Tabella;Periodi;5)"/>
        <table:named-expression table:name="SHARED_FORMULA_0_123_0_123_0" table:base-cell-address="$Mutuo.$A$124" table:expression="[.A123]+1"/>
        <table:named-expression table:name="SHARED_FORMULA_0_31_0_31_0" table:base-cell-address="$Mutuo.$A$32" table:expression="[.A31]+1"/>
        <table:named-expression table:name="SHARED_FORMULA_0_7_0_7_0" table:base-cell-address="$Mutuo.$A$8" table:expression="[.A7]+1"/>
        <table:named-expression table:name="SHARED_FORMULA_0_95_0_95_0" table:base-cell-address="$Mutuo.$A$96" table:expression="[.A95]+1"/>
        <table:named-expression table:name="SHARED_FORMULA_1_123_1_123_0" table:base-cell-address="$Mutuo.$B$124" table:expression="IF(OR([.B123]=0;[.B123]+1&gt;Periodi);0;[.B123]+1)"/>
        <table:named-expression table:name="SHARED_FORMULA_1_31_1_31_0" table:base-cell-address="$Mutuo.$B$32" table:expression="IF(OR([.B31]=0;[.B31]+1&gt;Periodi);0;[.B31]+1)"/>
        <table:named-expression table:name="SHARED_FORMULA_1_8_1_8_0" table:base-cell-address="$Mutuo.$B$9" table:expression="IF(OR([.B8]=0;[.B8]+1&gt;Periodi);0;[.B8]+1)"/>
        <table:named-expression table:name="SHARED_FORMULA_1_95_1_95_0" table:base-cell-address="$Mutuo.$B$96" table:expression="IF(OR([.B95]=0;[.B95]+1&gt;Periodi);0;[.B95]+1)"/>
        <table:named-expression table:name="SHARED_FORMULA_2_123_2_123_0" table:base-cell-address="$Mutuo.$C$124" table:expression="IF(PeriodoNum=0;0;[.G123])"/>
        <table:named-expression table:name="SHARED_FORMULA_2_31_2_31_0" table:base-cell-address="$Mutuo.$C$32" table:expression="IF(PeriodoNum=0;0;[.G31])"/>
        <table:named-expression table:name="SHARED_FORMULA_2_8_2_8_0" table:base-cell-address="$Mutuo.$C$9" table:expression="IF(PeriodoNum=0;0;[.G8])"/>
        <table:named-expression table:name="SHARED_FORMULA_2_95_2_95_0" table:base-cell-address="$Mutuo.$C$96" table:expression="IF(PeriodoNum=0;0;[.G95])"/>
        <table:named-expression table:name="SHARED_FORMULA_3_7_3_7_0" table:base-cell-address="$Mutuo.$D$8" table:expression="[.C8]*Tasso"/>
        <table:named-expression table:name="SHARED_FORMULA_4_7_4_7_0" table:base-cell-address="$Mutuo.$E$8" table:expression="IF(PeriodoNum=0;0;Rata-[.D8])"/>
        <table:named-expression table:name="SHARED_FORMULA_5_123_5_123_0" table:base-cell-address="$Mutuo.$F$124" table:expression="[.D124]+[.E124]"/>
        <table:named-expression table:name="SHARED_FORMULA_5_31_5_31_0" table:base-cell-address="$Mutuo.$F$32" table:expression="[.D32]+[.E32]"/>
        <table:named-expression table:name="SHARED_FORMULA_5_8_5_8_0" table:base-cell-address="$Mutuo.$F$9" table:expression="[.D9]+[.E9]"/>
        <table:named-expression table:name="SHARED_FORMULA_5_95_5_95_0" table:base-cell-address="$Mutuo.$F$96" table:expression="[.D96]+[.E96]"/>
        <table:named-expression table:name="SHARED_FORMULA_6_123_6_123_0" table:base-cell-address="$Mutuo.$G$124" table:expression="ROUND([.C124]-[.E124];4)"/>
        <table:named-expression table:name="SHARED_FORMULA_6_31_6_31_0" table:base-cell-address="$Mutuo.$G$32" table:expression="ROUND([.C32]-[.E32];4)"/>
        <table:named-expression table:name="SHARED_FORMULA_6_6_6_6_0" table:base-cell-address="$Mutuo.$G$7" table:expression="ROUND([.C7]-[.E7];4)"/>
        <table:named-expression table:name="SHARED_FORMULA_6_95_6_95_0" table:base-cell-address="$Mutuo.$G$96" table:expression="ROUND([.C96]-[.E96];4)"/>
        <table:named-expression table:name="SHARED_FORMULA_7_123_7_123_0" table:base-cell-address="$Mutuo.$H$124" table:expression="IF(PeriodoNum=0;0;[.H123]+[.E124])"/>
        <table:named-expression table:name="SHARED_FORMULA_7_31_7_31_0" table:base-cell-address="$Mutuo.$H$32" table:expression="IF(PeriodoNum=0;0;[.H31]+[.E32])"/>
        <table:named-expression table:name="SHARED_FORMULA_7_8_7_8_0" table:base-cell-address="$Mutuo.$H$9" table:expression="IF(PeriodoNum=0;0;[.H8]+[.E9])"/>
        <table:named-expression table:name="SHARED_FORMULA_7_95_7_95_0" table:base-cell-address="$Mutuo.$H$96" table:expression="IF(PeriodoNum=0;0;[.H95]+[.E96])"/>
        <table:named-range table:name="Tabella" table:base-cell-address="$Mutuo.$A$1" table:cell-range-address="$Mutuo.$C$10:.$I$39"/>
        <table:named-range table:name="Tasso" table:base-cell-address="$Mutuo.$A$1" table:cell-range-address="$Mutuo.$G$6"/>
        <table:named-range table:name="ValoreCasa" table:base-cell-address="$Mutuo.$L$10" table:cell-range-address="$Mutuo.$Q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Small Fonts" svg:font-family="'Small Fonts'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4P0"/>
    </number:currency-style>
    <number:percentage-style style:name="N115">
      <number:number number:decimal-places="2" number:min-integer-digits="2"/>
      <number:text>%</number:text>
    </number:percentage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8pt" style:font-name-asian="Droid Sans" style:font-family-asian="'Droid Sans'" style:font-family-generic-asian="system" style:font-pitch-asian="variable" style:font-size-asian="8pt" style:font-name-complex="FreeSans" style:font-family-complex="FreeSans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ffff" fo:border="none"/>
      <style:text-properties fo:font-size="8pt" style:font-size-asian="8pt" style:font-size-complex="8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0:01:37.85675494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Mutuo" style:display-name="PageStyle_Mutu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10-19T15:58:23</meta:creation-date>
    <dc:creator>Paolo </dc:creator>
    <dc:date>2016-06-03T17:26:19.625528667</dc:date>
    <meta:print-date>2006-12-26T13:35:28</meta:print-date>
    <meta:editing-cycles>11</meta:editing-cycles>
    <meta:editing-duration>P25DT6H9M14S</meta:editing-duration>
    <meta:generator>LibreOffice/4.3.3.2$Linux_X86_64 LibreOffice_project/430m0$Build-2</meta:generator>
    <meta:document-statistic meta:table-count="2" meta:cell-count="1357" meta:object-count="0"/>
  </office:meta>
</office:document-meta>
</file>